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Πίνακας1" style:family="table">
      <style:table-properties style:width="5.9063in" fo:margin-left="-0.0035in" fo:margin-top="0in" fo:margin-bottom="0in" table:align="left" style:writing-mode="lr-tb"/>
    </style:style>
    <style:style style:name="Πίνακας1.A" style:family="table-column">
      <style:table-column-properties style:column-width="2.1514in"/>
    </style:style>
    <style:style style:name="Πίνακας1.B" style:family="table-column">
      <style:table-column-properties style:column-width="3.7542in"/>
    </style:style>
    <style:style style:name="Πίνακας1.1" style:family="table-row">
      <style:table-row-properties fo:keep-together="auto"/>
    </style:style>
    <style:style style:name="Πίνακας1.A1" style:family="table-cell">
      <style:table-cell-properties style:vertical-align="middle" fo:padding-left="0.0785in" fo:padding-right="0.075in" fo:padding-top="0in" fo:padding-bottom="0in" fo:border="0.5pt solid #00000a"/>
    </style:style>
    <style:style style:name="Πίνακας1.B2" style:family="table-cell">
      <style:table-cell-properties fo:padding-left="0.0785in" fo:padding-right="0.075in" fo:padding-top="0in" fo:padding-bottom="0in" fo:border="0.5pt solid #00000a"/>
    </style:style>
    <style:style style:name="Πίνακας1.B3" style:family="table-cell">
      <style:table-cell-properties fo:padding-left="0.0785in" fo:padding-right="0.075in" fo:padding-top="0in" fo:padding-bottom="0in" fo:border="0.5pt solid #00000a"/>
    </style:style>
    <style:style style:name="Πίνακας1.B4" style:family="table-cell">
      <style:table-cell-properties fo:padding-left="0.0785in" fo:padding-right="0.075in" fo:padding-top="0in" fo:padding-bottom="0in" fo:border="0.5pt solid #00000a"/>
    </style:style>
    <style:style style:name="Πίνακας1.B5" style:family="table-cell">
      <style:table-cell-properties fo:padding-left="0.0785in" fo:padding-right="0.075in" fo:padding-top="0in" fo:padding-bottom="0in" fo:border="0.5pt solid #00000a"/>
    </style:style>
    <style:style style:name="Πίνακας1.B6" style:family="table-cell">
      <style:table-cell-properties fo:padding-left="0.0785in" fo:padding-right="0.075in" fo:padding-top="0in" fo:padding-bottom="0in" fo:border="0.5pt solid #00000a"/>
    </style:style>
    <style:style style:name="Πίνακας1.B7" style:family="table-cell">
      <style:table-cell-properties fo:padding-left="0.0785in" fo:padding-right="0.075in" fo:padding-top="0in" fo:padding-bottom="0in" fo:border="0.5pt solid #00000a"/>
    </style:style>
    <style:style style:name="Πίνακας1.B8" style:family="table-cell">
      <style:table-cell-properties fo:padding-left="0.0785in" fo:padding-right="0.075in" fo:padding-top="0in" fo:padding-bottom="0in" fo:border="0.5pt solid #00000a"/>
    </style:style>
    <style:style style:name="Πίνακας1.B9" style:family="table-cell">
      <style:table-cell-properties fo:padding-left="0.0785in" fo:padding-right="0.075in" fo:padding-top="0in" fo:padding-bottom="0in" fo:border="0.5pt solid #00000a"/>
    </style:style>
    <style:style style:name="Πίνακας1.B10" style:family="table-cell">
      <style:table-cell-properties fo:padding-left="0.0785in" fo:padding-right="0.075in" fo:padding-top="0in" fo:padding-bottom="0in" fo:border="0.5pt solid #00000a"/>
    </style:style>
    <style:style style:name="Πίνακας1.B11" style:family="table-cell">
      <style:table-cell-properties fo:padding-left="0.0785in" fo:padding-right="0.075in" fo:padding-top="0in" fo:padding-bottom="0in" fo:border="0.5pt solid #00000a"/>
    </style:style>
    <style:style style:name="Πίνακας1.B12" style:family="table-cell">
      <style:table-cell-properties fo:padding-left="0.0785in" fo:padding-right="0.075in" fo:padding-top="0in" fo:padding-bottom="0in" fo:border="0.5pt solid #00000a"/>
    </style:style>
    <style:style style:name="Πίνακας1.B13" style:family="table-cell">
      <style:table-cell-properties fo:padding-left="0.0785in" fo:padding-right="0.075in" fo:padding-top="0in" fo:padding-bottom="0in" fo:border="0.5pt solid #00000a"/>
    </style:style>
    <style:style style:name="Πίνακας1.B14" style:family="table-cell">
      <style:table-cell-properties fo:padding-left="0.0785in" fo:padding-right="0.075in" fo:padding-top="0in" fo:padding-bottom="0in" fo:border="0.5pt solid #00000a"/>
    </style:style>
    <style:style style:name="Πίνακας2" style:family="table">
      <style:table-properties style:width="5.9063in" fo:margin-left="-0.0035in" fo:margin-top="0in" fo:margin-bottom="0in" table:align="left" style:writing-mode="lr-tb"/>
    </style:style>
    <style:style style:name="Πίνακας2.A" style:family="table-column">
      <style:table-column-properties style:column-width="2.3625in"/>
    </style:style>
    <style:style style:name="Πίνακας2.B" style:family="table-column">
      <style:table-column-properties style:column-width="3.5431in"/>
    </style:style>
    <style:style style:name="Πίνακας2.1" style:family="table-row">
      <style:table-row-properties fo:keep-together="auto"/>
    </style:style>
    <style:style style:name="Πίνακας2.A1" style:family="table-cell">
      <style:table-cell-properties style:vertical-align="middle" fo:padding-left="0.0785in" fo:padding-right="0.075in" fo:padding-top="0in" fo:padding-bottom="0in" fo:border="0.5pt solid #00000a"/>
    </style:style>
    <style:style style:name="Πίνακας2.B2" style:family="table-cell">
      <style:table-cell-properties fo:padding-left="0.0785in" fo:padding-right="0.075in" fo:padding-top="0in" fo:padding-bottom="0in" fo:border="0.5pt solid #00000a"/>
    </style:style>
    <style:style style:name="Πίνακας2.B3" style:family="table-cell">
      <style:table-cell-properties fo:padding-left="0.0785in" fo:padding-right="0.075in" fo:padding-top="0in" fo:padding-bottom="0in" fo:border="0.5pt solid #00000a"/>
    </style:style>
    <style:style style:name="Πίνακας2.B4" style:family="table-cell">
      <style:table-cell-properties fo:padding-left="0.0785in" fo:padding-right="0.075in" fo:padding-top="0in" fo:padding-bottom="0in" fo:border="0.5pt solid #00000a"/>
    </style:style>
    <style:style style:name="Πίνακας2.B5" style:family="table-cell">
      <style:table-cell-properties fo:padding-left="0.0785in" fo:padding-right="0.075in" fo:padding-top="0in" fo:padding-bottom="0in" fo:border="0.5pt solid #00000a"/>
    </style:style>
    <style:style style:name="Πίνακας2.B6" style:family="table-cell">
      <style:table-cell-properties fo:padding-left="0.0785in" fo:padding-right="0.075in" fo:padding-top="0in" fo:padding-bottom="0in" fo:border="0.5pt solid #00000a"/>
    </style:style>
    <style:style style:name="Πίνακας2.B7" style:family="table-cell">
      <style:table-cell-properties fo:padding-left="0.0785in" fo:padding-right="0.075in" fo:padding-top="0in" fo:padding-bottom="0in" fo:border="0.5pt solid #00000a"/>
    </style:style>
    <style:style style:name="Πίνακας2.B8" style:family="table-cell">
      <style:table-cell-properties fo:padding-left="0.0785in" fo:padding-right="0.075in" fo:padding-top="0in" fo:padding-bottom="0in" fo:border="0.5pt solid #00000a"/>
    </style:style>
    <style:style style:name="Πίνακας2.B9" style:family="table-cell">
      <style:table-cell-properties fo:padding-left="0.0785in" fo:padding-right="0.075in" fo:padding-top="0in" fo:padding-bottom="0in" fo:border="0.5pt solid #00000a"/>
    </style:style>
    <style:style style:name="Πίνακας2.B10" style:family="table-cell">
      <style:table-cell-properties fo:padding-left="0.0785in" fo:padding-right="0.075in" fo:padding-top="0in" fo:padding-bottom="0in" fo:border="0.5pt solid #00000a"/>
    </style:style>
    <style:style style:name="Πίνακας2.B11" style:family="table-cell">
      <style:table-cell-properties fo:padding-left="0.0785in" fo:padding-right="0.075in" fo:padding-top="0in" fo:padding-bottom="0in" fo:border="0.5pt solid #00000a"/>
    </style:style>
    <style:style style:name="Πίνακας2.B12" style:family="table-cell">
      <style:table-cell-properties fo:padding-left="0.0785in" fo:padding-right="0.075in" fo:padding-top="0in" fo:padding-bottom="0in" fo:border="0.5pt solid #00000a"/>
    </style:style>
    <style:style style:name="Πίνακας2.B13" style:family="table-cell">
      <style:table-cell-properties fo:padding-left="0.0785in" fo:padding-right="0.075in" fo:padding-top="0in" fo:padding-bottom="0in" fo:border="0.5pt solid #00000a"/>
    </style:style>
    <style:style style:name="Πίνακας2.B14" style:family="table-cell">
      <style:table-cell-properties fo:padding-left="0.0785in" fo:padding-right="0.075in" fo:padding-top="0in" fo:padding-bottom="0in" fo:border="0.5pt solid #00000a"/>
    </style:style>
    <style:style style:name="Πίνακας3" style:family="table">
      <style:table-properties style:width="5.9063in" fo:margin-left="-0.0035in" fo:margin-top="0in" fo:margin-bottom="0in" table:align="left" style:writing-mode="lr-tb"/>
    </style:style>
    <style:style style:name="Πίνακας3.A" style:family="table-column">
      <style:table-column-properties style:column-width="3.1493in"/>
    </style:style>
    <style:style style:name="Πίνακας3.B" style:family="table-column">
      <style:table-column-properties style:column-width="2.7563in"/>
    </style:style>
    <style:style style:name="Πίνακας3.1" style:family="table-row">
      <style:table-row-properties fo:keep-together="auto"/>
    </style:style>
    <style:style style:name="Πίνακας3.A1" style:family="table-cell">
      <style:table-cell-properties style:vertical-align="middle" fo:padding-left="0.0785in" fo:padding-right="0.075in" fo:padding-top="0in" fo:padding-bottom="0in" fo:border="0.5pt solid #00000a"/>
    </style:style>
    <style:style style:name="Πίνακας3.B2" style:family="table-cell">
      <style:table-cell-properties fo:padding-left="0.0785in" fo:padding-right="0.075in" fo:padding-top="0in" fo:padding-bottom="0in" fo:border="0.5pt solid #00000a"/>
    </style:style>
    <style:style style:name="Πίνακας3.B3" style:family="table-cell">
      <style:table-cell-properties fo:padding-left="0.0785in" fo:padding-right="0.075in" fo:padding-top="0in" fo:padding-bottom="0in" fo:border="0.5pt solid #00000a"/>
    </style:style>
    <style:style style:name="Πίνακας3.B4" style:family="table-cell">
      <style:table-cell-properties fo:padding-left="0.0785in" fo:padding-right="0.075in" fo:padding-top="0in" fo:padding-bottom="0in" fo:border="0.5pt solid #00000a"/>
    </style:style>
    <style:style style:name="Πίνακας3.B5" style:family="table-cell">
      <style:table-cell-properties fo:padding-left="0.0785in" fo:padding-right="0.075in" fo:padding-top="0in" fo:padding-bottom="0in" fo:border="0.5pt solid #00000a"/>
    </style:style>
    <style:style style:name="Πίνακας3.B6" style:family="table-cell">
      <style:table-cell-properties fo:padding-left="0.0785in" fo:padding-right="0.075in" fo:padding-top="0in" fo:padding-bottom="0in" fo:border="0.5pt solid #00000a"/>
    </style:style>
    <style:style style:name="Πίνακας3.B7" style:family="table-cell">
      <style:table-cell-properties fo:padding-left="0.0785in" fo:padding-right="0.075in" fo:padding-top="0in" fo:padding-bottom="0in" fo:border="0.5pt solid #00000a"/>
    </style:style>
    <style:style style:name="Πίνακας3.B8" style:family="table-cell">
      <style:table-cell-properties fo:padding-left="0.0785in" fo:padding-right="0.075in" fo:padding-top="0in" fo:padding-bottom="0in" fo:border="0.5pt solid #00000a"/>
    </style:style>
    <style:style style:name="Πίνακας3.B9" style:family="table-cell">
      <style:table-cell-properties fo:padding-left="0.0785in" fo:padding-right="0.075in" fo:padding-top="0in" fo:padding-bottom="0in" fo:border="0.5pt solid #00000a"/>
    </style:style>
    <style:style style:name="Πίνακας3.B10" style:family="table-cell">
      <style:table-cell-properties fo:padding-left="0.0785in" fo:padding-right="0.075in" fo:padding-top="0in" fo:padding-bottom="0in" fo:border="0.5pt solid #00000a"/>
    </style:style>
    <style:style style:name="Πίνακας3.B11" style:family="table-cell">
      <style:table-cell-properties fo:padding-left="0.0785in" fo:padding-right="0.075in" fo:padding-top="0in" fo:padding-bottom="0in" fo:border="0.5pt solid #00000a"/>
    </style:style>
    <style:style style:name="Πίνακας3.B12" style:family="table-cell">
      <style:table-cell-properties fo:padding-left="0.0785in" fo:padding-right="0.075in" fo:padding-top="0in" fo:padding-bottom="0in" fo:border="0.5pt solid #00000a"/>
    </style:style>
    <style:style style:name="Πίνακας3.B13" style:family="table-cell">
      <style:table-cell-properties fo:padding-left="0.0785in" fo:padding-right="0.075in" fo:padding-top="0in" fo:padding-bottom="0in" fo:border="0.5pt solid #00000a"/>
    </style:style>
    <style:style style:name="Πίνακας3.B14" style:family="table-cell">
      <style:table-cell-properties fo:padding-left="0.0785in" fo:padding-right="0.075in" fo:padding-top="0in" fo:padding-bottom="0in" fo:border="0.5pt solid #00000a"/>
    </style:style>
    <style:style style:name="Πίνακας4" style:family="table">
      <style:table-properties style:width="5.9063in" fo:margin-left="-0.0035in" fo:margin-top="0in" fo:margin-bottom="0in" table:align="left" style:writing-mode="lr-tb"/>
    </style:style>
    <style:style style:name="Πίνακας4.A" style:family="table-column">
      <style:table-column-properties style:column-width="3.1493in"/>
    </style:style>
    <style:style style:name="Πίνακας4.B" style:family="table-column">
      <style:table-column-properties style:column-width="2.7563in"/>
    </style:style>
    <style:style style:name="Πίνακας4.1" style:family="table-row">
      <style:table-row-properties fo:keep-together="auto"/>
    </style:style>
    <style:style style:name="Πίνακας4.A1" style:family="table-cell">
      <style:table-cell-properties style:vertical-align="middle" fo:padding-left="0.0785in" fo:padding-right="0.075in" fo:padding-top="0in" fo:padding-bottom="0in" fo:border="0.5pt solid #00000a"/>
    </style:style>
    <style:style style:name="Πίνακας4.B2" style:family="table-cell">
      <style:table-cell-properties fo:padding-left="0.0785in" fo:padding-right="0.075in" fo:padding-top="0in" fo:padding-bottom="0in" fo:border="0.5pt solid #00000a"/>
    </style:style>
    <style:style style:name="Πίνακας4.B3" style:family="table-cell">
      <style:table-cell-properties fo:padding-left="0.0785in" fo:padding-right="0.075in" fo:padding-top="0in" fo:padding-bottom="0in" fo:border="0.5pt solid #00000a"/>
    </style:style>
    <style:style style:name="Πίνακας4.B4" style:family="table-cell">
      <style:table-cell-properties fo:padding-left="0.0785in" fo:padding-right="0.075in" fo:padding-top="0in" fo:padding-bottom="0in" fo:border="0.5pt solid #00000a"/>
    </style:style>
    <style:style style:name="Πίνακας4.B5" style:family="table-cell">
      <style:table-cell-properties fo:padding-left="0.0785in" fo:padding-right="0.075in" fo:padding-top="0in" fo:padding-bottom="0in" fo:border="0.5pt solid #00000a"/>
    </style:style>
    <style:style style:name="Πίνακας4.B6" style:family="table-cell">
      <style:table-cell-properties fo:padding-left="0.0785in" fo:padding-right="0.075in" fo:padding-top="0in" fo:padding-bottom="0in" fo:border="0.5pt solid #00000a"/>
    </style:style>
    <style:style style:name="Πίνακας4.B7" style:family="table-cell">
      <style:table-cell-properties fo:padding-left="0.0785in" fo:padding-right="0.075in" fo:padding-top="0in" fo:padding-bottom="0in" fo:border="0.5pt solid #00000a"/>
    </style:style>
    <style:style style:name="Πίνακας4.B8" style:family="table-cell">
      <style:table-cell-properties fo:padding-left="0.0785in" fo:padding-right="0.075in" fo:padding-top="0in" fo:padding-bottom="0in" fo:border="0.5pt solid #00000a"/>
    </style:style>
    <style:style style:name="Πίνακας4.B9" style:family="table-cell">
      <style:table-cell-properties fo:padding-left="0.0785in" fo:padding-right="0.075in" fo:padding-top="0in" fo:padding-bottom="0in" fo:border="0.5pt solid #00000a"/>
    </style:style>
    <style:style style:name="Πίνακας4.B10" style:family="table-cell">
      <style:table-cell-properties fo:padding-left="0.0785in" fo:padding-right="0.075in" fo:padding-top="0in" fo:padding-bottom="0in" fo:border="0.5pt solid #00000a"/>
    </style:style>
    <style:style style:name="Πίνακας4.B11" style:family="table-cell">
      <style:table-cell-properties fo:padding-left="0.0785in" fo:padding-right="0.075in" fo:padding-top="0in" fo:padding-bottom="0in" fo:border="0.5pt solid #00000a"/>
    </style:style>
    <style:style style:name="Πίνακας4.B12" style:family="table-cell">
      <style:table-cell-properties fo:padding-left="0.0785in" fo:padding-right="0.075in" fo:padding-top="0in" fo:padding-bottom="0in" fo:border="0.5pt solid #00000a"/>
    </style:style>
    <style:style style:name="Πίνακας4.B13" style:family="table-cell">
      <style:table-cell-properties fo:padding-left="0.0785in" fo:padding-right="0.075in" fo:padding-top="0in" fo:padding-bottom="0in" fo:border="0.5pt solid #00000a"/>
    </style:style>
    <style:style style:name="Πίνακας4.B14" style:family="table-cell">
      <style:table-cell-properties fo:padding-left="0.0785in" fo:padding-right="0.075in" fo:padding-top="0in" fo:padding-bottom="0in" fo:border="0.5pt solid #00000a"/>
    </style:style>
    <style:style style:name="Πίνακας5" style:family="table">
      <style:table-properties style:width="6.3986in" fo:margin-left="-0.0035in" fo:margin-top="0in" fo:margin-bottom="0in" table:align="left" style:writing-mode="lr-tb"/>
    </style:style>
    <style:style style:name="Πίνακας5.A" style:family="table-column">
      <style:table-column-properties style:column-width="2.3618in"/>
    </style:style>
    <style:style style:name="Πίνακας5.B" style:family="table-column">
      <style:table-column-properties style:column-width="4.0361in"/>
    </style:style>
    <style:style style:name="Πίνακας5.1" style:family="table-row">
      <style:table-row-properties fo:keep-together="auto"/>
    </style:style>
    <style:style style:name="Πίνακας5.A1" style:family="table-cell">
      <style:table-cell-properties style:vertical-align="middle" fo:padding-left="0.0785in" fo:padding-right="0.075in" fo:padding-top="0in" fo:padding-bottom="0in" fo:border="0.5pt solid #00000a"/>
    </style:style>
    <style:style style:name="Πίνακας5.B2" style:family="table-cell">
      <style:table-cell-properties fo:padding-left="0.0785in" fo:padding-right="0.075in" fo:padding-top="0in" fo:padding-bottom="0in" fo:border="0.5pt solid #00000a"/>
    </style:style>
    <style:style style:name="Πίνακας5.B3" style:family="table-cell">
      <style:table-cell-properties fo:padding-left="0.0785in" fo:padding-right="0.075in" fo:padding-top="0in" fo:padding-bottom="0in" fo:border="0.5pt solid #00000a"/>
    </style:style>
    <style:style style:name="Πίνακας5.B4" style:family="table-cell">
      <style:table-cell-properties fo:padding-left="0.0785in" fo:padding-right="0.075in" fo:padding-top="0in" fo:padding-bottom="0in" fo:border="0.5pt solid #00000a"/>
    </style:style>
    <style:style style:name="Πίνακας5.B5" style:family="table-cell">
      <style:table-cell-properties fo:padding-left="0.0785in" fo:padding-right="0.075in" fo:padding-top="0in" fo:padding-bottom="0in" fo:border="0.5pt solid #00000a"/>
    </style:style>
    <style:style style:name="Πίνακας5.B6" style:family="table-cell">
      <style:table-cell-properties fo:padding-left="0.0785in" fo:padding-right="0.075in" fo:padding-top="0in" fo:padding-bottom="0in" fo:border="0.5pt solid #00000a"/>
    </style:style>
    <style:style style:name="Πίνακας5.B7" style:family="table-cell">
      <style:table-cell-properties fo:padding-left="0.0785in" fo:padding-right="0.075in" fo:padding-top="0in" fo:padding-bottom="0in" fo:border="0.5pt solid #00000a"/>
    </style:style>
    <style:style style:name="Πίνακας5.B8" style:family="table-cell">
      <style:table-cell-properties fo:padding-left="0.0785in" fo:padding-right="0.075in" fo:padding-top="0in" fo:padding-bottom="0in" fo:border="0.5pt solid #00000a"/>
    </style:style>
    <style:style style:name="Πίνακας5.B9" style:family="table-cell">
      <style:table-cell-properties fo:padding-left="0.0785in" fo:padding-right="0.075in" fo:padding-top="0in" fo:padding-bottom="0in" fo:border="0.5pt solid #00000a"/>
    </style:style>
    <style:style style:name="Πίνακας5.B10" style:family="table-cell">
      <style:table-cell-properties fo:padding-left="0.0785in" fo:padding-right="0.075in" fo:padding-top="0in" fo:padding-bottom="0in" fo:border="0.5pt solid #00000a"/>
    </style:style>
    <style:style style:name="Πίνακας5.B11" style:family="table-cell">
      <style:table-cell-properties fo:padding-left="0.0785in" fo:padding-right="0.075in" fo:padding-top="0in" fo:padding-bottom="0in" fo:border="0.5pt solid #00000a"/>
    </style:style>
    <style:style style:name="Πίνακας5.B12" style:family="table-cell">
      <style:table-cell-properties fo:padding-left="0.0785in" fo:padding-right="0.075in" fo:padding-top="0in" fo:padding-bottom="0in" fo:border="0.5pt solid #00000a"/>
    </style:style>
    <style:style style:name="Πίνακας5.B13" style:family="table-cell">
      <style:table-cell-properties fo:padding-left="0.0785in" fo:padding-right="0.075in" fo:padding-top="0in" fo:padding-bottom="0in" fo:border="0.5pt solid #00000a"/>
    </style:style>
    <style:style style:name="Πίνακας5.B14" style:family="table-cell">
      <style:table-cell-properties fo:padding-left="0.0785in" fo:padding-right="0.075in" fo:padding-top="0in" fo:padding-bottom="0in" fo:border="0.5pt solid #00000a"/>
    </style:style>
    <style:style style:name="P1" style:family="paragraph" style:parent-style-name="Contents_20_2">
      <style:paragraph-properties>
        <style:tab-stops>
          <style:tab-stop style:position="0.7638in"/>
          <style:tab-stop style:position="5.761in" style:type="right" style:leader-style="dotted" style:leader-text="."/>
        </style:tab-stops>
      </style:paragraph-properties>
    </style:style>
    <style:style style:name="P2" style:family="paragraph" style:parent-style-name="Contents_20_2">
      <style:paragraph-properties>
        <style:tab-stops>
          <style:tab-stop style:position="0.611in"/>
          <style:tab-stop style:position="5.761in" style:type="right" style:leader-style="dotted" style:leader-text="."/>
        </style:tab-stops>
      </style:paragraph-properties>
    </style:style>
    <style:style style:name="P3" style:family="paragraph" style:parent-style-name="Heading_20_3" style:list-style-name="WWNum14">
      <style:paragraph-properties fo:margin-left="0.4925in" fo:margin-right="0in" fo:line-height="150%" fo:text-indent="-0.35in" style:auto-text-indent="false"/>
    </style:style>
    <style:style style:name="P4" style:family="paragraph" style:parent-style-name="Contents_20_3">
      <style:paragraph-properties>
        <style:tab-stops>
          <style:tab-stop style:position="0.9165in"/>
          <style:tab-stop style:position="5.761in" style:type="right" style:leader-style="dotted" style:leader-text="."/>
        </style:tab-stops>
      </style:paragraph-properties>
    </style:style>
    <style:style style:name="P5" style:family="paragraph" style:parent-style-name="Normal_20__28_Web_29_">
      <style:paragraph-properties fo:margin-top="0.1945in" fo:margin-bottom="0.1945in" style:contextual-spacing="false" fo:line-height="150%" fo:text-align="justify" style:justify-single-word="false"/>
      <style:text-properties style:font-name="Arial" fo:language="en" fo:country="US" style:font-name-complex="Arial1"/>
    </style:style>
    <style:style style:name="P6" style:family="paragraph" style:parent-style-name="Normal_20__28_Web_29_">
      <style:paragraph-properties fo:margin-top="0.1945in" fo:margin-bottom="0.1945in" style:contextual-spacing="false" fo:line-height="150%" fo:text-align="justify" style:justify-single-word="false"/>
    </style:style>
    <style:style style:name="P7" style:family="paragraph" style:parent-style-name="Normal_20__28_Web_29_">
      <style:paragraph-properties fo:margin-top="0.1945in" fo:margin-bottom="0.1945in" style:contextual-spacing="false" fo:line-height="150%" fo:text-align="justify" style:justify-single-word="false"/>
      <style:text-properties fo:color="#000000" style:font-name="Arial" style:font-name-complex="Arial1"/>
    </style:style>
    <style:style style:name="P8" style:family="paragraph" style:parent-style-name="Normal_20__28_Web_29_">
      <style:paragraph-properties fo:margin-top="0.1945in" fo:margin-bottom="0.1945in" style:contextual-spacing="false" fo:line-height="150%" fo:text-align="justify" style:justify-single-word="false" fo:break-before="page"/>
    </style:style>
    <style:style style:name="P9" style:family="paragraph" style:parent-style-name="Heading_20_1" style:list-style-name="WWNum14">
      <style:paragraph-properties fo:line-height="150%"/>
    </style:style>
    <style:style style:name="P10" style:family="paragraph" style:parent-style-name="Heading_20_1">
      <style:paragraph-properties fo:line-height="150%" fo:break-before="page"/>
    </style:style>
    <style:style style:name="P11" style:family="paragraph" style:parent-style-name="Heading_20_1" style:list-style-name="WWNum14">
      <style:paragraph-properties fo:line-height="150%" fo:break-before="page"/>
    </style:style>
    <style:style style:name="P12" style:family="paragraph" style:parent-style-name="Heading_20_1">
      <style:paragraph-properties fo:margin-left="0.25in" fo:margin-right="0in" fo:line-height="150%" fo:text-indent="0in" style:auto-text-indent="false" fo:break-before="page"/>
      <style:text-properties style:font-name="Arial" style:font-name-complex="Arial1"/>
    </style:style>
    <style:style style:name="P13" style:family="paragraph" style:parent-style-name="Heading_20_1" style:master-page-name="Standard">
      <style:paragraph-properties fo:line-height="150%" fo:text-align="center" style:justify-single-word="false" style:page-number="auto"/>
    </style:style>
    <style:style style:name="P14" style:family="paragraph" style:parent-style-name="Contents_20_Heading">
      <style:paragraph-properties fo:line-height="150%"/>
    </style:style>
    <style:style style:name="P15" style:family="paragraph" style:parent-style-name="Heading_20_2">
      <style:paragraph-properties fo:line-height="150%"/>
      <style:text-properties style:font-name="Arial" fo:font-size="14pt" style:font-name-asian="Times New Roman1" style:font-size-asian="14pt" style:language-asian="el" style:country-asian="GR" style:font-name-complex="Arial1" style:font-size-complex="12pt"/>
    </style:style>
    <style:style style:name="P16" style:family="paragraph" style:parent-style-name="Heading_20_2">
      <style:paragraph-properties fo:line-height="150%"/>
    </style:style>
    <style:style style:name="P17" style:family="paragraph" style:parent-style-name="Heading_20_2">
      <style:paragraph-properties fo:margin-left="0.4925in" fo:margin-right="0in" fo:line-height="150%" fo:text-indent="-0.4925in" style:auto-text-indent="false"/>
    </style:style>
    <style:style style:name="P18" style:family="paragraph" style:parent-style-name="Heading_20_2" style:list-style-name="WWNum14">
      <style:paragraph-properties fo:margin-left="0in" fo:margin-right="0in" fo:line-height="150%" fo:text-indent="-0.55in" style:auto-text-indent="false"/>
    </style:style>
    <style:style style:name="P19" style:family="paragraph" style:parent-style-name="Heading_20_2" style:list-style-name="WWNum14">
      <style:paragraph-properties fo:margin-left="0.4925in" fo:margin-right="0in" fo:line-height="150%" fo:text-indent="-0.3in" style:auto-text-indent="false"/>
    </style:style>
    <style:style style:name="P20" style:family="paragraph" style:parent-style-name="Footer">
      <style:paragraph-properties fo:text-align="end" style:justify-single-word="false"/>
    </style:style>
    <style:style style:name="P21" style:family="paragraph" style:parent-style-name="Contents_20_1">
      <style:paragraph-properties>
        <style:tab-stops>
          <style:tab-stop style:position="5.761in" style:type="right" style:leader-style="dotted" style:leader-text="."/>
        </style:tab-stops>
      </style:paragraph-properties>
    </style:style>
    <style:style style:name="P22" style:family="paragraph" style:parent-style-name="Contents_20_1">
      <style:paragraph-properties>
        <style:tab-stops>
          <style:tab-stop style:position="0.4583in"/>
          <style:tab-stop style:position="5.761in" style:type="right" style:leader-style="dotted" style:leader-text="."/>
        </style:tab-stops>
      </style:paragraph-properties>
    </style:style>
    <style:style style:name="P23" style:family="paragraph" style:parent-style-name="Contents_20_1">
      <style:paragraph-properties>
        <style:tab-stops>
          <style:tab-stop style:position="0.3055in"/>
          <style:tab-stop style:position="5.761in" style:type="right" style:leader-style="dotted" style:leader-text="."/>
        </style:tab-stops>
      </style:paragraph-properties>
    </style:style>
    <style:style style:name="P24" style:family="paragraph" style:parent-style-name="Header">
      <style:paragraph-properties fo:text-align="end" style:justify-single-word="false"/>
    </style:style>
    <style:style style:name="P25" style:family="paragraph" style:parent-style-name="Footnote" style:master-page-name="Converted2">
      <style:paragraph-properties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style:parent-style-name="Footnote" style:master-page-name="Converted10">
      <style:paragraph-properties style:page-number="auto"/>
    </style:style>
    <style:style style:name="P30" style:family="paragraph" style:parent-style-name="List_20_Paragraph" style:list-style-name="WWNum11">
      <style:paragraph-properties fo:line-height="150%" fo:text-align="justify" style:justify-single-word="false"/>
    </style:style>
    <style:style style:name="P31" style:family="paragraph" style:parent-style-name="List_20_Paragraph" style:list-style-name="WWNum29">
      <style:paragraph-properties fo:margin-top="0in" fo:margin-bottom="0in" style:contextual-spacing="true" fo:line-height="100%"/>
    </style:style>
    <style:style style:name="P32" style:family="paragraph" style:parent-style-name="List_20_Paragraph" style:list-style-name="WWNum25">
      <style:paragraph-properties fo:margin-top="0in" fo:margin-bottom="0in" style:contextual-spacing="true" fo:line-height="100%"/>
    </style:style>
    <style:style style:name="P33" style:family="paragraph" style:parent-style-name="List_20_Paragraph" style:list-style-name="WWNum6">
      <style:paragraph-properties fo:margin-top="0in" fo:margin-bottom="0in" style:contextual-spacing="true" fo:line-height="100%" fo:text-align="justify" style:justify-single-word="false"/>
    </style:style>
    <style:style style:name="P34" style:family="paragraph" style:parent-style-name="List_20_Paragraph">
      <style:paragraph-properties fo:margin-top="0in" fo:margin-bottom="0in" style:contextual-spacing="true" fo:line-height="100%"/>
      <style:text-properties fo:font-size="12pt" style:font-size-asian="12pt" style:font-size-complex="12pt"/>
    </style:style>
    <style:style style:name="P35" style:family="paragraph" style:parent-style-name="List_20_Paragraph">
      <style:paragraph-properties fo:margin-top="0in" fo:margin-bottom="0in" style:contextual-spacing="true" fo:line-height="100%" fo:text-align="justify" style:justify-single-word="false"/>
      <style:text-properties fo:font-size="12pt" style:font-size-asian="12pt" style:font-size-complex="12pt"/>
    </style:style>
    <style:style style:name="P36" style:family="paragraph" style:parent-style-name="List_20_Paragraph">
      <style:paragraph-properties fo:margin-top="0in" fo:margin-bottom="0in" style:contextual-spacing="true" fo:line-height="150%"/>
      <style:text-properties fo:color="#000000" style:font-name="Arial" fo:language="en" fo:country="US" fo:font-weight="bold" style:font-name-asian="Times New Roman1" style:language-asian="el" style:country-asian="GR" style:font-weight-asian="bold" style:font-name-complex="Arial1" style:font-size-complex="12pt"/>
    </style:style>
    <style:style style:name="P37" style:family="paragraph" style:parent-style-name="List_20_Paragraph">
      <style:paragraph-properties fo:margin-top="0in" fo:margin-bottom="0in" style:contextual-spacing="true" fo:line-height="150%" fo:text-align="justify" style:justify-single-word="false"/>
      <style:text-properties fo:color="#000000" style:font-name="Arial" fo:font-weight="bold" style:font-name-asian="Times New Roman1" style:language-asian="el" style:country-asian="GR" style:font-weight-asian="bold" style:font-name-complex="Arial1" style:font-size-complex="12pt"/>
    </style:style>
    <style:style style:name="P38" style:family="paragraph" style:parent-style-name="List_20_Paragraph" style:list-style-name="WWNum8">
      <style:paragraph-properties fo:margin-top="0in" fo:margin-bottom="0in" style:contextual-spacing="true" fo:line-height="150%" fo:text-align="justify" style:justify-single-word="false"/>
    </style:style>
    <style:style style:name="P39" style:family="paragraph" style:parent-style-name="List_20_Paragraph" style:list-style-name="WWNum9">
      <style:paragraph-properties fo:margin-top="0in" fo:margin-bottom="0in" style:contextual-spacing="true" fo:line-height="150%" fo:text-align="justify" style:justify-single-word="false"/>
    </style:style>
    <style:style style:name="P40" style:family="paragraph" style:parent-style-name="List_20_Paragraph" style:list-style-name="WWNum10">
      <style:paragraph-properties fo:margin-top="0in" fo:margin-bottom="0in" style:contextual-spacing="true" fo:line-height="150%"/>
    </style:style>
    <style:style style:name="P41" style:family="paragraph" style:parent-style-name="List_20_Paragraph">
      <style:paragraph-properties fo:margin-top="0in" fo:margin-bottom="0in" style:contextual-spacing="true" fo:line-height="150%" fo:text-align="justify" style:justify-single-word="false"/>
      <style:text-properties style:font-name="Arial" fo:language="en" fo:country="US" style:font-name-complex="Arial1" style:font-size-complex="12pt"/>
    </style:style>
    <style:style style:name="P42" style:family="paragraph" style:parent-style-name="List_20_Paragraph">
      <style:paragraph-properties fo:margin-top="0in" fo:margin-bottom="0in" style:contextual-spacing="true" fo:line-height="150%"/>
      <style:text-properties style:font-name="Arial" fo:language="en" fo:country="US" fo:font-weight="bold" style:font-name-asian="Times New Roman1" style:language-asian="el" style:country-asian="GR" style:font-weight-asian="bold" style:font-name-complex="Arial1" style:font-size-complex="12pt"/>
    </style:style>
    <style:style style:name="P43" style:family="paragraph" style:parent-style-name="List_20_Paragraph">
      <style:paragraph-properties fo:margin-left="0.75in" fo:margin-right="0in" fo:margin-top="0in" fo:margin-bottom="0in" style:contextual-spacing="true" fo:line-height="100%" fo:text-indent="0in" style:auto-text-indent="false"/>
    </style:style>
    <style:style style:name="P44" style:family="paragraph" style:parent-style-name="List_20_Paragraph">
      <style:paragraph-properties fo:margin-left="0.75in" fo:margin-right="0in" fo:margin-top="0in" fo:margin-bottom="0in" style:contextual-spacing="true" fo:line-height="150%" fo:text-indent="0in" style:auto-text-indent="false"/>
    </style:style>
    <style:style style:name="P45" style:family="paragraph" style:parent-style-name="List_20_Paragraph">
      <style:paragraph-properties fo:margin-left="0.75in" fo:margin-right="0in" fo:line-height="150%" fo:text-align="justify" style:justify-single-word="false" fo:text-indent="0in" style:auto-text-indent="false"/>
      <style:text-properties style:font-name="Arial" fo:font-size="12pt" style:font-size-asian="12pt" style:font-name-complex="Arial1" style:font-size-complex="12pt"/>
    </style:style>
    <style:style style:name="P46" style:family="paragraph" style:parent-style-name="List_20_Paragraph">
      <style:paragraph-properties fo:margin-left="0.75in" fo:margin-right="0in" fo:line-height="150%" fo:text-align="justify" style:justify-single-word="false" fo:text-indent="0in" style:auto-text-indent="false"/>
      <style:text-properties style:font-name="Arial" fo:font-size="12pt" fo:language="en" fo:country="US" style:font-size-asian="12pt" style:font-name-complex="Arial1" style:font-size-complex="12pt"/>
    </style:style>
    <style:style style:name="P47" style:family="paragraph" style:parent-style-name="List_20_Paragraph" style:list-style-name="WWNum14">
      <style:paragraph-properties fo:margin-top="0.139in" fo:margin-bottom="0in" style:contextual-spacing="false" fo:line-height="150%" fo:keep-together="always" fo:keep-with-next="always"/>
      <style:text-properties fo:color="#4f81bd" style:font-name="Arial" fo:font-size="12pt" fo:font-weight="bold" style:font-name-asian="Times New Roman1" style:font-size-asian="12pt" style:language-asian="el" style:country-asian="GR" style:font-weight-asian="bold" style:font-name-complex="Arial1" style:font-size-complex="12pt" style:font-weight-complex="bold" text:display="none"/>
    </style:style>
    <style:style style:name="P4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style>
    <style:style style:name="P4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size="12pt" fo:font-weight="bold" style:font-size-asian="12pt" style:font-weight-asian="bold" style:font-size-complex="12pt"/>
    </style:style>
    <style:style style:name="P50" style:family="paragraph" style:parent-style-name="List_20_Paragraph">
      <style:paragraph-properties fo:margin-left="0in" fo:margin-right="0in" fo:line-height="150%" fo:text-align="justify" style:justify-single-word="false" fo:text-indent="0in" style:auto-text-indent="false"/>
      <style:text-properties style:font-name="Arial" fo:font-size="12pt" fo:language="en" fo:country="US" style:font-size-asian="12pt" style:font-name-complex="Arial1" style:font-size-complex="12pt"/>
    </style:style>
    <style:style style:name="P51" style:family="paragraph" style:parent-style-name="List_20_Paragraph">
      <style:paragraph-properties fo:margin-left="0in" fo:margin-right="0in" fo:line-height="150%" fo:text-align="justify" style:justify-single-word="false" fo:text-indent="0in" style:auto-text-indent="false"/>
      <style:text-properties style:font-name="Arial" fo:font-size="12pt" style:font-size-asian="12pt" style:font-name-complex="Arial1" style:font-size-complex="12pt"/>
    </style:style>
    <style:style style:name="P52"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Arial" style:font-name-complex="Arial1"/>
    </style:style>
    <style:style style:name="P53"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style>
    <style:style style:name="P54" style:family="paragraph" style:parent-style-name="List_20_Paragraph">
      <style:paragraph-properties fo:margin-left="0.1972in" fo:margin-right="0in" fo:margin-top="0in" fo:margin-bottom="0in" style:contextual-spacing="true" fo:line-height="100%" fo:text-align="justify" style:justify-single-word="false" fo:text-indent="0in" style:auto-text-indent="false"/>
      <style:text-properties fo:font-size="12pt" style:font-size-asian="12pt" style:font-size-complex="12pt"/>
    </style:style>
    <style:style style:name="P55" style:family="paragraph" style:parent-style-name="List_20_Paragraph">
      <style:paragraph-properties fo:margin-left="0in" fo:margin-right="0in" fo:margin-top="0in" fo:margin-bottom="0in" style:contextual-spacing="true" fo:line-height="100%" fo:text-align="justify" style:justify-single-word="false" fo:text-indent="0.5in" style:auto-text-indent="false"/>
    </style:style>
    <style:style style:name="P56" style:family="paragraph" style:parent-style-name="List_20_Paragraph" style:list-style-name="WWNum24">
      <style:paragraph-properties fo:margin-left="0.4957in" fo:margin-right="0in" fo:line-height="150%" fo:text-indent="-0.25in" style:auto-text-indent="false"/>
    </style:style>
    <style:style style:name="P57" style:family="paragraph" style:parent-style-name="List_20_Paragraph" style:list-style-name="WWNum26">
      <style:paragraph-properties fo:margin-top="0in" fo:margin-bottom="0.0835in" style:contextual-spacing="true" fo:line-height="150%" fo:text-align="justify" style:justify-single-word="false" fo:hyphenation-ladder-count="no-limit"/>
      <style:text-properties fo:hyphenate="false" fo:hyphenation-remain-char-count="2" fo:hyphenation-push-char-count="2"/>
    </style:style>
    <style:style style:name="P58" style:family="paragraph" style:parent-style-name="List_20_Paragraph" style:list-style-name="WWNum27">
      <style:paragraph-properties fo:margin-top="0in" fo:margin-bottom="0.0835in" style:contextual-spacing="true" fo:line-height="150%" fo:text-align="justify" style:justify-single-word="false" fo:hyphenation-ladder-count="no-limit"/>
      <style:text-properties fo:hyphenate="false" fo:hyphenation-remain-char-count="2" fo:hyphenation-push-char-count="2"/>
    </style:style>
    <style:style style:name="P59" style:family="paragraph" style:parent-style-name="List_20_Paragraph" style:list-style-name="WWNum11">
      <style:paragraph-properties fo:margin-left="0.3937in" fo:margin-right="0in" fo:margin-top="0in" fo:margin-bottom="0in" style:contextual-spacing="true" fo:line-height="150%" fo:text-align="justify" style:justify-single-word="false" fo:text-indent="-0.25in" style:auto-text-indent="false"/>
    </style:style>
    <style:style style:name="P60" style:family="paragraph" style:parent-style-name="List_20_Paragraph" style:list-style-name="WWNum7">
      <style:paragraph-properties fo:margin-left="0.6898in" fo:margin-right="0in" fo:margin-top="0in" fo:margin-bottom="0in" style:contextual-spacing="true" fo:line-height="150%" fo:text-align="justify" style:justify-single-word="false" fo:text-indent="-0.25in" style:auto-text-indent="false"/>
    </style:style>
    <style:style style:name="P61" style:family="paragraph" style:parent-style-name="List_20_Paragraph">
      <style:paragraph-properties fo:margin-left="0.8055in" fo:margin-right="0in" fo:margin-top="0in" fo:margin-bottom="0in" style:contextual-spacing="true" fo:line-height="150%" fo:text-align="justify" style:justify-single-word="false" fo:text-indent="0in" style:auto-text-indent="false"/>
      <style:text-properties fo:color="#000000" style:font-name="Arial" fo:language="en" fo:country="US" fo:font-weight="bold" style:font-name-asian="Times New Roman1" style:language-asian="el" style:country-asian="GR" style:font-weight-asian="bold" style:font-name-complex="Arial1" style:font-size-complex="12pt"/>
    </style:style>
    <style:style style:name="P62" style:family="paragraph" style:parent-style-name="Standard">
      <style:paragraph-properties fo:line-height="150%"/>
      <style:text-properties style:font-name="Arial" fo:font-size="12pt" style:font-size-asian="12pt" style:font-name-complex="Arial1" style:font-size-complex="12pt"/>
    </style:style>
    <style:style style:name="P63" style:family="paragraph" style:parent-style-name="Standard">
      <style:paragraph-properties fo:line-height="150%"/>
      <style:text-properties style:font-name="Arial" fo:font-size="12pt" fo:language="en" fo:country="US" style:font-size-asian="12pt" style:font-name-complex="Arial1" style:font-size-complex="12pt"/>
    </style:style>
    <style:style style:name="P64" style:family="paragraph" style:parent-style-name="Standard">
      <style:paragraph-properties fo:line-height="150%" fo:text-align="justify" style:justify-single-word="false"/>
      <style:text-properties style:font-name="Arial" fo:font-size="12pt" fo:language="en" fo:country="US" style:font-size-asian="12pt" style:font-name-complex="Arial1" style:font-size-complex="12pt"/>
    </style:style>
    <style:style style:name="P65" style:family="paragraph" style:parent-style-name="Standard">
      <style:paragraph-properties fo:line-height="150%"/>
      <style:text-properties style:font-name="Arial" style:font-name-complex="Arial1"/>
    </style:style>
    <style:style style:name="P66" style:family="paragraph" style:parent-style-name="Standard">
      <style:paragraph-properties fo:line-height="150%" fo:text-align="justify" style:justify-single-word="false"/>
      <style:text-properties style:font-name="Arial" style:font-name-complex="Arial1"/>
    </style:style>
    <style:style style:name="P67" style:family="paragraph" style:parent-style-name="Standard">
      <style:paragraph-properties fo:line-height="150%"/>
      <style:text-properties style:font-name="Arial" fo:language="en" fo:country="US" style:font-name-complex="Arial1"/>
    </style:style>
    <style:style style:name="P68" style:family="paragraph" style:parent-style-name="Standard">
      <style:text-properties fo:color="#000000" style:font-name="Arial" fo:font-size="15.5pt" fo:font-weight="bold" style:font-name-asian="Times New Roman1" style:font-size-asian="15.5pt" style:language-asian="el" style:country-asian="GR" style:font-weight-asian="bold" style:font-name-complex="Arial1" style:font-size-complex="15.5pt"/>
    </style:style>
    <style:style style:name="P69" style:family="paragraph" style:parent-style-name="Standard">
      <style:text-properties fo:color="#365f91" style:font-name="Arial" fo:font-size="14pt" fo:language="en" fo:country="US" fo:font-weight="bold" style:font-size-asian="14pt" style:font-weight-asian="bold" style:font-name-complex="Arial1" style:font-size-complex="14pt" style:font-weight-complex="bold"/>
    </style:style>
    <style:style style:name="P70" style:family="paragraph" style:parent-style-name="Standard">
      <style:paragraph-properties fo:line-height="150%"/>
    </style:style>
    <style:style style:name="P71" style:family="paragraph" style:parent-style-name="Standard">
      <style:paragraph-properties fo:line-height="150%" fo:text-align="justify" style:justify-single-word="false"/>
    </style:style>
    <style:style style:name="P72" style:family="paragraph" style:parent-style-name="Standard">
      <style:paragraph-properties fo:margin-left="0in" fo:margin-right="0in" fo:text-align="justify" style:justify-single-word="false" fo:text-indent="0.5in" style:auto-text-indent="false"/>
    </style:style>
    <style:style style:name="P73" style:family="paragraph" style:parent-style-name="Standard">
      <style:paragraph-properties fo:margin-left="0in" fo:margin-right="0in" fo:line-height="150%" fo:text-align="justify" style:justify-single-word="false" fo:text-indent="0.5in" style:auto-text-indent="false"/>
    </style:style>
    <style:style style:name="P74" style:family="paragraph" style:parent-style-name="Standard">
      <style:paragraph-properties fo:margin-left="0in" fo:margin-right="0in" fo:line-height="150%" fo:text-align="justify" style:justify-single-word="false" fo:text-indent="0.5in" style:auto-text-indent="false"/>
      <style:text-properties style:font-name="Arial" fo:font-size="12pt" style:font-size-asian="12pt" style:font-name-complex="Arial1" style:font-size-complex="12pt"/>
    </style:style>
    <style:style style:name="P75"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style>
    <style:style style:name="P76" style:family="paragraph" style:parent-style-name="Standard">
      <style:paragraph-properties fo:margin-top="0in" fo:margin-bottom="0in" style:contextual-spacing="false" fo:line-height="100%"/>
      <style:text-properties fo:color="#000000" fo:font-size="12pt" fo:font-weight="bold" style:font-name-asian="Times New Roman1" style:font-size-asian="12pt" style:language-asian="el" style:country-asian="GR" style:font-weight-asian="bold" style:font-name-complex="Arial1" style:font-size-complex="12pt"/>
    </style:style>
    <style:style style:name="P77" style:family="paragraph" style:parent-style-name="Standard">
      <style:paragraph-properties fo:margin-top="0in" fo:margin-bottom="0in" style:contextual-spacing="false" fo:line-height="100%" fo:text-align="justify" style:justify-single-word="false"/>
      <style:text-properties fo:color="#000000" fo:font-size="12pt" fo:font-weight="bold" style:font-name-asian="Times New Roman1" style:font-size-asian="12pt" style:language-asian="el" style:country-asian="GR" style:font-weight-asian="bold" style:font-name-complex="Arial1" style:font-size-complex="12pt"/>
    </style:style>
    <style:style style:name="P78" style:family="paragraph" style:parent-style-name="Standard">
      <style:paragraph-properties fo:margin-top="0in" fo:margin-bottom="0in" style:contextual-spacing="false" fo:line-height="100%"/>
      <style:text-properties fo:color="#000000" fo:font-size="12pt" style:font-name-asian="Times New Roman1" style:font-size-asian="12pt" style:language-asian="el" style:country-asian="GR" style:font-name-complex="Arial1" style:font-size-complex="12pt"/>
    </style:style>
    <style:style style:name="P79" style:family="paragraph" style:parent-style-name="Standard">
      <style:paragraph-properties fo:margin-top="0in" fo:margin-bottom="0in" style:contextual-spacing="false" fo:line-height="100%" fo:text-align="justify" style:justify-single-word="false"/>
      <style:text-properties fo:color="#000000" fo:font-size="12pt" style:font-name-asian="Times New Roman1" style:font-size-asian="12pt" style:language-asian="el" style:country-asian="GR" style:font-name-complex="Arial1" style:font-size-complex="12pt"/>
    </style:style>
    <style:style style:name="P80" style:family="paragraph" style:parent-style-name="Standard">
      <style:paragraph-properties fo:margin-top="0in" fo:margin-bottom="0in" style:contextual-spacing="false" fo:line-height="150%" fo:text-align="justify" style:justify-single-word="false"/>
      <style:text-properties fo:color="#000000" style:font-name="Arial" fo:font-size="12pt" fo:font-weight="bold" style:font-name-asian="Times New Roman1" style:font-size-asian="12pt" style:language-asian="el" style:country-asian="GR" style:font-weight-asian="bold" style:font-name-complex="Arial1" style:font-size-complex="12pt"/>
    </style:style>
    <style:style style:name="P81" style:family="paragraph" style:parent-style-name="Standard">
      <style:paragraph-properties fo:margin-top="0in" fo:margin-bottom="0in" style:contextual-spacing="false" fo:line-height="100%"/>
    </style:style>
    <style:style style:name="P82" style:family="paragraph" style:parent-style-name="Standard">
      <style:paragraph-properties fo:margin-top="0in" fo:margin-bottom="0in" style:contextual-spacing="false" fo:line-height="100%" fo:text-align="justify" style:justify-single-word="false"/>
    </style:style>
    <style:style style:name="P83" style:family="paragraph" style:parent-style-name="Standard">
      <style:paragraph-properties fo:margin-top="0in" fo:margin-bottom="0in" style:contextual-spacing="false" fo:line-height="100%"/>
      <style:text-properties fo:font-size="12pt" fo:language="en" fo:country="US" fo:font-weight="bold" style:font-name-asian="Times New Roman1" style:font-size-asian="12pt" style:language-asian="el" style:country-asian="GR" style:font-weight-asian="bold" style:font-name-complex="Times New Roman1" style:font-size-complex="12pt"/>
    </style:style>
    <style:style style:name="P84" style:family="paragraph" style:parent-style-name="Standard">
      <style:paragraph-properties fo:margin-top="0in" fo:margin-bottom="0in" style:contextual-spacing="false" fo:line-height="150%"/>
    </style:style>
    <style:style style:name="P85" style:family="paragraph" style:parent-style-name="Standard">
      <style:paragraph-properties fo:margin-top="0in" fo:margin-bottom="0in" style:contextual-spacing="false" fo:line-height="150%" fo:text-align="justify" style:justify-single-word="false"/>
    </style:style>
    <style:style style:name="P86" style:family="paragraph" style:parent-style-name="Standard">
      <style:paragraph-properties fo:margin-top="0in" fo:margin-bottom="0in" style:contextual-spacing="false" fo:line-height="150%"/>
      <style:text-properties style:font-name="Arial" fo:font-size="12pt" style:font-size-asian="12pt" style:font-name-complex="Arial1" style:font-size-complex="12pt"/>
    </style:style>
    <style:style style:name="P87" style:family="paragraph" style:parent-style-name="Standard">
      <style:paragraph-properties fo:margin-top="0in" fo:margin-bottom="0in" style:contextual-spacing="false" fo:line-height="150%" fo:text-align="justify" style:justify-single-word="false"/>
      <style:text-properties style:font-name="Arial" fo:font-size="12pt" style:font-size-asian="12pt" style:font-name-complex="Arial1" style:font-size-complex="12pt"/>
    </style:style>
    <style:style style:name="P88" style:family="paragraph" style:parent-style-name="Standard">
      <style:paragraph-properties fo:margin-top="0in" fo:margin-bottom="0in" style:contextual-spacing="false" fo:line-height="150%"/>
      <style:text-properties style:font-name="Arial" fo:font-size="12pt" fo:language="en" fo:country="US" style:font-size-asian="12pt" style:font-name-complex="Arial1" style:font-size-complex="12pt"/>
    </style:style>
    <style:style style:name="P89" style:family="paragraph" style:parent-style-name="Standard">
      <style:paragraph-properties fo:margin-left="0.25in" fo:margin-right="0in" fo:margin-top="0in" fo:margin-bottom="0in" style:contextual-spacing="false" fo:line-height="100%" fo:text-indent="0in" style:auto-text-indent="false"/>
    </style:style>
    <style:style style:name="P9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style>
    <style:style style:name="P91"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000000" fo:font-size="12pt" style:font-name-asian="Times New Roman1" style:font-size-asian="12pt" style:language-asian="el" style:country-asian="GR" style:font-name-complex="Arial1" style:font-size-complex="12pt"/>
    </style:style>
    <style:style style:name="P92" style:family="paragraph" style:parent-style-name="Standard">
      <style:paragraph-properties fo:margin-left="0.5555in" fo:margin-right="0in" fo:margin-top="0in" fo:margin-bottom="0in" style:contextual-spacing="false" fo:line-height="150%" fo:text-indent="-0.3055in" style:auto-text-indent="false"/>
      <style:text-properties fo:color="#000000" style:font-name="Arial" fo:font-size="12pt" fo:font-weight="bold" style:font-name-asian="Times New Roman1" style:font-size-asian="12pt" style:language-asian="el" style:country-asian="GR" style:font-weight-asian="bold" style:font-name-complex="Arial1" style:font-size-complex="12pt"/>
    </style:style>
    <style:style style:name="P93" style:family="paragraph" style:parent-style-name="Standard">
      <style:paragraph-properties fo:margin-left="0.5555in" fo:margin-right="0in" fo:margin-top="0in" fo:margin-bottom="0in" style:contextual-spacing="false" fo:line-height="150%" fo:text-align="justify" style:justify-single-word="false" fo:text-indent="-0.3055in" style:auto-text-indent="false"/>
      <style:text-properties fo:color="#000000" style:font-name="Arial" fo:font-size="12pt" fo:font-weight="bold" style:font-name-asian="Times New Roman1" style:font-size-asian="12pt" style:language-asian="el" style:country-asian="GR" style:font-weight-asian="bold" style:font-name-complex="Arial1" style:font-size-complex="12pt"/>
    </style:style>
    <style:style style:name="P94" style:family="paragraph" style:parent-style-name="Standard">
      <style:paragraph-properties fo:margin-left="0.5555in" fo:margin-right="0in" fo:margin-top="0in" fo:margin-bottom="0in" style:contextual-spacing="false" fo:line-height="100%" fo:text-indent="-0.3055in" style:auto-text-indent="false"/>
      <style:text-properties fo:color="#000000" fo:font-size="12pt" style:font-name-asian="Times New Roman1" style:font-size-asian="12pt" style:language-asian="el" style:country-asian="GR" style:font-name-complex="Arial1" style:font-size-complex="12pt"/>
    </style:style>
    <style:style style:name="P95" style:family="paragraph" style:parent-style-name="Standard">
      <style:paragraph-properties fo:margin-left="0.5555in" fo:margin-right="0in" fo:margin-top="0in" fo:margin-bottom="0in" style:contextual-spacing="false" fo:line-height="100%" fo:text-align="justify" style:justify-single-word="false" fo:text-indent="-0.3055in" style:auto-text-indent="false"/>
      <style:text-properties fo:color="#000000" fo:font-size="12pt" style:font-name-asian="Times New Roman1" style:font-size-asian="12pt" style:language-asian="el" style:country-asian="GR" style:font-name-complex="Arial1" style:font-size-complex="12pt"/>
    </style:style>
    <style:style style:name="P96" style:family="paragraph" style:parent-style-name="Standard">
      <style:paragraph-properties fo:margin-left="0.5555in" fo:margin-right="0in" fo:margin-top="0in" fo:margin-bottom="0in" style:contextual-spacing="false" fo:line-height="100%" fo:text-align="justify" style:justify-single-word="false" fo:text-indent="-0.3055in" style:auto-text-indent="false"/>
      <style:text-properties fo:color="#000000" fo:font-size="12pt" fo:font-weight="bold" style:font-name-asian="Times New Roman1" style:font-size-asian="12pt" style:language-asian="el" style:country-asian="GR" style:font-weight-asian="bold" style:font-name-complex="Arial1" style:font-size-complex="12pt"/>
    </style:style>
    <style:style style:name="P97" style:family="paragraph" style:parent-style-name="Standard">
      <style:paragraph-properties fo:margin-left="0.5555in" fo:margin-right="0in" fo:margin-top="0in" fo:margin-bottom="0in" style:contextual-spacing="false" fo:line-height="100%" fo:text-indent="-0.3055in" style:auto-text-indent="false"/>
    </style:style>
    <style:style style:name="P98" style:family="paragraph" style:parent-style-name="Standard">
      <style:paragraph-properties fo:margin-left="0.5555in" fo:margin-right="0in" fo:margin-top="0in" fo:margin-bottom="0in" style:contextual-spacing="false" fo:line-height="100%" fo:text-align="justify" style:justify-single-word="false" fo:text-indent="-0.3055in" style:auto-text-indent="false"/>
    </style:style>
    <style:style style:name="P99" style:family="paragraph" style:parent-style-name="Standard">
      <style:paragraph-properties fo:margin-left="0.5555in" fo:margin-right="0in" fo:margin-top="0in" fo:margin-bottom="0in" style:contextual-spacing="false" fo:line-height="100%" fo:text-indent="-0.3055in" style:auto-text-indent="false"/>
      <style:text-properties fo:font-size="12pt" style:font-size-asian="12pt" style:font-size-complex="12pt"/>
    </style:style>
    <style:style style:name="P100" style:family="paragraph" style:parent-style-name="Standard">
      <style:paragraph-properties fo:margin-left="0.5555in" fo:margin-right="0in" fo:margin-top="0in" fo:margin-bottom="0in" style:contextual-spacing="false" fo:line-height="100%" fo:text-indent="-0.3055in" style:auto-text-indent="false"/>
      <style:text-properties fo:font-size="12pt" style:font-name-asian="Times New Roman1" style:font-size-asian="12pt" style:language-asian="el" style:country-asian="GR" style:font-name-complex="Times New Roman1" style:font-size-complex="12pt"/>
    </style:style>
    <style:style style:name="P101" style:family="paragraph" style:parent-style-name="Standard">
      <style:paragraph-properties fo:margin-left="0.5555in" fo:margin-right="0in" fo:margin-top="0in" fo:margin-bottom="0in" style:contextual-spacing="false" fo:line-height="100%" fo:text-align="justify" style:justify-single-word="false" fo:text-indent="-0.3055in" style:auto-text-indent="false"/>
      <style:text-properties fo:font-size="12pt" style:font-name-asian="Times New Roman1" style:font-size-asian="12pt" style:language-asian="el" style:country-asian="GR" style:font-name-complex="Times New Roman1" style:font-size-complex="12pt"/>
    </style:style>
    <style:style style:name="P102"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style>
    <style:style style:name="P103" style:family="paragraph" style:parent-style-name="Standard">
      <style:paragraph-properties fo:margin-left="0.1972in" fo:margin-right="0in" fo:margin-top="0in" fo:margin-bottom="0in" style:contextual-spacing="false" fo:line-height="100%" fo:text-indent="0in" style:auto-text-indent="false"/>
      <style:text-properties fo:color="#000000" fo:font-size="12pt" fo:font-weight="bold" style:font-name-asian="Times New Roman1" style:font-size-asian="12pt" style:language-asian="el" style:country-asian="GR" style:font-weight-asian="bold" style:font-name-complex="Arial1" style:font-size-complex="12pt"/>
    </style:style>
    <style:style style:name="P104"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text-properties fo:color="#000000" fo:font-size="12pt" fo:font-weight="bold" style:font-name-asian="Times New Roman1" style:font-size-asian="12pt" style:language-asian="el" style:country-asian="GR" style:font-weight-asian="bold" style:font-name-complex="Arial1" style:font-size-complex="12pt"/>
    </style:style>
    <style:style style:name="P105"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text-properties fo:font-size="12pt" style:font-size-asian="12pt" style:font-size-complex="12pt"/>
    </style:style>
    <style:style style:name="P106"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text-properties fo:font-size="12pt" fo:font-weight="bold" style:font-size-asian="12pt" style:font-weight-asian="bold" style:font-size-complex="12pt"/>
    </style:style>
    <style:style style:name="P107" style:family="paragraph" style:parent-style-name="Standard">
      <style:paragraph-properties fo:margin-left="0.1972in" fo:margin-right="0in" fo:margin-top="0in" fo:margin-bottom="0in" style:contextual-spacing="false" fo:line-height="100%" fo:text-align="justify" style:justify-single-word="false" fo:text-indent="0.0528in" style:auto-text-indent="false"/>
      <style:text-properties fo:color="#000000" fo:font-size="12pt" fo:font-weight="bold" style:font-name-asian="Times New Roman1" style:font-size-asian="12pt" style:language-asian="el" style:country-asian="GR" style:font-weight-asian="bold" style:font-name-complex="Arial1" style:font-size-complex="12pt"/>
    </style:style>
    <style:style style:name="P108" style:family="paragraph" style:parent-style-name="Standard">
      <style:paragraph-properties fo:margin-left="0.1972in" fo:margin-right="0in" fo:margin-top="0in" fo:margin-bottom="0in" style:contextual-spacing="false" fo:line-height="100%" fo:text-align="justify" style:justify-single-word="false" fo:text-indent="0.0528in" style:auto-text-indent="false"/>
      <style:text-properties fo:color="#000000" fo:font-size="12pt" style:font-name-asian="Times New Roman1" style:font-size-asian="12pt" style:language-asian="el" style:country-asian="GR" style:font-name-complex="Arial1" style:font-size-complex="12pt"/>
    </style:style>
    <style:style style:name="P109" style:family="paragraph" style:parent-style-name="Standard">
      <style:paragraph-properties fo:margin-left="0.1972in" fo:margin-right="0in" fo:margin-top="0in" fo:margin-bottom="0in" style:contextual-spacing="false" fo:line-height="100%" fo:text-align="justify" style:justify-single-word="false" fo:text-indent="0.0528in" style:auto-text-indent="false"/>
    </style:style>
    <style:style style:name="P110"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111"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text-properties fo:font-size="12pt" fo:font-weight="bold" style:font-size-asian="12pt" style:font-weight-asian="bold" style:font-size-complex="12pt"/>
    </style:style>
    <style:style style:name="P112" style:family="paragraph" style:parent-style-name="Standard">
      <style:paragraph-properties fo:margin-left="0.5555in" fo:margin-right="0in" fo:margin-top="0in" fo:margin-bottom="0in" style:contextual-spacing="false" fo:line-height="100%" fo:text-align="justify" style:justify-single-word="false" fo:text-indent="-0.5555in" style:auto-text-indent="false"/>
    </style:style>
    <style:style style:name="P113" style:family="paragraph" style:parent-style-name="Standard">
      <style:paragraph-properties fo:margin-left="0.4925in" fo:margin-right="0in" fo:line-height="150%" fo:text-indent="-0.4925in" style:auto-text-indent="false"/>
      <style:text-properties style:font-name="Arial" fo:font-size="12pt" style:font-size-asian="12pt" style:font-name-complex="Arial1"/>
    </style:style>
    <style:style style:name="P114" style:family="paragraph" style:parent-style-name="Standard">
      <style:paragraph-properties fo:margin-left="0.4925in" fo:margin-right="0in" fo:line-height="150%" fo:text-indent="-0.4925in" style:auto-text-indent="false"/>
      <style:text-properties style:font-name="Arial" style:font-name-complex="Arial1"/>
    </style:style>
    <style:style style:name="P115" style:family="paragraph" style:parent-style-name="Standard">
      <style:paragraph-properties fo:margin-top="0in" fo:margin-bottom="0.0835in" style:contextual-spacing="false" fo:line-height="150%" fo:text-align="justify" style:justify-single-word="false"/>
    </style:style>
    <style:style style:name="P116" style:family="paragraph" style:parent-style-name="Standard">
      <style:paragraph-properties fo:margin-top="0in" fo:margin-bottom="0.0835in" style:contextual-spacing="true" fo:line-height="150%" fo:text-align="justify" style:justify-single-word="false"/>
      <style:text-properties style:font-name="Arial" style:font-name-complex="Arial1"/>
    </style:style>
    <style:style style:name="P117" style:family="paragraph" style:parent-style-name="Standard">
      <style:paragraph-properties fo:margin-top="0in" fo:margin-bottom="0.0835in" style:contextual-spacing="true" fo:line-height="150%" fo:text-align="justify" style:justify-single-word="false"/>
    </style:style>
    <style:style style:name="T1" style:family="text">
      <style:text-properties style:font-name="Arial" fo:font-size="12pt" fo:language="en" fo:country="US" style:font-size-asian="12pt" style:font-name-complex="Arial1"/>
    </style:style>
    <style:style style:name="T2" style:family="text">
      <style:text-properties style:font-name="Arial" fo:font-size="12pt" fo:language="en" fo:country="US" style:font-size-asian="12pt" style:font-name-complex="Arial1" style:font-size-complex="12pt"/>
    </style:style>
    <style:style style:name="T3" style:family="text">
      <style:text-properties style:font-name="Arial" fo:font-size="12pt" fo:language="en" fo:country="US" fo:font-weight="bold" style:font-size-asian="12pt" style:font-weight-asian="bold" style:font-name-complex="Arial1" style:font-size-complex="12pt"/>
    </style:style>
    <style:style style:name="T4" style:family="text">
      <style:text-properties style:font-name="Arial" fo:font-size="12pt" style:font-size-asian="12pt" style:font-name-complex="Arial1"/>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fo:font-weight="bold" style:font-size-asian="12pt" style:font-weight-asian="bold" style:font-name-complex="Arial1" style:font-size-complex="12pt"/>
    </style:style>
    <style:style style:name="T7" style:family="text">
      <style:text-properties style:font-name="Arial" style:font-name-complex="Arial1"/>
    </style:style>
    <style:style style:name="T8" style:family="text">
      <style:text-properties style:font-name="Arial" fo:language="en" fo:country="US" style:font-name-complex="Arial1"/>
    </style:style>
    <style:style style:name="T9" style:family="text">
      <style:text-properties style:font-name="Arial" fo:language="en" fo:country="US" style:font-name-complex="Arial1" style:font-size-complex="12pt"/>
    </style:style>
    <style:style style:name="T10" style:family="text">
      <style:text-properties style:font-name="Arial" fo:language="en" fo:country="US" fo:font-weight="bold" style:font-weight-asian="bold" style:font-name-complex="Arial1" style:font-weight-complex="bold"/>
    </style:style>
    <style:style style:name="T11" style:family="text">
      <style:text-properties style:font-name="Arial" fo:language="en" fo:country="US" fo:font-style="italic" style:font-style-asian="italic" style:font-name-complex="Arial1" style:font-size-complex="12pt"/>
    </style:style>
    <style:style style:name="T12" style:family="text">
      <style:text-properties style:font-name="Arial" fo:language="en" fo:country="US" style:font-name-asian="Times New Roman1" style:language-asian="el" style:country-asian="GR" style:font-name-complex="Arial1" style:font-size-complex="12pt"/>
    </style:style>
    <style:style style:name="T13" style:family="text">
      <style:text-properties style:font-name="Arial" style:font-name-asian="Times New Roman1" style:language-asian="el" style:country-asian="GR" style:font-name-complex="Arial1"/>
    </style:style>
    <style:style style:name="T14" style:family="text">
      <style:text-properties style:font-name="Arial" fo:font-size="16pt" style:font-name-asian="Times New Roman1" style:font-size-asian="16pt" style:language-asian="el" style:country-asian="GR" style:font-name-complex="Arial1" style:font-size-complex="12pt"/>
    </style:style>
    <style:style style:name="T15" style:family="text">
      <style:text-properties style:font-name="Arial" fo:font-size="14pt" style:font-name-asian="Times New Roman1" style:font-size-asian="14pt" style:language-asian="el" style:country-asian="GR" style:font-name-complex="Arial1" style:font-size-complex="12pt"/>
    </style:style>
    <style:style style:name="T16" style:family="text">
      <style:text-properties style:font-name="Arial" fo:font-size="14pt" fo:font-weight="bold" style:font-size-asian="14pt" style:font-weight-asian="bold" style:font-name-complex="Arial1" style:font-size-complex="12pt"/>
    </style:style>
    <style:style style:name="T17" style:family="text">
      <style:text-properties style:font-name="Arial" fo:font-weight="bold" style:font-weight-asian="bold" style:font-name-complex="Arial1"/>
    </style:style>
    <style:style style:name="T18" style:family="text">
      <style:text-properties style:font-name="Arial" fo:font-weight="bold" style:font-weight-asian="bold" style:font-name-complex="Arial1" style:font-weight-complex="bold"/>
    </style:style>
    <style:style style:name="T19" style:family="text">
      <style:text-properties text:display="true"/>
    </style:style>
    <style:style style:name="T20" style:family="text">
      <style:text-properties style:language-asian="el" style:country-asian="GR" style:font-name-complex="F"/>
    </style:style>
    <style:style style:name="T21" style:family="text">
      <style:text-properties fo:color="#000000" style:font-name="Arial" fo:font-size="15.5pt" fo:font-weight="bold" style:font-size-asian="15.5pt" style:font-weight-asian="bold" style:font-name-complex="Arial1" style:font-size-complex="15.5pt"/>
    </style:style>
    <style:style style:name="T22" style:family="text">
      <style:text-properties fo:color="#000000" style:font-name="Arial" fo:font-size="15.5pt" fo:language="en" fo:country="US" fo:font-weight="bold" style:font-size-asian="15.5pt" style:font-weight-asian="bold" style:font-name-complex="Arial1" style:font-size-complex="15.5pt"/>
    </style:style>
    <style:style style:name="T23" style:family="text">
      <style:text-properties fo:color="#000000" style:font-name="Arial" style:font-name-complex="Arial1"/>
    </style:style>
    <style:style style:name="T24" style:family="text">
      <style:text-properties fo:color="#000000" style:font-name="Arial" fo:language="en" fo:country="US" style:font-name-complex="Arial1"/>
    </style:style>
    <style:style style:name="T25" style:family="text">
      <style:text-properties fo:color="#000000" style:font-name="Arial" fo:language="en" fo:country="US" fo:font-weight="bold" style:font-name-asian="Times New Roman1" style:language-asian="el" style:country-asian="GR" style:font-weight-asian="bold" style:font-name-complex="Arial1"/>
    </style:style>
    <style:style style:name="T26" style:family="text">
      <style:text-properties fo:color="#000000" style:font-name="Arial" fo:language="en" fo:country="US" fo:font-weight="bold" style:font-name-asian="Times New Roman1" style:language-asian="el" style:country-asian="GR" style:font-weight-asian="bold" style:font-name-complex="Arial1" style:font-size-complex="12pt"/>
    </style:style>
    <style:style style:name="T27" style:family="text">
      <style:text-properties fo:color="#000000" style:font-name="Arial" fo:language="en" fo:country="US" style:text-underline-style="solid" style:text-underline-width="auto" style:text-underline-color="font-color" fo:font-weight="bold" style:font-name-asian="Times New Roman1" style:language-asian="el" style:country-asian="GR" style:font-weight-asian="bold" style:font-name-complex="Arial1" style:font-size-complex="12pt"/>
    </style:style>
    <style:style style:name="T28" style:family="text">
      <style:text-properties fo:color="#000000" style:font-name="Arial" fo:language="en" fo:country="US" style:font-name-asian="Times New Roman1" style:language-asian="el" style:country-asian="GR" style:font-name-complex="Arial1" style:font-size-complex="12pt"/>
    </style:style>
    <style:style style:name="T29" style:family="text">
      <style:text-properties fo:color="#000000" style:font-name="Arial" fo:font-weight="bold" style:font-name-asian="Times New Roman1" style:language-asian="el" style:country-asian="GR" style:font-weight-asian="bold" style:font-name-complex="Arial1"/>
    </style:style>
    <style:style style:name="T30" style:family="text">
      <style:text-properties fo:color="#000000" style:font-name="Arial" style:text-underline-style="solid" style:text-underline-width="auto" style:text-underline-color="font-color" fo:font-weight="bold" style:font-name-asian="Times New Roman1" style:language-asian="el" style:country-asian="GR" style:font-weight-asian="bold" style:font-name-complex="Arial1" style:font-size-complex="12pt"/>
    </style:style>
    <style:style style:name="T31" style:family="text">
      <style:text-properties fo:color="#000000" style:font-name="Arial" style:font-name-asian="Times New Roman1" style:language-asian="el" style:country-asian="GR" style:font-name-complex="Arial1" style:font-size-complex="12pt"/>
    </style:style>
    <style:style style:name="T32" style:family="text">
      <style:text-properties fo:color="#000000" style:font-name="Arial" fo:font-size="10pt" style:font-size-asian="10pt" style:font-name-complex="Arial1"/>
    </style:style>
    <style:style style:name="T33" style:family="text">
      <style:text-properties fo:color="#000000" fo:font-size="12pt" style:font-name-asian="Times New Roman1" style:font-size-asian="12pt" style:language-asian="el" style:country-asian="GR" style:font-name-complex="Arial1" style:font-size-complex="12pt"/>
    </style:style>
    <style:style style:name="T34" style:family="text">
      <style:text-properties fo:color="#000000" fo:font-size="12pt" fo:font-weight="bold" style:font-name-asian="Times New Roman1" style:font-size-asian="12pt" style:language-asian="el" style:country-asian="GR" style:font-weight-asian="bold" style:font-name-complex="Arial1" style:font-size-complex="12pt"/>
    </style:style>
    <style:style style:name="T35" style:family="text">
      <style:text-properties fo:color="#000000" fo:font-size="12pt" fo:language="en" fo:country="US" style:font-name-asian="Times New Roman1" style:font-size-asian="12pt" style:language-asian="el" style:country-asian="GR" style:font-name-complex="Arial1" style:font-size-complex="12pt"/>
    </style:style>
    <style:style style:name="T36" style:family="text">
      <style:text-properties fo:color="#000000" fo:font-size="12pt" fo:language="en" fo:country="US" style:text-underline-style="solid" style:text-underline-width="auto" style:text-underline-color="font-color" fo:font-weight="bold" style:font-name-asian="Times New Roman1" style:font-size-asian="12pt" style:language-asian="el" style:country-asian="GR" style:font-weight-asian="bold" style:font-name-complex="Arial1" style:font-size-complex="12pt"/>
    </style:style>
    <style:style style:name="T37" style:family="text">
      <style:text-properties fo:color="#000000" fo:font-size="12pt" style:text-underline-style="solid" style:text-underline-width="auto" style:text-underline-color="font-color" fo:font-weight="bold" style:font-name-asian="Times New Roman1" style:font-size-asian="12pt" style:language-asian="el" style:country-asian="GR" style:font-weight-asian="bold" style:font-name-complex="Arial1" style:font-size-complex="12pt"/>
    </style:style>
    <style:style style:name="T38" style:family="text">
      <style:text-properties fo:font-size="12pt" style:font-size-asian="12pt" style:font-size-complex="12pt"/>
    </style:style>
    <style:style style:name="T39" style:family="text">
      <style:text-properties fo:font-size="12pt" style:font-name-asian="Times New Roman1" style:font-size-asian="12pt" style:language-asian="el" style:country-asian="GR" style:font-name-complex="Times New Roman1" style:font-size-complex="12pt"/>
    </style:style>
    <style:style style:name="T40" style:family="text">
      <style:text-properties fo:font-size="12pt" style:font-name-asian="Times New Roman1" style:font-size-asian="12pt" style:language-asian="el" style:country-asian="GR" style:font-name-complex="Arial1" style:font-size-complex="12pt"/>
    </style:style>
    <style:style style:name="T41" style:family="text">
      <style:text-properties fo:font-size="12pt" fo:language="en" fo:country="US" style:font-name-asian="Times New Roman1" style:font-size-asian="12pt" style:language-asian="el" style:country-asian="GR" style:font-name-complex="Times New Roman1" style:font-size-complex="12pt"/>
    </style:style>
    <style:style style:name="T42" style:family="text">
      <style:text-properties fo:font-size="12pt" fo:language="en" fo:country="US" style:font-name-asian="Times New Roman1" style:font-size-asian="12pt" style:language-asian="el" style:country-asian="GR" style:font-name-complex="Arial1" style:font-size-complex="12pt"/>
    </style:style>
    <style:style style:name="T43" style:family="text">
      <style:text-properties fo:font-size="12pt" fo:language="en" fo:country="US" style:font-size-asian="12pt" style:font-size-complex="12pt"/>
    </style:style>
    <style:style style:name="T44" style:family="text">
      <style:text-properties fo:font-size="12pt" fo:font-weight="bold" style:font-size-asian="12pt" style:font-weight-asian="bold" style:font-size-complex="12pt"/>
    </style:style>
    <style:style style:name="T45" style:family="text">
      <style:text-properties fo:font-size="12pt" fo:font-weight="bold" style:font-name-asian="Times New Roman1" style:font-size-asian="12pt" style:language-asian="el" style:country-asian="GR" style:font-weight-asian="bold" style:font-name-complex="Times New Roman1" style:font-size-complex="12pt"/>
    </style:style>
    <style:style style:name="T46" style:family="text">
      <style:text-properties fo:font-size="12pt" style:text-underline-style="solid" style:text-underline-width="auto" style:text-underline-color="font-color" fo:font-weight="bold" style:font-size-asian="12pt" style:font-weight-asian="bold" style:font-size-complex="12pt"/>
    </style:style>
    <style:style style:name="T47" style:family="text">
      <style:text-properties fo:language="en" fo:country="US"/>
    </style:style>
    <style:style style:name="T48" style:family="text">
      <style:text-properties fo:color="#ff0000" style:font-name="Arial" fo:font-size="12pt" fo:language="en" fo:country="US" style:font-size-asian="12pt" style:font-name-complex="Arial1" style:font-size-complex="12pt"/>
    </style:style>
    <style:style style:name="T49" style:family="text">
      <style:text-properties fo:color="#0070c0" style:font-name="Arial" fo:font-size="12pt" fo:language="en" fo:country="US" fo:font-weight="bold" style:font-size-asian="12pt" style:font-weight-asian="bold" style:font-name-complex="Arial1"/>
    </style:style>
    <style:style style:name="T50" style:family="text">
      <style:text-properties fo:color="#0070c0" style:font-name="Arial" fo:font-size="12pt" fo:font-weight="bold" style:font-size-asian="12pt" style:font-weight-asian="bold" style:font-name-complex="Arial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Toc440968198"/><text:span text:style-name="T2">ToolKit</text:span><text:span text:style-name="T5"> - Οδηγός Ώριμων Έργων Ανοιχτού Λογισμικού</text:span><text:bookmark-end text:name="_Toc440968198"/></text:h>
      <text:p text:style-name="P62"/>
      <text:p text:style-name="P14"><text:bookmark-start text:name="OLE_LINK10"/><text:bookmark-start text:name="OLE_LINK9"/><text:span text:style-name="T7">Contents</text:span></text:p>
      <text:table-of-content text:style-name="Sect1" text:protected="true" text:name="Πίνακας περιεχομένων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40968198" text:style-name="Index_20_Link" text:visited-style-name="Index_20_Link"><text:span text:style-name="T8">ToolKit</text:span></text:a><text:a xlink:type="simple" xlink:href="#_Toc440968198" text:style-name="Index_20_Link" text:visited-style-name="Index_20_Link"><text:span text:style-name="T7"> - Οδηγός Ώριμων Έργων Ανοιχτού Λογισμικού</text:span></text:a><text:a xlink:type="simple" xlink:href="#_Toc440968198" text:style-name="Index_20_Link" text:visited-style-name="Index_20_Link"><text:span text:style-name="T19"><text:tab/>1</text:span></text:a></text:p>
          <text:p text:style-name="P22"><text:a xlink:type="simple" xlink:href="#_Toc440968199" text:style-name="Index_20_Link" text:visited-style-name="Index_20_Link"><text:span text:style-name="T13">1. </text:span></text:a><text:a xlink:type="simple" xlink:href="#_Toc440968199" text:style-name="Index_20_Link" text:visited-style-name="Index_20_Link"><text:span text:style-name="T20"><text:tab/></text:span></text:a><text:a xlink:type="simple" xlink:href="#_Toc440968199" text:style-name="Index_20_Link" text:visited-style-name="Index_20_Link"><text:span text:style-name="T13">Εισαγωγή στο Ανοικτό Λογισμικό</text:span></text:a><text:a xlink:type="simple" xlink:href="#_Toc440968199" text:style-name="Index_20_Link" text:visited-style-name="Index_20_Link"><text:span text:style-name="T19"><text:tab/>3</text:span></text:a></text:p>
          <text:p text:style-name="P1"><text:a xlink:type="simple" xlink:href="#_Toc440968200" text:style-name="Index_20_Link" text:visited-style-name="Index_20_Link"><text:span text:style-name="T13">1.1.  </text:span></text:a><text:a xlink:type="simple" xlink:href="#_Toc440968200" text:style-name="Index_20_Link" text:visited-style-name="Index_20_Link"><text:span text:style-name="T20"><text:tab/></text:span></text:a><text:a xlink:type="simple" xlink:href="#_Toc440968200" text:style-name="Index_20_Link" text:visited-style-name="Index_20_Link"><text:span text:style-name="T13">Το ανοικτό λογισμικό διεθνώς στη δημόσια διοίκηση και στον ιδιωτικό τομέα</text:span></text:a><text:a xlink:type="simple" xlink:href="#_Toc440968200" text:style-name="Index_20_Link" text:visited-style-name="Index_20_Link"><text:span text:style-name="T19"><text:tab/>3</text:span></text:a></text:p>
          <text:p text:style-name="P2"><text:a xlink:type="simple" xlink:href="#_Toc440968203" text:style-name="Index_20_Link" text:visited-style-name="Index_20_Link"><text:span text:style-name="T13">1.2.</text:span></text:a><text:a xlink:type="simple" xlink:href="#_Toc440968203" text:style-name="Index_20_Link" text:visited-style-name="Index_20_Link"><text:span text:style-name="T20"><text:tab/></text:span></text:a><text:a xlink:type="simple" xlink:href="#_Toc440968203" text:style-name="Index_20_Link" text:visited-style-name="Index_20_Link"><text:span text:style-name="T13">Πλεονεκτήματα - Μειονεκτήματα  Χρήσης Ανοικτού Λογισμικού</text:span></text:a><text:a xlink:type="simple" xlink:href="#_Toc440968203" text:style-name="Index_20_Link" text:visited-style-name="Index_20_Link"><text:span text:style-name="T19"><text:tab/>5</text:span></text:a></text:p>
          <text:p text:style-name="P2"><text:a xlink:type="simple" xlink:href="#_Toc440968204" text:style-name="Index_20_Link" text:visited-style-name="Index_20_Link"><text:span text:style-name="T13">1.3.</text:span></text:a><text:a xlink:type="simple" xlink:href="#_Toc440968204" text:style-name="Index_20_Link" text:visited-style-name="Index_20_Link"><text:span text:style-name="T20"><text:tab/></text:span></text:a><text:a xlink:type="simple" xlink:href="#_Toc440968204" text:style-name="Index_20_Link" text:visited-style-name="Index_20_Link"><text:span text:style-name="T13">Άδειες Χρήσης και Δικαιώματα</text:span></text:a><text:a xlink:type="simple" xlink:href="#_Toc440968204" text:style-name="Index_20_Link" text:visited-style-name="Index_20_Link"><text:span text:style-name="T19"><text:tab/>6</text:span></text:a></text:p>
          <text:p text:style-name="P2"><text:a xlink:type="simple" xlink:href="#_Toc440968205" text:style-name="Index_20_Link" text:visited-style-name="Index_20_Link"><text:span text:style-name="T13">1.4.</text:span></text:a><text:a xlink:type="simple" xlink:href="#_Toc440968205" text:style-name="Index_20_Link" text:visited-style-name="Index_20_Link"><text:span text:style-name="T20"><text:tab/></text:span></text:a><text:a xlink:type="simple" xlink:href="#_Toc440968205" text:style-name="Index_20_Link" text:visited-style-name="Index_20_Link"><text:span text:style-name="T13">Το Νομικό Πλαίσιο στην Ελλάδα</text:span></text:a><text:a xlink:type="simple" xlink:href="#_Toc440968205" text:style-name="Index_20_Link" text:visited-style-name="Index_20_Link"><text:span text:style-name="T19"><text:tab/>8</text:span></text:a></text:p>
          <text:p text:style-name="P23"><text:a xlink:type="simple" xlink:href="#_Toc440968206" text:style-name="Index_20_Link" text:visited-style-name="Index_20_Link"><text:span text:style-name="T7">2.</text:span></text:a><text:a xlink:type="simple" xlink:href="#_Toc440968206" text:style-name="Index_20_Link" text:visited-style-name="Index_20_Link"><text:span text:style-name="T20"><text:tab/></text:span></text:a><text:a xlink:type="simple" xlink:href="#_Toc440968206" text:style-name="Index_20_Link" text:visited-style-name="Index_20_Link"><text:span text:style-name="T7">Ορισμός Ώριμων Έργων Ανοικτού Λογισμικού</text:span></text:a><text:a xlink:type="simple" xlink:href="#_Toc440968206" text:style-name="Index_20_Link" text:visited-style-name="Index_20_Link"><text:span text:style-name="T19"><text:tab/>14</text:span></text:a></text:p>
          <text:p text:style-name="P2"><text:a xlink:type="simple" xlink:href="#_Toc440968207" text:style-name="Index_20_Link" text:visited-style-name="Index_20_Link"><text:span text:style-name="T7">2.1.</text:span></text:a><text:a xlink:type="simple" xlink:href="#_Toc440968207" text:style-name="Index_20_Link" text:visited-style-name="Index_20_Link"><text:span text:style-name="T20"><text:tab/></text:span></text:a><text:a xlink:type="simple" xlink:href="#_Toc440968207" text:style-name="Index_20_Link" text:visited-style-name="Index_20_Link"><text:span text:style-name="T7">Τομείς Αξιοποίησης και Κατηγοριοποίηση Έργων</text:span></text:a><text:a xlink:type="simple" xlink:href="#_Toc440968207" text:style-name="Index_20_Link" text:visited-style-name="Index_20_Link"><text:span text:style-name="T19"><text:tab/>14</text:span></text:a></text:p>
          <text:p text:style-name="P2"><text:a xlink:type="simple" xlink:href="#_Toc440968208" text:style-name="Index_20_Link" text:visited-style-name="Index_20_Link"><text:span text:style-name="T7">2.2.</text:span></text:a><text:a xlink:type="simple" xlink:href="#_Toc440968208" text:style-name="Index_20_Link" text:visited-style-name="Index_20_Link"><text:span text:style-name="T20"><text:tab/></text:span></text:a><text:a xlink:type="simple" xlink:href="#_Toc440968208" text:style-name="Index_20_Link" text:visited-style-name="Index_20_Link"><text:span text:style-name="T7">Κριτήρια Αξιολόγησης Λογισμικών</text:span></text:a><text:a xlink:type="simple" xlink:href="#_Toc440968208" text:style-name="Index_20_Link" text:visited-style-name="Index_20_Link"><text:span text:style-name="T19"><text:tab/>15</text:span></text:a></text:p>
          <text:p text:style-name="P4"><text:a xlink:type="simple" xlink:href="#_Toc440968209" text:style-name="Index_20_Link" text:visited-style-name="Index_20_Link"><text:span text:style-name="T7">2.2.1.</text:span></text:a><text:a xlink:type="simple" xlink:href="#_Toc440968209" text:style-name="Index_20_Link" text:visited-style-name="Index_20_Link"><text:span text:style-name="T20"><text:tab/></text:span></text:a><text:a xlink:type="simple" xlink:href="#_Toc440968209" text:style-name="Index_20_Link" text:visited-style-name="Index_20_Link"><text:span text:style-name="T7">Αποδοχή από την εκάστοτε κοινότητα χρηστών - Υπάρχουσα Χρήση από διάφορους φορείς</text:span></text:a><text:a xlink:type="simple" xlink:href="#_Toc440968209" text:style-name="Index_20_Link" text:visited-style-name="Index_20_Link"><text:span text:style-name="T19"><text:tab/>15</text:span></text:a></text:p>
          <text:p text:style-name="P4"><text:a xlink:type="simple" xlink:href="#_Toc440968210" text:style-name="Index_20_Link" text:visited-style-name="Index_20_Link"><text:span text:style-name="T7">2.2.2.</text:span></text:a><text:a xlink:type="simple" xlink:href="#_Toc440968210" text:style-name="Index_20_Link" text:visited-style-name="Index_20_Link"><text:span text:style-name="T20"><text:tab/></text:span></text:a><text:a xlink:type="simple" xlink:href="#_Toc440968210" text:style-name="Index_20_Link" text:visited-style-name="Index_20_Link"><text:span text:style-name="T7">Ωριμότητα - Βιωσιμότητα</text:span></text:a><text:a xlink:type="simple" xlink:href="#_Toc440968210" text:style-name="Index_20_Link" text:visited-style-name="Index_20_Link"><text:span text:style-name="T8"> </text:span></text:a><text:a xlink:type="simple" xlink:href="#_Toc440968210" text:style-name="Index_20_Link" text:visited-style-name="Index_20_Link"><text:span text:style-name="T7">Έργου</text:span></text:a><text:a xlink:type="simple" xlink:href="#_Toc440968210" text:style-name="Index_20_Link" text:visited-style-name="Index_20_Link"><text:span text:style-name="T19"><text:tab/>15</text:span></text:a></text:p>
          <text:p text:style-name="P4"><text:a xlink:type="simple" xlink:href="#_Toc440968211" text:style-name="Index_20_Link" text:visited-style-name="Index_20_Link"><text:span text:style-name="T7">2.2.3.</text:span></text:a><text:a xlink:type="simple" xlink:href="#_Toc440968211" text:style-name="Index_20_Link" text:visited-style-name="Index_20_Link"><text:span text:style-name="T20"><text:tab/></text:span></text:a><text:a xlink:type="simple" xlink:href="#_Toc440968211" text:style-name="Index_20_Link" text:visited-style-name="Index_20_Link"><text:span text:style-name="T7">Κοινότητα Ανάπτυξης – Αξιολόγησης και Υποστήριξης Λογισμικού</text:span></text:a><text:a xlink:type="simple" xlink:href="#_Toc440968211" text:style-name="Index_20_Link" text:visited-style-name="Index_20_Link"><text:span text:style-name="T19"><text:tab/>16</text:span></text:a></text:p>
          <text:p text:style-name="P4"><text:a xlink:type="simple" xlink:href="#_Toc440968212" text:style-name="Index_20_Link" text:visited-style-name="Index_20_Link"><text:span text:style-name="T7">2.2.4.</text:span></text:a><text:a xlink:type="simple" xlink:href="#_Toc440968212" text:style-name="Index_20_Link" text:visited-style-name="Index_20_Link"><text:span text:style-name="T20"><text:tab/></text:span></text:a><text:a xlink:type="simple" xlink:href="#_Toc440968212" text:style-name="Index_20_Link" text:visited-style-name="Index_20_Link"><text:span text:style-name="T7">Τεκμηρίωση κώδικα και οδηγοί χρήσης (</text:span></text:a><text:a xlink:type="simple" xlink:href="#_Toc440968212" text:style-name="Index_20_Link" text:visited-style-name="Index_20_Link"><text:span text:style-name="T8">Documentation</text:span></text:a><text:a xlink:type="simple" xlink:href="#_Toc440968212" text:style-name="Index_20_Link" text:visited-style-name="Index_20_Link"><text:span text:style-name="T7"> &amp; </text:span></text:a><text:a xlink:type="simple" xlink:href="#_Toc440968212" text:style-name="Index_20_Link" text:visited-style-name="Index_20_Link"><text:span text:style-name="T8">User</text:span></text:a><text:a xlink:type="simple" xlink:href="#_Toc440968212" text:style-name="Index_20_Link" text:visited-style-name="Index_20_Link"><text:span text:style-name="T7"> </text:span></text:a><text:a xlink:type="simple" xlink:href="#_Toc440968212" text:style-name="Index_20_Link" text:visited-style-name="Index_20_Link"><text:span text:style-name="T8">manual</text:span></text:a><text:a xlink:type="simple" xlink:href="#_Toc440968212" text:style-name="Index_20_Link" text:visited-style-name="Index_20_Link"><text:span text:style-name="T7">)</text:span></text:a><text:a xlink:type="simple" xlink:href="#_Toc440968212" text:style-name="Index_20_Link" text:visited-style-name="Index_20_Link"><text:span text:style-name="T19"><text:tab/>16</text:span></text:a></text:p>
          <text:p text:style-name="P4"><text:a xlink:type="simple" xlink:href="#_Toc440968213" text:style-name="Index_20_Link" text:visited-style-name="Index_20_Link"><text:span text:style-name="T7">2.2.5.</text:span></text:a><text:a xlink:type="simple" xlink:href="#_Toc440968213" text:style-name="Index_20_Link" text:visited-style-name="Index_20_Link"><text:span text:style-name="T20"><text:tab/></text:span></text:a><text:a xlink:type="simple" xlink:href="#_Toc440968213" text:style-name="Index_20_Link" text:visited-style-name="Index_20_Link"><text:span text:style-name="T7">Άδεια Χρήσης και αξιοποίησης</text:span></text:a><text:a xlink:type="simple" xlink:href="#_Toc440968213" text:style-name="Index_20_Link" text:visited-style-name="Index_20_Link"><text:span text:style-name="T19"><text:tab/>16</text:span></text:a></text:p>
          <text:p text:style-name="P4"><text:a xlink:type="simple" xlink:href="#_Toc440968214" text:style-name="Index_20_Link" text:visited-style-name="Index_20_Link"><text:span text:style-name="T7">2.2.6.</text:span></text:a><text:a xlink:type="simple" xlink:href="#_Toc440968214" text:style-name="Index_20_Link" text:visited-style-name="Index_20_Link"><text:span text:style-name="T20"><text:tab/></text:span></text:a><text:a xlink:type="simple" xlink:href="#_Toc440968214" text:style-name="Index_20_Link" text:visited-style-name="Index_20_Link"><text:span text:style-name="T7">Επίπεδο Εξελληνισμού</text:span></text:a><text:a xlink:type="simple" xlink:href="#_Toc440968214" text:style-name="Index_20_Link" text:visited-style-name="Index_20_Link"><text:span text:style-name="T19"><text:tab/>16</text:span></text:a></text:p>
          <text:p text:style-name="P4"><text:a xlink:type="simple" xlink:href="#_Toc440968215" text:style-name="Index_20_Link" text:visited-style-name="Index_20_Link"><text:span text:style-name="T7">2.2.7.</text:span></text:a><text:a xlink:type="simple" xlink:href="#_Toc440968215" text:style-name="Index_20_Link" text:visited-style-name="Index_20_Link"><text:span text:style-name="T20"><text:tab/></text:span></text:a><text:a xlink:type="simple" xlink:href="#_Toc440968215" text:style-name="Index_20_Link" text:visited-style-name="Index_20_Link"><text:span text:style-name="T7">Επίπεδο Προσαρμογής με την Ελληνική Πραγματικότητα</text:span></text:a><text:a xlink:type="simple" xlink:href="#_Toc440968215" text:style-name="Index_20_Link" text:visited-style-name="Index_20_Link"><text:span text:style-name="T19"><text:tab/>17</text:span></text:a></text:p>
          <text:p text:style-name="P4"><text:a xlink:type="simple" xlink:href="#_Toc440968216" text:style-name="Index_20_Link" text:visited-style-name="Index_20_Link"><text:span text:style-name="T7">2.2.8.</text:span></text:a><text:a xlink:type="simple" xlink:href="#_Toc440968216" text:style-name="Index_20_Link" text:visited-style-name="Index_20_Link"><text:span text:style-name="T20"><text:tab/></text:span></text:a><text:a xlink:type="simple" xlink:href="#_Toc440968216" text:style-name="Index_20_Link" text:visited-style-name="Index_20_Link"><text:span text:style-name="T7">Υποστήριξη από Ιδιωτικές Εταιρείες Πληροφορικής</text:span></text:a><text:a xlink:type="simple" xlink:href="#_Toc440968216" text:style-name="Index_20_Link" text:visited-style-name="Index_20_Link"><text:span text:style-name="T19"><text:tab/>17</text:span></text:a></text:p>
          <text:p text:style-name="P23"><text:a xlink:type="simple" xlink:href="#_Toc440968217" text:style-name="Index_20_Link" text:visited-style-name="Index_20_Link"><text:span text:style-name="T7">3.</text:span></text:a><text:a xlink:type="simple" xlink:href="#_Toc440968217" text:style-name="Index_20_Link" text:visited-style-name="Index_20_Link"><text:span text:style-name="T20"><text:tab/></text:span></text:a><text:a xlink:type="simple" xlink:href="#_Toc440968217" text:style-name="Index_20_Link" text:visited-style-name="Index_20_Link"><text:span text:style-name="T7">Ώριμα Έργα Ανοικτού Λογισμικού</text:span></text:a><text:a xlink:type="simple" xlink:href="#_Toc440968217" text:style-name="Index_20_Link" text:visited-style-name="Index_20_Link"><text:span text:style-name="T19"><text:tab/>17</text:span></text:a></text:p>
          <text:p text:style-name="P2"><text:a xlink:type="simple" xlink:href="#_Toc440968218" text:style-name="Index_20_Link" text:visited-style-name="Index_20_Link"><text:span text:style-name="T7">3.1.</text:span></text:a><text:a xlink:type="simple" xlink:href="#_Toc440968218" text:style-name="Index_20_Link" text:visited-style-name="Index_20_Link"><text:span text:style-name="T20"><text:tab/></text:span></text:a><text:a xlink:type="simple" xlink:href="#_Toc440968218" text:style-name="Index_20_Link" text:visited-style-name="Index_20_Link"><text:span text:style-name="T7">Καταγραφή ενδεικτικών έργων (λογισμικά)</text:span></text:a><text:a xlink:type="simple" xlink:href="#_Toc440968218" text:style-name="Index_20_Link" text:visited-style-name="Index_20_Link"><text:span text:style-name="T19"><text:tab/>17</text:span></text:a></text:p>
          <text:p text:style-name="P2"><text:a xlink:type="simple" xlink:href="#_Toc440968219" text:style-name="Index_20_Link" text:visited-style-name="Index_20_Link"><text:span text:style-name="T7">3.2.</text:span></text:a><text:a xlink:type="simple" xlink:href="#_Toc440968219" text:style-name="Index_20_Link" text:visited-style-name="Index_20_Link"><text:span text:style-name="T20"><text:tab/></text:span></text:a><text:a xlink:type="simple" xlink:href="#_Toc440968219" text:style-name="Index_20_Link" text:visited-style-name="Index_20_Link"><text:span text:style-name="T7">Διεθνείς και Εθνικές καλές πρακτικές</text:span></text:a><text:a xlink:type="simple" xlink:href="#_Toc440968219" text:style-name="Index_20_Link" text:visited-style-name="Index_20_Link"><text:span text:style-name="T19"><text:tab/>22</text:span></text:a></text:p>
          <text:p text:style-name="P2"><text:a xlink:type="simple" xlink:href="#_Toc440968220" text:style-name="Index_20_Link" text:visited-style-name="Index_20_Link"><text:span text:style-name="T7">3.3.</text:span></text:a><text:a xlink:type="simple" xlink:href="#_Toc440968220" text:style-name="Index_20_Link" text:visited-style-name="Index_20_Link"><text:span text:style-name="T20"><text:tab/></text:span></text:a><text:a xlink:type="simple" xlink:href="#_Toc440968220" text:style-name="Index_20_Link" text:visited-style-name="Index_20_Link"><text:span text:style-name="T7">Προτάσεις αντικατάστασης υπαρχόντων κλειστών – εμπορικών λογισμικών <text:s/>με ανοικτά (ισοδύναμα λογισμικά)</text:span></text:a><text:a xlink:type="simple" xlink:href="#_Toc440968220" text:style-name="Index_20_Link" text:visited-style-name="Index_20_Link"><text:span text:style-name="T19"><text:tab/>25</text:span></text:a></text:p>
          <text:p text:style-name="P23"><text:a xlink:type="simple" xlink:href="#_Toc440968221" text:style-name="Index_20_Link" text:visited-style-name="Index_20_Link"><text:span text:style-name="T7">4.</text:span></text:a><text:a xlink:type="simple" xlink:href="#_Toc440968221" text:style-name="Index_20_Link" text:visited-style-name="Index_20_Link"><text:span text:style-name="T20"><text:tab/></text:span></text:a><text:a xlink:type="simple" xlink:href="#_Toc440968221" text:style-name="Index_20_Link" text:visited-style-name="Index_20_Link"><text:span text:style-name="T7">Αναφορές, Μελέτες και Βιβλιογραφία</text:span></text:a><text:a xlink:type="simple" xlink:href="#_Toc440968221" text:style-name="Index_20_Link" text:visited-style-name="Index_20_Link"><text:span text:style-name="T19"><text:tab/>26</text:span></text:a></text:p>
          <text:p text:style-name="P65"/>
        </text:index-body>
      </text:table-of-content>
      <text:p text:style-name="P5"><text:bookmark-end text:name="OLE_LINK10"/><text:bookmark-end text:name="OLE_LINK9"/></text:p>
      <text:p text:style-name="P68"><text:bookmark-start text:name="OLE_LINK8"/><text:bookmark-start text:name="OLE_LINK7"/><text:bookmark-start text:name="OLE_LINK6"/><text:bookmark-start text:name="OLE_LINK5"/></text:p>
      <text:p text:style-name="P8"><text:span text:style-name="T21">Σύνοψη</text:span></text:p>
      <text:p text:style-name="P6"><text:bookmark-end text:name="OLE_LINK6"/><text:bookmark-end text:name="OLE_LINK5"/><text:bookmark-start text:name="OLE_LINK2"/><text:bookmark-start text:name="OLE_LINK1"/><text:span text:style-name="T23">Ο Οδηγός Ώριμων Έργων Ανοικτού λογισμικού είναι μία μελέτη με σκοπό αφενός την καταγραφή σύγχρονων τάσεων και της υπάρχουσας κατάστασης διεθνώς αναφορικά με την αξιοποίηση και ανάπτυξη ανοικτού λογισμικού και αφετέρου την καταγραφή, αξιολόγηση και παρουσίαση ώριμων έργων λογισμικού και καλών πρακτικών σε διεθνές επίπεδο που μπορούν να υιοθετηθούν στη Δημόσια Διοίκηση αλλά και από τον ευρύτερο Δημόσιο και Ιδιωτικό Τομέα στην Ελλάδα.</text:span></text:p>
      <text:p text:style-name="P7"/>
      <text:p text:style-name="P6"><text:span text:style-name="T22">Summary</text:span></text:p>
      <text:p text:style-name="P6"><text:span text:style-name="T24">The Mature Open Source Projects Toolkit is a study with a view firstly to record the current trends and the current situation internationally regarding the use and development of open source and other recording, evaluation and presentation mature software projects and best practice internationally adoptable in Public Sector &amp; Administration and the wider Public and Private Sector in Greece.</text:span></text:p>
      <text:p text:style-name="P63"><text:bookmark-end text:name="OLE_LINK8"/><text:bookmark-end text:name="OLE_LINK7"/><text:bookmark-end text:name="OLE_LINK2"/><text:bookmark-end text:name="OLE_LINK1"/></text:p>
      <text:h text:style-name="P10" text:outline-level="1"><text:bookmark-start text:name="_Toc440968199"/><text:span text:style-name="T14">1. <text:tab/>Εισαγωγή στο Ανοικτό Λογισμικό</text:span><text:bookmark-end text:name="_Toc440968199"/></text:h>
      <text:h text:style-name="P17" text:outline-level="2"><text:bookmark-start text:name="_Toc440968200"/><text:span text:style-name="T15">1.1.  <text:tab/>Το ανοικτό λογισμικό διεθνώς στη δημόσια διοίκηση και στον ιδιωτικό τομέα</text:span><text:bookmark-end text:name="_Toc440968200"/></text:h>
      <text:p text:style-name="P72"><text:bookmark text:name="_Toc438636344"/><text:bookmark text:name="_Toc438636320"/><text:bookmark text:name="_Toc438635996"/><text:bookmark text:name="_Toc438635971"/><text:bookmark text:name="_Toc438021960"/><text:bookmark text:name="_Toc437514035"/><text:bookmark text:name="_Toc436295135"/><text:bookmark text:name="_Toc436292771"/><text:bookmark text:name="_Toc436292742"/><text:bookmark text:name="_Toc436292691"/><text:span text:style-name="T38">Το ανοικτό ή/και ελεύθερο λογισμικό αναφέρεται σε προγράμματα λογισμικού των οποίων ο πηγαίος κώδικας είναι διαθέσιμος στο κοινό είτε για οποιαδήποτε χρήση, μελέτη, επεξεργασία, τροποποίηση είτε υπό συγκεκριμένους όρους και προϋποθέσεις (βάσει άδειας χρήσης). Προσπάθειες για την ενσωμάτωση της χρήσης ελεύθερου και ανοικτού λογισμικού (ΕΛ/ΛΑΚ) έχουν γίνει τόσο στον ιδιωτικό όσο και στον δημόσιο τομέα σε διεθνές και εθνικό επίπεδο. Η Ευρωπαϊκή Επιτροπή έχει εντάξει την υιοθέτηση λύσεων ανοικτού λογισμικού στη στρατηγική της για τα έτη 2014-2017</text:span><text:span text:style-name="T38"><text:note text:id="ftn1" text:note-class="footnote"><text:note-citation>1</text:note-citation><text:note-body><text:p text:style-name="P25"><text:span text:style-name="footnote_20_reference"/><text:span text:style-name="T47"> </text:span><text:a xlink:type="simple" xlink:href="http://ec.europa.eu/dgs/informatics/oss_tech/strategy/strategy_en.htm">http://ec.europa.eu/dgs/informatics/oss_tech/strategy/strategy_en.htm</text:a> </text:p></text:note-body></text:note></text:span><text:span text:style-name="T38">. </text:span></text:p>
      <text:p text:style-name="P72"><text:span text:style-name="T38">Η όλη προσπάθεια για τη χρήση λύσεων ανοικτού λογισμικού στη Δημόσια Διοίκηση και στην ενσωμάτωση αντίστοιχων υπηρεσιών, έχει χαρακτηριστεί από έλλειψη τεχνογνωσίας, συντονισμού και καλών πρακτικών</text:span><text:span text:style-name="T38"><text:note text:id="ftn2" text:note-class="footnote"><text:note-citation>2</text:note-citation><text:note-body><text:p text:style-name="P26"><text:span text:style-name="footnote_20_reference"/><text:span text:style-name="T47"> Kovacs, G.L.; Drozdik, S.; Zuliani, P.; Succi, G., "Open source software and open data standards in public administration," in Computational Cybernetics, 2004. ICCC 2004. Second IEEE International Conference on , vol., no., pp.421-428, Aug. 30 2004-Sept. </text:span>1 2004</text:p></text:note-body></text:note></text:span><text:span text:style-name="T38">. Ωστόσο, έχουν γίνει αξιοσημείωτες κινήσεις σε θεσμικό επίπεδο και όχι μόνο για την υιοθέτηση ανοικτού λογισμικού.</text:span></text:p>
      <text:p text:style-name="P72"><text:span text:style-name="T38"><text:s/>Αναφορικά με την κατάσταση στην Ελλάδα, η χρήση του ελ/λακ στο δημόσιο τομέα και στην τοπική αυτοδιοίκηση έχει χαρακτηριστεί και ως «σχεδόν μηδενική»</text:span><text:span text:style-name="T38"><text:note text:id="ftn3" text:note-class="footnote"><text:note-citation>3</text:note-citation><text:note-body><text:p text:style-name="P27"><text:span text:style-name="footnote_20_reference"/> Μαυρίδης Α., Φωτακίδης Δ., Σταμέλος Ι., Αποτίμηση της Χρήσης του Ελεύθερου/ Ανοικτού Λογισμικού (ΕΛ/ΛΑΚ) στο Δημόσιο Τομέα, Αριστοτέλειο Πανεπιστήμιο Θεσσαλονίκης, 2012, <text:a xlink:type="simple" xlink:href="https://www.ellak.gr/wp-content/uploads/2012/12/Meleti-OTA.pdf">https://www.ellak.gr/wp-content/uploads/2012/12/Meleti-OTA.pdf</text:a> </text:p></text:note-body></text:note></text:span><text:span text:style-name="T38">. Ζητήματα όπως η διαλειτουργικότητα των συστημάτων, η συμβατότητα με υπάρχοντα συστήματα λογισμικού, η τεχνική υποστήριξη και συντήρηση, βιωσιμότητα χρήσης και αποτελεσμάτων αυτής, καθώς και η εκπαίδευση του προσωπικού, παραμένουν άλυτα </text:span><text:soft-page-break/><text:span text:style-name="T38">λειτουργώντας ως ανασταλτικοί παράγοντες της υιοθέτησης οικονομικών λύσεων ανοικτού λογισμικού σε ένα περιβάλλον που δαπανά χιλιάδες ευρώ κάθε χρόνο στην ανανέωση αδειών λογισμικού και προγραμμάτων. Παράλληλα, η εφαρμογή λύσεων ανοικτού λογισμικού στον Δημόσιο Τομέα θα ενισχύσει την προσβασιμότητα στις υπηρεσίες από τους πολίτες και στις επιχειρήσεις, απαλείφοντας οποιαδήποτε τεχνικά όρια που τίθενται από το ιδιοταγές λογισμικό. Θα παρασχεθούν καινοτόμες και βιώσιμες δράσεις ηλεκτρονικής διακυβέρνησης που αφενός ενισχύουν την ικανότητα της δημόσιας διοίκησης να προσφέρει υπηρεσίες προς τον πολίτη και την επιχείρηση αφετέρου θα συντελέσουν στη δημιουργία υπηρεσιών προστιθέμενης αξίας.</text:span></text:p>
      <text:p text:style-name="P72"><text:span text:style-name="T38">Αναφορικά με τον ιδιωτικό τομέα, η υιοθέτηση λύσεων ανοικτού λογισμικού, ενισχύει την αναπτυξιακή πρωτοβουλία και συντελεί στη εξοικονόμηση δαπανών. Βοηθά και συντελεί στην ευελιξία του μοντέλου λειτουργίας των επιχειρήσεων, στην προσαρμοστικότητα στις εκάστοτε κοινωνικές συνθήκες και ειδικότερα, στις συνεχώς διαφοροποιούμενες ανάγκες των πελατών. Σημειωτέον ότι με την ελεύθερη συμμετοχή και συνεισφορά σε έργα ανοικτού λογισμικού, δημιουργείται ένας κύκλος προσώπων που μετεξελίσσεται σε μία κοινότητα με ισχυρούς δεσμούς, τα μέλη της οποίας συνεισφέρουν, συζητούν, αλληλεπιδρούν μεταξύ τους και αλληλοτροφοδοτούνται. Αποτελεί έναν τρόπο επιτάχυνσης της ανάπτυξης προϊόντων αλλά και διάχυσης/ διαμοιρασμού και εμπλουτισμού της γνώσης μέσω της ανατροφοδότησης, διόρθωσης λαθών, προσθήκης κάποιας επιπλέον λειτουργικότητας</text:span><text:span text:style-name="T38"><text:note text:id="ftn4" text:note-class="footnote"><text:note-citation>4</text:note-citation><text:note-body><text:p text:style-name="P28"><text:span text:style-name="footnote_20_reference"/><text:span text:style-name="T47"> Ayala, Claudia P.; Cruzes, D.S.; Hauge, O.; Conradi, R., "Five Facts on the Adoption of Open Source Software," in Software, IEEE , vol.28, no.2, pp.95-99, March-April 2011</text:span></text:p></text:note-body></text:note></text:span><text:span text:style-name="T38">. </text:span></text:p>
      <text:p text:style-name="P72"><text:span text:style-name="T38">Η μετάβαση από κλειστό (ιδιοταγές) σε ανοικτό λογισμικό πρέπει να γίνει σταδιακά και οργανωμένα, ώστε να επιφέρει τα επιδιωκόμενα αποτελέσματα και να μην αποδειχθεί μία επιπόλαια και στιγμιαία - άνευ διάρκειας προσπάθεια. Είναι μία διαδικασία που προϋποθέτει αρχικά την ανάληψη πολιτικής βούλησης και το στρατηγικό σχεδιασμό είτε σε τοπικό είτε σε εθνικό επίπεδο. Είναι ανάγκη να υποστηριχθεί από κεντρικούς δημόσιους φορείς αλλά, σε κάθε περίπτωση, για να υλοποιηθεί, απαιτείται η ουσιαστική συμμετοχή, η συνεργασία, συντονισμός και καθοδήγηση από ερευνητικούς φορείς που αφενός μεν διαθέτουν την απαραίτητη τεχνογνωσία, έχοντας εφαρμόσει και δημιουργήσει καλές </text:span><text:soft-page-break/><text:span text:style-name="T38">πρακτικές, αφετέρου δε, μπορούν να παρέχουν εχέγγυα για ουσιαστικά, μακροπρόθεσμα αποτελέσματα και οφέλη από την εισαγωγή, χρήση και αξιοποίηση εφαρμογών ελ/λακ στον ιδιωτικό και δημόσιο τομέα. <text:s/></text:span></text:p>
      <text:p text:style-name="P76"/>
      <text:p text:style-name="P75"><text:span text:style-name="T39">Όπως θα δούμε και σε επόμενη ενότητα σχετικά με το θεσμικό πλαίσιο στην Ελλάδα, έχουν αρχίσει να τίθενται οι βάσεις για την μετάβαση των δημόσιων υπηρεσιών σε ένα μοντέλο ηλεκτρονικής ανοικτής διακυβέρνησης, την ενσωμάτωση λύσεων ΤΠΕ στις εσωτερικές τους διαδικασίες και στις υπηρεσίες που παρέχουν, τη δημιουργία αποθετηρίων με δεδομένα, πληροφορίες που διατίθενται και είναι προσβάσιμες ελεύθερα και με διαφάνεια σε όποιον επιθυμεί, και αποτελούν την απαρχή για την αξιολόγηση και υιοθέτηση θεσμικά και πρακτικά λύσεων ανοικτού λογισμικού. </text:span></text:p>
      <text:p text:style-name="P75"><text:span text:style-name="T39">Αξίζει δε, να σημειωθεί <text:s/>ότι διεθνώς μεγάλες εταιρείες λογισμικού εντάσσουν στις δραστηριότητές τους και επενδύουν στην ανάπτυξη και συμμετοχή σε </text:span><text:span text:style-name="T41">projects</text:span><text:span text:style-name="T39"> ανοικτού λογισμικού. </text:span></text:p>
      <text:p text:style-name="P82"><text:span text:style-name="T39">Ενδεικτικά αναφέρονται τα παρακάτω: </text:span></text:p>
      <text:list xml:id="list4077424418859487138" text:style-name="WWNum29">
        <text:list-item>
          <text:p text:style-name="P31"><text:span text:style-name="T41">Hewlett Packard (</text:span><text:a xlink:type="simple" xlink:href="http://www8.hp.com/us/en/campaigns/opensource/community.html">http://www8.hp.com/us/en/campaigns/opensource/community.html</text:a><text:span text:style-name="T41">) </text:span></text:p>
        </text:list-item>
      </text:list>
      <text:p text:style-name="P43"><text:span text:style-name="T41">HP Big Data Platform </text:span></text:p>
      <text:list xml:id="list124705381970387" text:continue-numbering="true" text:style-name="WWNum29">
        <text:list-item>
          <text:p text:style-name="P31"><text:span text:style-name="T41">IBM (IBM Unleashes Open Source Projects To Fuel Cloud Developer Innovations, </text:span><text:a xlink:type="simple" xlink:href="http://www-03.ibm.com/press/us/en/pressrelease/47362.wss">http://www-03.ibm.com/press/us/en/pressrelease/47362.wss</text:a><text:span text:style-name="T41"> , Developer Works Open </text:span><text:a xlink:type="simple" xlink:href="https://developer.ibm.com/open/">https://developer.ibm.com/open/</text:a><text:span text:style-name="T41"> )</text:span></text:p>
        </text:list-item>
        <text:list-item>
          <text:p text:style-name="P31"><text:span text:style-name="T41">SUN Microsystems </text:span><text:a xlink:type="simple" xlink:href="https://www.openoffice.org/press/sun_release.html">https://www.openoffice.org/press/sun_release.html</text:a><text:span text:style-name="T41"> </text:span></text:p>
        </text:list-item>
        <text:list-item>
          <text:p text:style-name="P31"><text:span text:style-name="T41">Microsoft Shared Source Initiative </text:span><text:a xlink:type="simple" xlink:href="https://www.microsoft.com/en-us/sharedsource/">https://www.microsoft.com/en-us/sharedsource/</text:a><text:span text:style-name="T41"> </text:span></text:p>
        </text:list-item>
      </text:list>
      <text:p text:style-name="P83"/>
      <text:list xml:id="list525352355207692583" text:style-name="WWNum14">
        <text:list-item>
          <text:h text:style-name="P47" text:outline-level="2"><text:bookmark text:name="_Toc440968201"/><text:bookmark text:name="_Toc440967908"/></text:h>
          <text:list>
            <text:list-item>
              <text:h text:style-name="P47" text:outline-level="2"><text:bookmark text:name="_Toc440968202"/><text:bookmark text:name="_Toc440967909"/><text:bookmark text:name="_Toc438636345"/><text:bookmark text:name="_Toc438636321"/><text:bookmark text:name="_Toc438635997"/><text:bookmark text:name="_Toc438635972"/><text:bookmark text:name="_Toc438021961"/><text:bookmark text:name="_Toc437514036"/><text:bookmark text:name="_Toc436295136"/><text:bookmark text:name="_Toc436292772"/><text:bookmark text:name="_Toc436292743"/><text:bookmark text:name="_Toc436292692"/></text:h>
            </text:list-item>
            <text:list-item>
              <text:h text:style-name="P18" text:outline-level="2"><text:bookmark-start text:name="_Toc440968203"/><text:span text:style-name="T15">Πλεονεκτήματα - Μειονεκτήματα  Χρήσης Ανοικτού Λογισμικού</text:span><text:bookmark-end text:name="_Toc440968203"/></text:h>
            </text:list-item>
          </text:list>
        </text:list-item>
      </text:list>
      <text:p text:style-name="P80"/>
      <text:p text:style-name="P82"><text:span text:style-name="T33">Τα χαρακτηριστικά της χρήσης και διάθεσης του ανοικτού λογισμικού, ήτοι ο ελεύθερος και ανοικτός τρόπος διάθεσης αυτού και η πρόσβαση στον πηγαίο κώδικα, το δικαίωμα για τροποποιήσεις, αλλαγές, προσαρμογές ως και το δικαίωμα για περαιτέρω διανομή των όποιων τροποποιήσεων και αλλαγών, αποτελούν τους καθοριστικούς παράγοντες που συμβάλλουν στη συνεχώς αυξανόμενη υιοθέτησή του από ιδιωτικούς και δημόσιους φορείς. </text:span></text:p>
      <text:p text:style-name="P79"/>
      <text:p text:style-name="P82"><text:span text:style-name="T33">Πλεονεκτήματα της χρήσης ανοικτού λογισμικού: </text:span></text:p>
      <text:p text:style-name="P79"/>
      <text:p text:style-name="P82"><text:soft-page-break/><text:span text:style-name="T33">1) </text:span><text:span text:style-name="T34">Συμμετοχή περισσότερων προγραμματιστών</text:span><text:span text:style-name="T33"> στην ανάπτυξη του λογισμικού, στην βελτίωση αυτού, παραμετροποίηση, αποσφαλμάτωση και τη βελτίωση της ποιότητας αυτού </text:span></text:p>
      <text:p text:style-name="P82"><text:span text:style-name="T33">2) Το λογισμικό, του οποίου ο κώδικας είναι διαθέσιμος προς μελέτη, τροποποίηση, είναι </text:span><text:span text:style-name="T34">εύκολα παραμετροποιήσιμο</text:span><text:span text:style-name="T33"> και προσαρμόζεται στις ανάγκες του εκάστοτε χρήστη αυτού, είτε είναι φυσικό ή νομικό πρόσωπο</text:span></text:p>
      <text:p text:style-name="P82"><text:span text:style-name="T33">3</text:span><text:span text:style-name="T34">) Δημιουργία κοινότητας προγραμματιστών</text:span><text:span text:style-name="T33"> με σημείο αναφοράς το λογισμικό, το οποίο επικαιροποιείται και βελτιώνεται συνεχώς μέσω των εκάστοτε συνεισφορών. Εντός της κοινότητας εντοπίζονται γρηγορότερα τα όποια λάθη ή δυσλειτουργίες, και </text:span><text:span text:style-name="T34">διορθώνονται με αποτέλεσμα την ενίσχυση της ασφάλειας</text:span><text:span text:style-name="T33"> των εν λόγω εφαρμογών λογισμικού </text:span></text:p>
      <text:p text:style-name="P82"><text:span text:style-name="T33">4) </text:span><text:span text:style-name="T34">Οικονομικότερο</text:span><text:span text:style-name="T33"> για να το αποκτήσει κάποιος </text:span></text:p>
      <text:p text:style-name="P81"><text:span text:style-name="T33">5) </text:span><text:span text:style-name="T34">Ελευθερία χρηστών</text:span><text:span text:style-name="T33">, καθώς οι ίδιοι αποφασίζουν τον τρόπο αξιοποίησης του λογισμικού χωρίς περιορισμούς που συνοδεύουν το ιδιοταγές λογισμικό</text:span></text:p>
      <text:p text:style-name="P81"><text:span text:style-name="T33">6) Με τη χρήση ανοικτού λογισμικού επιτυγχάνεται </text:span><text:span text:style-name="T34">διαλειτουργικότητα</text:span><text:span text:style-name="T33"> μεταξύ διαφόρων εφαρμογών και συστημάτων, ιδίως δε με την υιοθέτηση ανοικτών προτύπτων ως και λόγω του γεγονότος ότι είναι εύκολα παραμετροποιήσιμο </text:span></text:p>
      <text:p text:style-name="P81"><text:span text:style-name="T33">7) Δημιουργείται </text:span><text:span text:style-name="T34">υποστηρικτικό υλικό </text:span><text:span text:style-name="T33">(οδηγίες χρήσης, τεκμηρίωση), έχουν αναπτυχθεί διαδικτυακές σελίδες (</text:span><text:span text:style-name="T35">wiki</text:span><text:span text:style-name="T33">) ή/ και λειτουργούν </text:span><text:span text:style-name="T34">ομάδες συζητήσεων</text:span><text:span text:style-name="T33"> διαδικτυακά για την άμεση και ουσιαστική παροχή βοήθειας, οδηγιών και επίλυση προβλημάτων που ενδέχεται να εμφανιστούν. </text:span></text:p>
      <text:p text:style-name="P81"><text:span text:style-name="T33">8) Προώθηση καινοτομίας και ανάπτυξης επιχειρηματικότητας </text:span></text:p>
      <text:p text:style-name="P81"><text:span text:style-name="T33">9) Διεθνοποίηση των προγραμμάτων, καθώς μεταφράζονται και χρησιμοποιούνται σε πολλές γλώσσες </text:span></text:p>
      <text:p text:style-name="P81"><text:span text:style-name="T33">10) Προστασία από εγκλωβισμό σε κατασκευαστές (</text:span><text:span text:style-name="T35">vendor</text:span><text:span text:style-name="T33"> </text:span><text:span text:style-name="T35">Lock</text:span><text:span text:style-name="T33">-</text:span><text:span text:style-name="T35">in</text:span><text:span text:style-name="T33">) και μονοπώλια </text:span></text:p>
      <text:p text:style-name="P81"><text:span text:style-name="T33">11) (Αναφορικά με το δημόσιο τομέα) με την υιοθέτηση ανοικτού λογισμικού απαλλάσσονται από γραφειοκρατικές διαδικασίες για την απόκτηση ιδιοταγούς </text:span></text:p>
      <text:p text:style-name="P81"><text:span text:style-name="T33">12) Γρήγορη υιοθέτηση νέων τεχνολογιών</text:span><text:span text:style-name="T33"><text:note text:id="ftn5" text:note-class="footnote"><text:note-citation>5</text:note-citation><text:note-body><text:p text:style-name="P29"><text:span text:style-name="footnote_20_reference"/><text:span text:style-name="T47"> <text:s/></text:span><text:a xlink:type="simple" xlink:href="http://www.ubuntucy.org/downloads/%CE%95%CE%BA%CE%B4%CE%AE%CE%BB%CF%89%CF%83%CE%B7_%CE%B3%CE%B9%CE%B1_%CE%A9%CF%86%CE%B5%CE%BB%CE%AE%CE%BC%CE%B1%CF%84%CE%B1_%CE%95%CE%9B%CE%9B%CE%91%CE%9A_%CF%83%CF%84%CE%BF_%CE%B4%CE%B7%CE%BC%CF%8C%CF%83%CE%B9%CE%BF_14-06-2013/Advantages.pdf">http://www.ubuntucy.org/downloads/%CE%95%CE%BA%CE%B4%CE%AE%CE%BB%CF%89%CF%83%CE%B7_%CE%B3%CE%B9%CE%B1_%CE%A9%CF%86%CE%B5%CE%BB%CE%AE%CE%BC%CE%B1%CF%84%CE%B1_%CE%95%CE%9B%CE%9B%CE%91%CE%9A_%CF%83%CF%84%CE%BF_%CE%B4%CE%B7%CE%BC%CF%8C%CF%83%CE%B9%CE%BF_14-06-2013/Advantages.pdf</text:a><text:span text:style-name="T47"> </text:span></text:p></text:note-body></text:note></text:span><text:span text:style-name="T33"> </text:span></text:p>
      <text:p text:style-name="P78"/>
      <text:p text:style-name="P78"/>
      <text:p text:style-name="P81"><text:span text:style-name="T33">Ωστόσο, υποστηρίζεται και η αντίθετη άποψη, ότι δηλαδή η χρήση και υιοθέτηση ανοικτού λογισμικού παρουσιάζει μειονεκτήματα για τους παρακάτω λόγους: </text:span></text:p>
      <text:p text:style-name="P78"/>
      <text:list xml:id="list6898702387781057099" text:style-name="WWNum25">
        <text:list-item>
          <text:p text:style-name="P32"><text:soft-page-break/><text:span text:style-name="T33">Η ανάπτυξη, βελτίωση και επέκταση εξαρτάται χρονικά από την βούληση των προγραμματιστών (μελών ή μη) της σχετικής κοινότητας, ιδίως δε σε περίπτωση μικρών έργων/ εφαρμογών </text:span></text:p>
        </text:list-item>
        <text:list-item>
          <text:p text:style-name="P32"><text:span text:style-name="T33">Κακόβουλοι χρήστες/ προγραμματιστές έχουν πρόσβαση στον κώδικα και μπορούν να εκμεταλλευτούν αδυναμίες και πιθανά σφάλματα</text:span></text:p>
        </text:list-item>
        <text:list-item>
          <text:p text:style-name="P32"><text:span text:style-name="T33">Δεν θεωρείται αξιόπιστο για να βασιστούν σε αυτό σημαντικές λειτουργικές διεργασίες και υπηρεσίες επιχειρήσεων </text:span></text:p>
        </text:list-item>
        <text:list-item>
          <text:p text:style-name="P32"><text:span text:style-name="T33">Δεν παρέχονται εγγυήσεις ότι θα υπάρξει επικαιροποιήση (</text:span><text:span text:style-name="T35">update</text:span><text:span text:style-name="T33">) του λογισμικού </text:span></text:p>
        </text:list-item>
        <text:list-item>
          <text:p text:style-name="P32"><text:span text:style-name="T33">Δεν παρέχονται νομικές εγγυήσεις για την απρόσκοπτη και ορθή λειτουργία του, δεν υπογράφονται συμφωνίες επιπέδου υπηρεσιών (</text:span><text:span text:style-name="T35">Service</text:span><text:span text:style-name="T33"> </text:span><text:span text:style-name="T35">Level</text:span><text:span text:style-name="T33"> </text:span><text:span text:style-name="T35">Agreements</text:span><text:span text:style-name="T33">) και δεν υπάρχει ευθύνη έναντι του χρήστη ή εξασφάλιση αυτού με οποιονδήποτε τρόπο, σε περίπτωση εσφαλμένης λειτουργίας </text:span></text:p>
        </text:list-item>
        <text:list-item>
          <text:p text:style-name="P32"><text:span text:style-name="T33">Το ιδιοταγές λογισμικό συνήθως συνοδεύεται με παροχή υπηρεσιών τεχνικής υποστήριξης και συντήρησης σύμφωνα με συγκεκριμένο πλαίσιο που υιοθετεί ο πάροχος αυτού</text:span></text:p>
        </text:list-item>
        <text:list-item>
          <text:p text:style-name="P32"><text:span text:style-name="T33">Υπάρχουν θέματα με τη συμβατότητα του λογισμικού με το υλικό </text:span></text:p>
        </text:list-item>
      </text:list>
      <text:p text:style-name="P89"><text:span text:style-name="T33"><text:s/></text:span></text:p>
      <text:list xml:id="list124705340424321" text:continue-list="list525352355207692583" text:style-name="WWNum14">
        <text:list-item>
          <text:list>
            <text:list-item>
              <text:h text:style-name="P18" text:outline-level="2"><text:span text:style-name="T15"><text:s/></text:span><text:bookmark-start text:name="_Toc440968204"/><text:span text:style-name="T15">Άδειες Χρήσης και Δικαιώματα</text:span><text:bookmark-end text:name="_Toc440968204"/></text:h>
            </text:list-item>
          </text:list>
        </text:list-item>
      </text:list>
      <text:p text:style-name="P93"/>
      <text:p text:style-name="P102"><text:span text:style-name="T33">Από τις διατάξεις των άρθρων 1, 2, 3 και 4 του Ν 2121/1993 «Πνευματική ιδιοκτησία, συγγενικά δικαιώματα και πολιτιστικά θέματα» συνάγεται ότι το έργο, ως πνευματικό δημιούργημα λόγου, τέχνης ή επιστήμης που εκφράζεται με οποιαδήποτε μορφή προσιτή στις αισθήσεις, προστατεύεται από την πνευματική ιδιοκτησία, εφόσον ανταποκρίνεται στις προϋποθέσεις της γενικής ρήτρας (άρθρο 2 παρ. 1), δηλαδή εφόσον είναι πρωτότυπο. Ο δικαιούχος δικαιώματος πνευματικής ιδιοκτησίας έχει α) το αποκλειστικό δικαίωμα οικονομικής εκμετάλλευσης του έργου του, στο οποίο περιλαμβάνεται κυρίως η αναπαραγωγή του και η παρουσίαση του στο κοινό (περιουσιακό δικαίωμα), και β) το αποκλειστικό δικαίωμα προστασίας του προσωπικού του δεσμού με το έργο, το οποίο συνίσταται στην εξουσία του δημιουργού να αποφασίζει για τον τρόπο, τον χρόνο και τον τόπο δημοσίευσης του έργου και στην εξουσία να απαιτεί και να υποχρεώνει κάθε τρίτο, που το χρησιμοποιεί (ακόμα και αν έχει δώσει άδεια για τη χρήση αυτή) να αναγράφει το όνομα του ως δικαιούχου των πνευματικών δικαιωμάτων πάνω σε αυτό (ηθικό δικαίωμα) (Βλ. και ΕΦ.ΑΘ.4420/2012, ΔΕΕ 2013/590). κατά τα άρθρα 12 και 13 του ίδιου νόμου ο δημιουργός του έργου μπορεί με σύμβαση: α) να μεταβιβάσει εν όλω ή εν μέρει σε άλλον το περιουσιακό δικαίωμα, β) να αναθέσει σε <text:s/>άλλον την άσκηση ορισμένων </text:span><text:soft-page-break/><text:span text:style-name="T33">εξουσιών, που απορρέουν από αυτό με παράλληλη υποχρέωση του να τις ασκεί και γ) να επιτρέψει σε άλλον την άσκηση ορισμένων από τις εξουσίες αυτές, άνευ υποχρεώσεως του να τις ασκεί (συμβάσεις και άδειες εκμετάλλευσης).</text:span></text:p>
      <text:p text:style-name="P102"><text:span text:style-name="T33">Ειδικότερα στο άρθρο 13 του ν.2121/1993 για τις άδειες και συμβάσεις εκμετάλλευσης, αναφέρονται ρητώς τα εξής: </text:span></text:p>
      <text:p text:style-name="P102"><text:span text:style-name="T33">« <text:s/>1. Ο δημιουργός του έργου μπορεί να καταρτίζει συμβάσεις, με τις οποίες αναθέτει στον ανασυμβαλλόμενο και αυτός αναλαμβάνει την υποχρέωση να ασκήσει εξουσίες, που απορρέουν από το περιουσιακό δικαίωμα (συμβάσεις εκμετάλλευσης). <text:s/>2. Ο δημιουργός του έργου μπορεί να επιτρέπει σε κάποιον άλλον την άσκηση εξουσιών, που απορρέουν από το περιουσιακό του δικαίωμα (άδειες εκμετάλλευσης)....».</text:span></text:p>
      <text:p text:style-name="P102"><text:span text:style-name="T33">Ο δημιουργός ενός λογισμικού μεταβιβάζει δικαιώματά του με την άδεια εκμετάλλευσης και διατηρεί όσα από τα δικαιώματά του δεν μεταβιβάζονται με την άδεια αυτή. </text:span></text:p>
      <text:p text:style-name="P102"><text:span text:style-name="T33">Οι άδειες εκμετάλλευσης ανοικτού λογισμικού είναι απλές και όχι αποκλειστικές. Δεν αποκλείονται συγκεκριμένα πρόσωπα ή κατηγορίες προσώπων από τη χρήση και εκμετάλλευση, και ο χρήστης του προγράμματος με κάθε επεξεργασία, τροποποίηση ή αναδιανομή, δηλώνει την αποδοχή των όρων της (βλ. Ι.Ιγγλεζάκης, «Το λογισμικό ανοικτού κώδικα (</text:span><text:span text:style-name="T35">Open</text:span><text:span text:style-name="T33"> </text:span><text:span text:style-name="T35">Source</text:span><text:span text:style-name="T33"> </text:span><text:span text:style-name="T35">software</text:span><text:span text:style-name="T33">). Ζητήματα δικαίου πνευματικής ιδιοκτησίας και σχετικών συμβάσεων», Επισκ ΕΔ 2001, 891 επ.). Οι ελεύθερες και ανοικτές άδειες επιτρέπουν την ελεύθερη χρήση των έρων πέρα από τους νόμιμους περιορισμούς του περιουσιακού δικαιώματος του δημιουργού και το “</text:span><text:span text:style-name="T35">fair</text:span><text:span text:style-name="T33"> </text:span><text:span text:style-name="T35">use</text:span><text:span text:style-name="T33">” του αγγλοσαξωνικού δικαίου (π.χ. ιδιωτική αναπαραγωγή, κριτική κ.λπ.) (βλ. Δ. Καλλινίκου, Μ. Παπαδόπουλος, «Οι Ελληνοποιημένες άδειες </text:span><text:span text:style-name="T35">Creative</text:span><text:span text:style-name="T33"> </text:span><text:span text:style-name="T35">Commons</text:span><text:span text:style-name="T33">», ΔΙΜΕΕ 2007, σελ. 377 επ.). </text:span></text:p>
      <text:p text:style-name="P79"/>
      <text:p text:style-name="P82"><text:span text:style-name="T33">Οι άδειες χρήσης και εκμετάλλευσης περιέχουν όρους που ρυθμίζουν ζητήματα (ενδεικτικά): </text:span></text:p>
      <text:list xml:id="list4047993665215738743" text:style-name="WWNum6">
        <text:list-item>
          <text:p text:style-name="P33"><text:span text:style-name="T33">Πρόσβασης σε πηγαίο κώδικα</text:span></text:p>
        </text:list-item>
        <text:list-item>
          <text:p text:style-name="P33"><text:span text:style-name="T33">Αντιγραφής με ή άνευ οικονομικού ανταλλάγματος</text:span></text:p>
        </text:list-item>
        <text:list-item>
          <text:p text:style-name="P33"><text:span text:style-name="T33">τροποποίησης του πηγαίου κώδικα</text:span></text:p>
        </text:list-item>
        <text:list-item>
          <text:p text:style-name="P33"><text:span text:style-name="T33">δημιουργίας παράγωγων έργων </text:span></text:p>
        </text:list-item>
        <text:list-item>
          <text:p text:style-name="P33"><text:span text:style-name="T33">εμπορικής εκμετάλλευσης των τροποποιήσεων και των παράγωγων έργων </text:span></text:p>
        </text:list-item>
      </text:list>
      <text:p text:style-name="P91"/>
      <text:p text:style-name="P90"><text:span text:style-name="T33">Από τις πιο διαδεδομένες άδειες ελ/λακ είναι οι ακόλουθες σύμφωνα με το </text:span><text:span text:style-name="T35">Open</text:span><text:span text:style-name="T33"> </text:span><text:span text:style-name="T35">Source</text:span><text:span text:style-name="T33"> </text:span><text:span text:style-name="T35">Initiative</text:span><text:span text:style-name="T33"> (Πρωτοβουλία Ανοικτού Κώδικα) <text:s/></text:span><text:a xlink:type="simple" xlink:href="https://opensource.org/licenses"><text:span text:style-name="T40">https://opensource.org/licenses</text:span></text:a><text:span text:style-name="T33"> : </text:span></text:p>
      <text:p text:style-name="P95"/>
      <text:p text:style-name="P98"><text:span text:style-name="T35">Apache License, 2.0 (Apache-2.0)</text:span></text:p>
      <text:p text:style-name="P98"><text:span text:style-name="T35">BSD 3-Clause "New" or "Revised" license (BSD-3-Clause)</text:span></text:p>
      <text:p text:style-name="P98"><text:span text:style-name="T35">BSD 2-Clause "Simplified" or "FreeBSD" license (BSD-2-Clause)</text:span></text:p>
      <text:p text:style-name="P98"><text:span text:style-name="T35">GNU General Public License (GPL)</text:span></text:p>
      <text:p text:style-name="P98"><text:span text:style-name="T35">GNU Library or "Lesser" General Public License (LGPL)</text:span></text:p>
      <text:p text:style-name="P98"><text:soft-page-break/><text:span text:style-name="T35">MIT license (MIT)</text:span></text:p>
      <text:p text:style-name="P98"><text:span text:style-name="T35">Mozilla Public License 2.0 (MPL-2.0)</text:span></text:p>
      <text:p text:style-name="P98"><text:span text:style-name="T35">Common Development and Distribution License (CDDL-1.0)</text:span></text:p>
      <text:p text:style-name="P98"><text:span text:style-name="T35">Eclipse</text:span><text:span text:style-name="T33"> </text:span><text:span text:style-name="T35">Public</text:span><text:span text:style-name="T33"> </text:span><text:span text:style-name="T35">License</text:span><text:span text:style-name="T33"> (</text:span><text:span text:style-name="T35">EPL</text:span><text:span text:style-name="T33">-1.0)</text:span></text:p>
      <text:p text:style-name="P96"/>
      <text:p text:style-name="P102"><text:span text:style-name="T33">Στο διαδικτυακό τόπο της Πρωτοβουλίας Ανοικτού Κώδικα αναγράφονται όλες οι άδειες χρήσης που έχουν αξιολογηθεί και εγκριθεί ως σύμφωνες με τα πρότυπα των αδειών ανοικτού κώδικα: <text:s/></text:span><text:a xlink:type="simple" xlink:href="https://opensource.org/licenses/alphabetical"><text:span text:style-name="T40">https://opensource.org/licenses/alphabetical</text:span></text:a><text:span text:style-name="T33"> </text:span></text:p>
      <text:h text:style-name="P15" text:outline-level="2"/>
      <text:list xml:id="list124705278441541" text:continue-list="list124705340424321" text:style-name="WWNum14">
        <text:list-item>
          <text:list>
            <text:list-item>
              <text:h text:style-name="P18" text:outline-level="2"><text:span text:style-name="T15"> </text:span><text:bookmark-start text:name="_Toc440968205"/><text:span text:style-name="T15">Το Νομικό Πλαίσιο στην Ελλάδα</text:span><text:bookmark-end text:name="_Toc440968205"/></text:h>
            </text:list-item>
          </text:list>
        </text:list-item>
      </text:list>
      <text:p text:style-name="P92"/>
      <text:p text:style-name="P97"><text:span text:style-name="T34">1.4.1 <text:s/>Ν.3861/2010 : Ενίσχυση της διαφάνειας με την υποχρεωτική ανάρτηση νόμων και πράξεων των Κυβερνητικών, Διοικητικών και Αυτοδιοικητικών Οργάνων στο Διαδίκτυο «ΠΡΟΓΡΑΜΜΑ ΔΙΑΥΓΕΙΑ» και άλλες διατάξεις</text:span></text:p>
      <text:p text:style-name="P104"/>
      <text:p text:style-name="P102"><text:span text:style-name="T33">Βάσει του ως άνω νόμου, καθίσταται υποχρεωτική η ανάρτηση πράξεων κυβερνητικών και διοικητικών οργάνων στο διαδίκτυο. Όπως αναφέρεται και στην αιτιολογική έκθεση του νόμου </text:span><text:span text:style-name="T38">(</text:span><text:a xlink:type="simple" xlink:href="http://www.hellenicparliament.gr"><text:span text:style-name="T43">www</text:span></text:a><text:a xlink:type="simple" xlink:href="http://www.hellenicparliament.gr"><text:span text:style-name="T38">.</text:span></text:a><text:a xlink:type="simple" xlink:href="http://www.hellenicparliament.gr"><text:span text:style-name="T43">hellenicparliament</text:span></text:a><text:a xlink:type="simple" xlink:href="http://www.hellenicparliament.gr"><text:span text:style-name="T38">.</text:span></text:a><text:a xlink:type="simple" xlink:href="http://www.hellenicparliament.gr"><text:span text:style-name="T43">gr</text:span></text:a><text:span text:style-name="T38"> )</text:span><text:span text:style-name="T33">, η ευρεία δηµοσιότητα και η πρόσβαση στην πληροφορία που εξασφαλίζουν τα νέα µέσα διαδικτυακής επικοινωνίας διασφαλίζουν τη διαφάνεια της κρατικής δράσης και κατ’ αποτέλεσµα την υπευθυνότητα, την ευθύνη και τη λογοδοσία από την πλευρά των φορέων άσκησης της δηµόσιας εξουσίας.</text:span></text:p>
      <text:p text:style-name="P107"/>
      <text:p text:style-name="P102"><text:span text:style-name="T34">1.4.2 <text:s/>Ν.3882/2010 «Εθνική Υποδοµή Γεωχωρικών Πληροφοριών - Εναρµόνιση µε την οδηγία 2007/2/ΕΚ του Ευρωπαϊκού Κοινοβουλίου και του Συµβουλίου της 14ης Μαρτίου 2007 και άλλες διατάξεις. Τροποποίηση του ν.1647/1986 «Οργανισµός Κτηµατολογίου και Χαρτογραφήσεων Ελλάδας (ΟΚΧΕ) ….»</text:span></text:p>
      <text:p text:style-name="P104"/>
      <text:p text:style-name="P102"><text:span text:style-name="T33">Με το νόμο αυτό ενσωματώθηκε στο ελληνικό νομικό πλαίσιο η οδηγία </text:span><text:span text:style-name="T35">INSPIRE</text:span><text:span text:style-name="T33"> 2007/2/ΕΚ για την βελτιστοποίηση των δυνατοτήτων αξιοποίησης των διαθέσιµων γεωχωρικών δεδοµένων µέσω της τεκµηρίωσής τους, της λειτουργίας υπηρεσιών που αποσκοπούν στη διευκόλυνση της πρόσβασης στα χωρικά δεδοµένα και στην αύξηση της διαλειτουργικότητάς τους και της αντιµετώπισης των δυσκολιών στις οποίες προσκρούει η χρήση τους (βλ. και αιτιολογική έκθεση του νόμου </text:span><text:a xlink:type="simple" xlink:href="http://www.hellenicparliament.gr"><text:span text:style-name="T42">www</text:span></text:a><text:a xlink:type="simple" xlink:href="http://www.hellenicparliament.gr"><text:span text:style-name="T40">.</text:span></text:a><text:a xlink:type="simple" xlink:href="http://www.hellenicparliament.gr"><text:span text:style-name="T42">hellenicparliament</text:span></text:a><text:a xlink:type="simple" xlink:href="http://www.hellenicparliament.gr"><text:span text:style-name="T40">.</text:span></text:a><text:a xlink:type="simple" xlink:href="http://www.hellenicparliament.gr"><text:span text:style-name="T42">gr</text:span></text:a><text:span text:style-name="T33"> ).</text:span></text:p>
      <text:p text:style-name="P102"><text:span text:style-name="T33">Η διαθέσιμη πληροφορία και οι βελτιωμένοι όροι για τη διάθεση αυτής, η θέσπιση γενικών αρχών, κανόνων, μέτρων και </text:span><text:soft-page-break/><text:span text:style-name="T33">διαδικασιών σε διοικητικό, νομικό και τεχνολογικό επίπεδο για την οργάνωση ενιαίων πρακτικών διαχείρισης, διάθεσης και κοινοχρησίας γεωχωρικών πληροφοριών συμβάλλουν θετικά στην ποιοτική αναβάθμιση της πληροφορίας, στη διάχυση αυτής, τη τόνωση της καινοτομίας μέσω της μεταφοράς τεχνογνωσίας μεταξύ των φορέων παραγωγής και παροχής πληροφοριών (βλ. και </text:span><text:a xlink:type="simple" xlink:href="http://www.inspire.okxe.gr/"><text:span text:style-name="T40">http://www.inspire.okxe.gr/</text:span></text:a><text:span text:style-name="T33"> ). </text:span></text:p>
      <text:p text:style-name="P108"/>
      <text:p text:style-name="P109"><text:span text:style-name="T34"><text:s/></text:span><text:span text:style-name="T33">Σημειωτέον ότι στο πλαίσιο του ως άνω νόμου έχει ενταχθεί η δημιουργία της ΕΥΓΕΠ (Εθνικής Υποδομής Γεωχωρικών Πληροφοριών) και η δράση </text:span><text:span text:style-name="T35">Geodata</text:span><text:span text:style-name="T33">.</text:span><text:span text:style-name="T35">gov</text:span><text:span text:style-name="T33">.</text:span><text:span text:style-name="T35">gr</text:span><text:span text:style-name="T33"> που αποτελεί παράδειγμα καλής πρακτικής εφαρμογής Τεχνολογιών Πληροφορικής και Επικοινωνιών (ΤΠΕ) στη δημόσια διοίκηση, καθώς και αποθετήριο ανοικτών δεδομένων για τη διάθεση γεωχωρικής πληροφορίας. Το geodata.gov.gr υποστηρίζει τεχνικά την Εθνική Υποδομή Γεωχωρικών Πληροφοριών.</text:span></text:p>
      <text:p text:style-name="P107"/>
      <text:p text:style-name="P109"><text:span text:style-name="T34">1.4.3 <text:s/>Ν.3979/2011: <text:s/>«Για την ηλεκτρονική διακυβέρνηση και λοιπές διατάξεις»</text:span></text:p>
      <text:p text:style-name="P105"/>
      <text:p text:style-name="P102"><text:span text:style-name="T38">Με τον ως άνω νόμο προωθείται η ηλεκτρονική διακυβέρνηση στο δημόσιο τομέα, συμπεριλαμβανομένων των ΟΤΑ αλλά και των ΝΠΙΔ που ελέγχονται από το κράτος, μέσω της χρήσης και ενσωμάτωσης ΤΠΕ, που θα θέσουν σε καλύτερες οργανωτικές βάσεις, θα βελτιώσουν και θα εκλογικεύσουν τη λειτουργία τους . </text:span></text:p>
      <text:p text:style-name="P102"><text:span text:style-name="T38">Ειδικότερα, όπως αναφέρεται στην αιτιολογική έκθεση του εν λόγω νόμου (</text:span><text:a xlink:type="simple" xlink:href="http://www.hellenicparliament.gr"><text:span text:style-name="T43">www</text:span></text:a><text:a xlink:type="simple" xlink:href="http://www.hellenicparliament.gr"><text:span text:style-name="T38">.</text:span></text:a><text:a xlink:type="simple" xlink:href="http://www.hellenicparliament.gr"><text:span text:style-name="T43">hellenicparliament</text:span></text:a><text:a xlink:type="simple" xlink:href="http://www.hellenicparliament.gr"><text:span text:style-name="T38">.</text:span></text:a><text:a xlink:type="simple" xlink:href="http://www.hellenicparliament.gr"><text:span text:style-name="T43">gr</text:span></text:a><text:span text:style-name="T38"> ), επιδιώκεται </text:span></text:p>
      <text:p text:style-name="P102"><text:span text:style-name="T38">« α. η δηµιουργία των θεσµικών προϋποθέσεων για την επικοινωνία και συναλλαγή των πολιτών και των επιχειρήσεων µε τους φορείς του δηµόσιου τοµέα µε χρήση των τεχνολογιών πληροφορικής και επικοινωνιών </text:span></text:p>
      <text:p text:style-name="P102"><text:span text:style-name="T38">β. η αναδιοργάνωση των εσωτερικών λειτουργιών και διαδικασιών των φορέων του δηµόσιου τοµέα επί τη βάσει της πλήρους αξιοποίησης των τεχνολογιών πληρο- φορικής και επικοινωνιών </text:span></text:p>
      <text:p text:style-name="P102"><text:span text:style-name="T38">γ. Η ευχερέστερη άσκηση των δικαιωµάτων και εκπλή- ρωση των υποχρεώσεων των φυσικών προσώπων αλλά και των ΝΠΙΔ έναντι των Φορέων του Δηµόσιου Τοµέα. </text:span></text:p>
      <text:p text:style-name="P102"><text:span text:style-name="T38">δ. Η άρση κανονιστικών εµποδίων για την ταχεία και αποτελεσµατική πρόσβαση σε δηµόσιες υπηρεσίες και πληροφορίες. </text:span></text:p>
      <text:p text:style-name="P102"><text:span text:style-name="T38">ε. Η εµπέδωση της εµπιστοσύνης και της διαφάνειας µε την επέκταση των ηλεκτρονικών εφαρµογών.»</text:span></text:p>
      <text:p text:style-name="P105"/>
      <text:p text:style-name="P106"/>
      <text:p text:style-name="P82"><text:span text:style-name="T34">1.4.4 Υπουργική Απόφαση Υφυπουργού Διοικητικής Μεταρρύθμισης και Ηλεκτρονικής Διακυβέρνησης ΥΑΠ/Φ.40.4/4345/2014, ΦΕΚ 1860/Β/8-7-2014): </text:span></text:p>
      <text:p text:style-name="P82"><text:span text:style-name="T34">Μητρώο Ψηφιακής Υποδομής των δημοσίων φορέων </text:span></text:p>
      <text:p text:style-name="P77"><text:soft-page-break/></text:p>
      <text:p text:style-name="P82"><text:span text:style-name="T33">Η απόφαση αφορά στην τήρηση ηλεκτρονικού μητρώου <text:s/>«Μητρώο Ψηφιακής Υποδομής» των δημοσίων φορέων, το οποίο περιλαμβάνει σύμφωνα με το άρθρο 19 παρ. 2 του Ν. 3979/2011 (Α 138), την ψηφιακή υποδομή που χρησιμοποιούν ή τηρούν οι φορείς, και συγκεκριμένα:</text:span></text:p>
      <text:p text:style-name="P82"><text:span text:style-name="T33"><text:s/>α) τις πληροφοριακές και επικοινωνιακές υποδομές και συστήματα,</text:span></text:p>
      <text:p text:style-name="P82"><text:span text:style-name="T33"><text:s/>β) το λογισμικό,</text:span></text:p>
      <text:p text:style-name="P82"><text:span text:style-name="T33"><text:s/>γ) τα Μητρώα/κατηγορίες αρχείων και δεδομένων,</text:span></text:p>
      <text:p text:style-name="P82"><text:span text:style-name="T33"><text:s/>δ) τις σχετικές άδειες χρήσης/εκμετάλλευσης,</text:span></text:p>
      <text:p text:style-name="P82"><text:span text:style-name="T33"><text:s/>ε) τα σχετικά δικαιώματα πνευματικής και βιομηχανικής ιδιοκτησίας,</text:span></text:p>
      <text:p text:style-name="P82"><text:span text:style-name="T33"><text:s/>στ) κάθε αναγκαία συναφή με τα παραπάνω λεπτομέρεια, που είναι χρήσιμη για την ταυτοποίηση και πλήρη περιγραφή του καταχωρούμενου στοιχείου.</text:span></text:p>
      <text:p text:style-name="P79"/>
      <text:p text:style-name="P94"/>
      <text:p text:style-name="P82"><text:span text:style-name="T34">1.4.5 <text:s/>Αριθ. ΥΑΠ/Φ.40.4/1/989 <text:s/>(ΦΕΚ Β΄1301/12/04/2012)</text:span></text:p>
      <text:p text:style-name="P82"><text:span text:style-name="T34"><text:s/>Κύρωση Πλαισίου Παροχής Υπηρεσιών Ηλεκτρονικής Διακυβέρνησης.</text:span></text:p>
      <text:p text:style-name="P77"/>
      <text:p text:style-name="P82"><text:span text:style-name="T33">Το Πλαίσιο Παροχής Υπηρεσιών Ηλεκτρονικής Διακυβέρνησης (ΠΗΔ) συνίσταται από ένα σύνολο κανόνων, προτύπων, προδιαγραφών και διαδικασιών που εφαρμόζονται στα έργα Ηλεκτρονικής Διακυβέρνησης κατά το σχεδιασμό, την ανάπτυξη, τη συντήρηση και την λειτουργία τους σχετικά με: <text:s text:c="2"/>i) To σχεδιασμό, ανάπτυξη, συντήρηση και λειτουργία των διαδικτυακών τόπων και πληροφοριακών συστημάτων της Δημόσιας Διοίκησης. <text:s/>ii) Την ανάπτυξη και παροχή ολοκληρωμένων ηλεκτρονικών υπηρεσιών από τους φορείς του Δημοσίου τομέα. <text:s text:c="2"/>iii) Τη διασφάλιση της διαλειτουργικότητας σε οργανωτικό, σημασιολογικό και τεχνολογικό επίπεδο, για την ανταλλαγή δεδομένων μεταξύ πληροφοριακών συστημάτων των φορέων του Δημοσίου τομέα. <text:s/>iv) Την εγγραφή, ταυτοποίηση και ηλεκτρονική αναγνώριση πολιτών και επιχειρήσεων σε ηλεκτρονικές υπηρεσίες του Δημοσίου τομέα. <text:s/>ν) Τη διαχείριση του Μητρώου για την καταχώριση των παρεχόμενων υπηρεσιών από φορείς της Δημόσιας Διοίκησης (Μητρώο Διαλειτουργικότητας). Στο πλαίσιο της ΥΑ δίδεται και η έννοια των ανοιχτών προτύπτων, βάσει της οποίας ανοιχτό είναι το πρότυπο το οποίο: <text:s text:c="2"/>(α) υιοθετείται και συντηρείται από ένα μη κερδοσκοπικό οργανισμό, <text:s/>(β) η συνεχιζόμενη ανάπτυξη του είναι αποτέλεσμα μίας ανοιχτής και δημόσιας διαδικασίας, στην οποία δεν υπάρχουν περιορισμοί στη συμμετοχή και οι αποφάσεις βασίζονται είτε σε ομοφωνία είτε στη πλειοψηφία των εμπλεκόμενων μερών, <text:s/>(γ) έχει δημοσιευθεί και τα κείμενα των τεχνικών του προδιαγραφών είναι διαθέσιμα και μπορούν να αναδιανεμηθούν είτε χωρίς χρέωση, είτε με συμβολική χρέωση, <text:s/>(δ) διαθέτει αμετάκλητα τα πιθανά δικαιώματα διανοητικής </text:span><text:soft-page-break/><text:span text:style-name="T33">ιδιοκτησίας που περιλαμβάνει χωρίς χρεώσεις και περιορισμό στη περαιτέρω χρήση του προτύπου.</text:span></text:p>
      <text:p text:style-name="P79"/>
      <text:p text:style-name="P106"/>
      <text:p text:style-name="P110"><text:span text:style-name="T44">1.4.6 Ν.4013/2011 <text:s/>«Σύσταση ενιαίας ανεξάρτητης αρχής δηµοσίων συµβάσεων και κεντρικού ηλεκτρονικού µητρώου δηµοσίων συµβάσεων – αντικατάσταση του έκτου κεφαλαίου του ν. 3588/2007 (Πτωχευτικός κώδι- κας) – Προπτωχευτική διαδικασία εξυγίανσης και άλλες διατάξεις»</text:span></text:p>
      <text:p text:style-name="P111"/>
      <text:p text:style-name="P110"><text:span text:style-name="T38">Βάσει του ως άνω νόμου, προβλέπεται η σύσταση </text:span><text:span text:style-name="T46">Κεντρικού Ηλεκτρονικού Μητρώου Δηµοσίων Συµβάσεων</text:span><text:span text:style-name="T38"> µε στόχο την ενίσχυση της διαφάνειας και την παρακολούθηση της εύρυθµης εκτέλεσης του προϋπολογισµού αναφορικά με τις δαπάνες σχετικά με δημόσιες συμβάσεις. Με την χρήση νέων τεχνολογιών εισάγεται η καινοτομία που αφορά στη σύστααση Κεντρικού Ηλεκτρονικού Μητρώου Δημοσίων Συμβάσεων, προάγοντας τη διαφάνεια, τον υγιή ανταγωνισμό και διασφαλίζοντας τη χρηστή διαχείριση και ορθή εκτέλεση του προϋπολογισμού (</text:span><text:a xlink:type="simple" xlink:href="http://www.hellenicparliament.gr"><text:span text:style-name="T43">www</text:span></text:a><text:a xlink:type="simple" xlink:href="http://www.hellenicparliament.gr"><text:span text:style-name="T38">.</text:span></text:a><text:a xlink:type="simple" xlink:href="http://www.hellenicparliament.gr"><text:span text:style-name="T43">hellenicparliament</text:span></text:a><text:a xlink:type="simple" xlink:href="http://www.hellenicparliament.gr"><text:span text:style-name="T38">.</text:span></text:a><text:a xlink:type="simple" xlink:href="http://www.hellenicparliament.gr"><text:span text:style-name="T43">gr</text:span></text:a><text:span text:style-name="T38"> ). </text:span></text:p>
      <text:p text:style-name="P99"/>
      <text:p text:style-name="P99"/>
      <text:p text:style-name="P99"/>
      <text:p text:style-name="P103"/>
      <text:p text:style-name="P48"><text:span text:style-name="T44">1.4.7 <text:s/>Ν.3448/2006 και Ν.4305/2014 «Ανοικτή διάθεση και περαιτέρω χρήση εγγράφων, πληροφοριών και δεδοµένων του δηµόσιου τοµέα</text:span><text:span text:style-name="T38">, τροποποίηση του ν. 3448/2006 (Α΄57), προσαρµογή της εθνικής νοµοθεσίας στις διατάξεις της Οδηγίας 2013/37/ΕΕ του Ευρωπαϊκού Κοινοβουλίου και του Συµβουλίου, περαιτέρω ενίσχυση της διαφάνειας, ρυθµίσεις θεµάτων Εισαγωγικού Διαγωνισµού Ε.Σ.Δ.Δ.Α. και άλλες διατάξεις</text:span></text:p>
      <text:p text:style-name="P34"/>
      <text:p text:style-name="P34"/>
      <text:p text:style-name="P82"><text:span text:style-name="T38">Καθιερώνεται η αρχή της ανοικτής διάθεσης και περαιτέρω χρήσης των εγγράφων, πληροφοριών και δεδοµένων του δηµόσιου τοµέα (open by default), καθορίζονται οι όροι και προϋποθέσεις για την υλοποίησή της και ενσωματώνονται στο ελληνικό νομικό πλαίσιο οι διατάξεις της οδηγίας 2013/37/ΕΕ, υπό την επιφύλαξη της προστασίας των προσωπικών δεδομένων και πνευματικής ιδιοκτησίας. Προβλέπεται η τήρηση </text:span><text:span text:style-name="T46">«Μητρώου Ανοικτών Δεδοµένων του Δηµοσίου»</text:span><text:span text:style-name="T38"> το οποίο είναι διαθέσιµο στο διαδικτυακό τόπο </text:span><text:a xlink:type="simple" xlink:href="http://www.data.gov.gr"><text:span text:style-name="T38">www.data.gov.gr</text:span></text:a><text:span text:style-name="T38">, όπου αναρτώνται τα σύνολα των εγγράφων, πληροφοριών και δεδοµένων του Δηµοσίου που είναι διαθέσιµα σε ανοικτό και µηχαναγνώσιµο µορφότυπο, ταξινοµηµένα σε «Διαρθρωµένα Σύνολα Δεδοµένων» (datasets) ή σύνδεσµοι προς τους δικτυακούς τόπους των φορέων, όπου αυτά τηρούνται.</text:span></text:p>
      <text:p text:style-name="P54"/>
      <text:p text:style-name="P82"><text:span text:style-name="T38">Οδηγίες για την εφαρμογή των διατάξεων του Κεφαλαίου Α του ν.4305/2014 εχουν δοθεί με δύο εγκυκλίους και μία επιστολή:</text:span></text:p>
      <text:list xml:id="list124706565944200" text:continue-list="list4047993665215738743" text:style-name="WWNum6">
        <text:list-item>
          <text:p text:style-name="P33"><text:soft-page-break/><text:span text:style-name="T44">ΔΗΔ/Φ.40/407/8-1-2015</text:span><text:span text:style-name="T38"> του Υπουργείου Διοικητικής Μεταρρύθμισης και Ηλεκτρονικής Διακυβέρνησης (</text:span><text:a xlink:type="simple" xlink:href="https://diavgeia.gov.gr/decision/view/%CE%A9%CE%A9%CE%A1%CE%9C%CE%A7-%CE%9C%CE%92%CE%9B"><text:span text:style-name="T38">https://diavgeia.gov.gr/decision/view/%CE%A9%CE%A9%CE%A1%CE%9C%CE%A7-%CE%9C%CE%92%CE%9B</text:span></text:a><text:span text:style-name="T38"> ) </text:span></text:p>
        </text:list-item>
        <text:list-item>
          <text:p text:style-name="P33"><text:span text:style-name="T44">ΔΗΔ/Φ/19710/16-6-2015</text:span><text:span text:style-name="T38"> ΤΟΥ Υπουργείου Εσωτερικών και Διοικητικής Ανασυγκρότησης (</text:span><text:a xlink:type="simple" xlink:href="https://diavgeia.gov.gr/decision/view/7%CE%A7%CE%A9%CE%A8465%CE%A6%CE%98%CE%95-%CE%922%CE%99"><text:span text:style-name="T38">https://diavgeia.gov.gr/decision/view/7%CE%A7%CE%A9%CE%A8465%CE%A6%CE%98%CE%95-%CE%922%CE%99</text:span></text:a><text:span text:style-name="T38">) </text:span></text:p>
        </text:list-item>
        <text:list-item>
          <text:p text:style-name="P33"><text:span text:style-name="T38">ΔΗΔ/Φ.31/25748/4.8.2015 επιστολή του Υπουργείου Εσωτερικών και Διοικητικής Ανασυγκρότησης με θέμα: «Ενέργειες για την ανοιχτή διάθεση των δεδομένων σε εφαρμογή του Ν.4305/2014»</text:span></text:p>
        </text:list-item>
      </text:list>
      <text:p text:style-name="P35"/>
      <text:p text:style-name="P55"><text:span text:style-name="T38">Σημειωτέον ότι σε εφαρμογή των ανωτέρω ήδη Δημόσιοι Φορείς έχουν αρχίσει τη λήψη σχετικών αποφάσεων για τη χρήση και περαιτέρω διάθεση των εγγράφων, πληροφοριών και δεδομένων που έχουν στην κατοχή τους. Ενδεικτικά αναφέρονται:</text:span></text:p>
      <text:p text:style-name="P35"/>
      <text:list xml:id="list124704978696494" text:continue-numbering="true" text:style-name="WWNum6">
        <text:list-item>
          <text:p text:style-name="P33"><text:span text:style-name="T38">Απόφαση 377/29-12-2015 Αρχής Διασφάλισης Απορρήτου των Επικοινωνιών (</text:span><text:a xlink:type="simple" xlink:href="http://www.adae.gr/fileadmin/docs/apofaseis/adae/2015/377_2015.pdf"><text:span text:style-name="T38">http://www.adae.gr/fileadmin/docs/apofaseis/adae/2015/377_2015.pdf</text:span></text:a><text:span text:style-name="T38">) </text:span></text:p>
        </text:list-item>
        <text:list-item>
          <text:p text:style-name="P33"><text:span text:style-name="T38">Απόφαση 3707/5-10-2015 Ρυθμιστικής αρχής Σιδηροδρόμων (</text:span><text:a xlink:type="simple" xlink:href="http://www.ras-el.gr/uploads/file/%CE%91%CE%9D%CE%9F%CE%99%CE%9A%CE%A4%CE%97%20%CE%94%CE%99%CE%91%CE%98%CE%95%CE%A3%CE%97%20%CE%94%CE%95%CE%94%CE%9F%CE%9C%CE%95%CE%9D%CE%A9%CE%9D-6%CE%9E%CE%9E%CE%9C%CE%9F%CE%9A%CE%A02-%CE%9D%CE%A7%CE%A5.pdf"><text:span text:style-name="T38">http://www.ras-el.gr/uploads/file/%CE%91%CE%9D%CE%9F%CE%99%CE%9A%CE%A4%CE%97%20%CE%94%CE%99%CE%91%CE%98%CE%95%CE%A3%CE%97%20%CE%94%CE%95%CE%94%CE%9F%CE%9C%CE%95%CE%9D%CE%A9%CE%9D-6%CE%9E%CE%9E%CE%9C%CE%9F%CE%9A%CE%A02-%CE%9D%CE%A7%CE%A5.pdf</text:span></text:a><text:span text:style-name="T38"> ) </text:span></text:p>
        </text:list-item>
        <text:list-item>
          <text:p text:style-name="P33"><text:span text:style-name="T38">Απόφαση 6215/23-10-2015 Επιτροπής Ανταγωνισμού (</text:span><text:a xlink:type="simple" xlink:href="http://www.epant.gr/img/x2/news/news798_1_1445600597.pdf"><text:span text:style-name="T38">http://www.epant.gr/img/x2/news/news798_1_1445600597.pdf</text:span></text:a><text:span text:style-name="T38">) </text:span></text:p>
        </text:list-item>
      </text:list>
      <text:p text:style-name="P34"/>
      <text:p text:style-name="P49"/>
      <text:p text:style-name="P48"><text:span text:style-name="T44">1.4.8 <text:s/>Υπουργική Απόφαση 38426, ΦΕΚ Β 2634/3-10-2014:</text:span></text:p>
      <text:p text:style-name="P48"><text:span text:style-name="T38"><text:s/></text:span><text:span text:style-name="T44">Εσωτερικός Κανονισμός του Υπ. Εξωτερικών για την ηλεκτρονική διακίνηση ψηφιακά υπογεγραμμένων εγγράφων.</text:span></text:p>
      <text:p text:style-name="P48"><text:span text:style-name="T38">Για το σκοπό και την ανάγκη για τον εκσυγχρονισμό της Δημόσιας Διοίκησης και της μείωσης του κόστους λειτουργίας της, καταρτίστηκε Εσωτερικός Κανονισμός για την ηλεκτρονική διακίνηση εγγράφων με ψηφιακή υπογραφή, μεταξύ του Υπουργείου Εξωτερικών (ΥΠΕΞ) και των λοιπών φορέων του δημόσιου τομέα, ο οποίος αξιοποιεί υφιστάμενες υποδομές του ΥΠΕΞ, καθώς και υπηρεσίες που παρέχονται από το Εθνικό Δίκτυο Δημόσιας Διοίκησης «ΣΥΖΕΥΞIΣ».</text:span></text:p>
      <text:p text:style-name="P94"/>
      <text:p text:style-name="P77"/>
      <text:p text:style-name="P82"><text:soft-page-break/><text:span text:style-name="T34">1.4.9 Υπουργική Απόφαση Υπουργού Εσωτερικών (ΥΑ οικ. 40055 ΦΕΚ Β 2147 2011): Ανάπτυξη,ενοποίηση &amp; Πιστοποίηση δημοτικών διαδικτυακών τόπων. </text:span></text:p>
      <text:p text:style-name="P79"/>
      <text:p text:style-name="P82"><text:span text:style-name="T33">Η ως άνω απόφαση αφορά στην ανάπτυξη, ενοποίηση και Πιστοποίηση δημοτικών διαδικτυακών τόπων. Σημειωτέον ότι δίδονται οδηγίες για την ανάρτηση γεωχωρικών πληροφοριών στο πλαίσιο της δράσης </text:span><text:span text:style-name="T36">geodata</text:span><text:span text:style-name="T37">.</text:span><text:span text:style-name="T36">gov</text:span><text:span text:style-name="T37">.</text:span><text:span text:style-name="T36">gr</text:span><text:span text:style-name="T33"> και άλλων χωρικών δεδομένων που έχει στη διάθεσή του ο Δήμος, σύμφωνα με τους ορισμούς του ν.3882/2010. Επίσης, τονίζεται ότι είναι σημαντική η ανάρτηση όλων των νόμων και λοιπών κανονιστικών κειμένων που σχετίζονται με τις συγκεκριμένες πληροφορίες (πχ αποφάσεις Δημοτικών Συμβουλίων για χωροθέτηση Γενικών Πολεοδομικών Σχεδίων, αποφάσεις καθορισμού ρυμοτομικών ζωνών κλπ.)</text:span></text:p>
      <text:p text:style-name="P82"><text:span text:style-name="T33"><text:s/>Ειδικότερα για την ανάρτηση γεωχωρικών πληροφοριών προτείνονται τα εξής: </text:span></text:p>
      <text:p text:style-name="P82"><text:span text:style-name="T33"><text:s/>• Ανάρτηση γεωχωρικών δεδομένων που διαθέτει ο Δήμος ευκρινώς στην κεντρική </text:span></text:p>
      <text:p text:style-name="P82"><text:span text:style-name="T33">ιστοσελίδα για μεταφόρτωση (π.χ. θέσεις δημοτικών κτιρίων, γενικά πολεοδομικά σχέδια, σημεία ενδιαφέροντος κλπ.). Τα γεωχωρικά δεδομένα θα διατίθενται ελεύθερα προς κάθε πολίτη.</text:span></text:p>
      <text:p text:style-name="P82"><text:span text:style-name="T33"><text:s/>• Αποστολή των γεωχωρικών δεδομένων και μεταδεδομένων που ο Δήμος έχει προμηθευτεί μέσω έργου που χρηματοδοτήθηκε από το Επιχειρησιακό Πρόγραμμα </text:span></text:p>
      <text:p text:style-name="P82"><text:span text:style-name="T33">"Κοινωνία της Πληροφορίας" (Μέτρο 2.4) στον Οργανισμός Κτηματολογίου και Χαρτογραφήσεων Ελλάδας (Ο.Κ.Χ.Ε.) και τη δράση geodata.gov.gr (info@geodata. gov.gr). Η διάθεση των εν λόγω δεδομένων είναι υποχρεωτική, σύμφωνα με τους όρους χρηματοδότησης των αντίστοιχων έργων.</text:span></text:p>
      <text:p text:style-name="P82"><text:span text:style-name="T33"><text:s/>• Ενσωμάτωση διαδικτυακών χαρτών του geodata.gov. gr σε ειδική θέση στο διαδικτυακο τόπο του Δήμου, για την παροχή πληροφοριών προς τους πολίτες σχετικά με τη θέση των δημοτικών κτιρίων.</text:span></text:p>
      <text:p text:style-name="P82"><text:span text:style-name="T33"><text:s/>• Έλεγχος και διόρθωση της θέσης των σημείων ενδιαφέροντος (π.χ. σχολεία, ΚΕΠ, δημοτικά κτίρια κλπ.) που περιλαμβάνονται στο geodata.gov.gr, και ανήκουν στη χωρική αρμοδιότητα του Δήμου, μέσω της προβλεπόμενης στην πλατφόρμα geodata.gov.gr. διαδικασίας λήψης εξουσιοδοτημένης πρόσβασης.</text:span></text:p>
      <text:p text:style-name="P82"><text:span text:style-name="T33"><text:s/>Επίσης, βάσει της απόφασης, στην κεντρική ιστοσελίδα του Δήμου θα πρέπει να υπάρχει υπερσύνδεση προς τη σελίδα ειδικού σκοπού του Δήμου στο πρόγραμμα "ΔΙΑΥΓΕΙΑ" (π.χ. για το Δήμο Ορεστιάδας http://sites.diavgeia.gov.gr/dinnosorestiadas), ή ενσωμάτωση ενός </text:span><text:span text:style-name="T35">RSS</text:span><text:span text:style-name="T33"> </text:span><text:span text:style-name="T35">feed</text:span><text:span text:style-name="T33"> (π.χ. </text:span><text:span text:style-name="T35">http</text:span><text:span text:style-name="T33">://</text:span><text:span text:style-name="T35">sites</text:span><text:span text:style-name="T33">.</text:span><text:span text:style-name="T35">diavgeia</text:span><text:span text:style-name="T33">.</text:span><text:span text:style-name="T35">gov</text:span><text:span text:style-name="T33">. </text:span><text:span text:style-name="T35">gr</text:span><text:span text:style-name="T33">/</text:span><text:span text:style-name="T35">dimosorestiadas</text:span><text:span text:style-name="T33">/</text:span><text:span text:style-name="T35">rss</text:span><text:span text:style-name="T33">). </text:span></text:p>
      <text:p text:style-name="P82"><text:span text:style-name="T33">Γίνεται αναφορά σε ΜΕΤΑΔΕΔΟΜΕΝΑ, που καθιστούν τα δημοσιευόμενα πληροφοριακά δεδομένα και τις παρεχόμενες υπηρεσίες επαναχρησιμοποιήσιμα και αξιοποιήσιμα κατά τρόπο που δεν είχε αρχικά προβλεφθεί, όχι μόνο από τον ίδιο το φορέα - ιδιοκτήτη, αλλά και από άλλους φορείς, του δημόσιου ή του ιδιωτικού Τομέα, που έχουν έννομο συμφέρον ή ενδιαφέρον να το </text:span><text:soft-page-break/><text:span text:style-name="T33">πράξουν, με την επιφύλαξη παντός δικαιώματος επί πνευματικής ιδιοκτησίας ή άλλου όρου χρήσης, ρητά αναφερόμενου στον διαδικτυακό τόπο, υπέρ του ιδιοκτήτη. Ο Δήμος οφείλει να αποκτά όλα τα δικαιώματα διανοητικής ιδιοκτησίας επί των μεταδεδομένων που διατίθενται από το διαδικτυακό τόπο. Τα Μεταδεδομένα θα διατίθενται με την Ελληνική έκδοση των αδειών Creative Commons, Αναφορά 3.0. Τα Μεταδεδομένα αυτά θα πρέπει να είναι σύμφωνα με τα πρότυπα και τις αντίστοιχες προδιαγραφές του Πλαισίου Διαλειτουργικότητας και Υπηρεσιών Ηλεκτρονικών Συναλλαγών, καθώς και να μπορούν να εξαχθούν σε μορφή Extensible Markup Language (XML).</text:span></text:p>
      <text:p text:style-name="P79"/>
      <text:p text:style-name="P79"/>
      <text:p text:style-name="P94"/>
      <text:p text:style-name="P100"/>
      <text:p text:style-name="P100"/>
      <text:p text:style-name="P112"><text:span text:style-name="T45">1.4.10</text:span><text:span text:style-name="T39"> <text:s/></text:span><text:span text:style-name="T45">ΥΑ 620//2015 (ΥΑ 62005/512 ΦΕΚ Β 2220 2015): Όροι και προϋποθέσεις για την υποβολή στοιχείων σε ηλεκτρονική μορφή στο Ψηφιακό Μητρώο Υποδομών του Υπ.Υποδομών Μεταφορών και Δικτύων.</text:span></text:p>
      <text:p text:style-name="P101"/>
      <text:p text:style-name="P101"/>
      <text:p text:style-name="P82"><text:span text:style-name="T39"><text:s text:c="2"/>Με την παρούσα υπουργική αποφαση συστήνεται ψηφιακό Μητρώο για τα δίκτυα υποδομών ηλεκτρονικών επικοινωνιών της χώρας, στο οποίο οι αρμόδιοι φορείς οι οποίοι εγκρίνουν ή χορηγούν δικαιώματα διέλευσης, οι πάροχοι δικτύων ηλεκτρονικών επικοινωνιών, καθώς και οι οριζόμενοι φορείς του δημοσίου τομέα που αναπτύσσουν πάσης φύσεως δίκτυα υποδομών, υποβάλλουν στοιχεία σε ηλεκτρονική μορφή.</text:span></text:p>
      <text:p text:style-name="P69"/>
      <text:h text:style-name="P12" text:outline-level="1"/>
      <text:list xml:id="list124704908808842" text:continue-list="list124705278441541" text:style-name="WWNum14">
        <text:list-item>
          <text:h text:style-name="P9" text:outline-level="1"><text:bookmark-start text:name="_Toc440968206"/><text:span text:style-name="T7">Ορισμός Ώριμων Έργων Ανοικτού Λογισμικού</text:span><text:bookmark-end text:name="_Toc440968206"/></text:h>
        </text:list-item>
      </text:list>
      <text:p text:style-name="P62"/>
      <text:list xml:id="list124704784782579" text:continue-numbering="true" text:style-name="WWNum14">
        <text:list-item>
          <text:list>
            <text:list-item>
              <text:h text:style-name="P19" text:outline-level="2"><text:bookmark-start text:name="_Toc440968207"/><text:span text:style-name="T7">Τομείς Αξιοποίησης και Κατηγοριοποίηση Έργων</text:span><text:bookmark-end text:name="_Toc440968207"/></text:h>
            </text:list-item>
          </text:list>
        </text:list-item>
      </text:list>
      <text:p text:style-name="P113"/>
      <text:list xml:id="list5342738019215120204" text:style-name="WWNum24">
        <text:list-item>
          <text:p text:style-name="P56"><text:span text:style-name="T4">Αυτοματοποίηση Γραφείου (</text:span><text:span text:style-name="T1">Office Automation</text:span><text:span text:style-name="T4">)</text:span></text:p>
        </text:list-item>
        <text:list-item>
          <text:p text:style-name="P56"><text:span text:style-name="T4">Συστήματα Διαχείρισης Περιεχομένου (</text:span><text:span text:style-name="T1">Content</text:span><text:span text:style-name="T4"> </text:span><text:span text:style-name="T1">Management</text:span><text:span text:style-name="T4"> </text:span><text:span text:style-name="T1">System</text:span><text:span text:style-name="T4">)</text:span></text:p>
        </text:list-item>
        <text:list-item>
          <text:p text:style-name="P56"><text:span text:style-name="T4">Εκπαιδευτικό Λογισμικό (</text:span><text:span text:style-name="T1">e-learning Software</text:span><text:span text:style-name="T4">)</text:span></text:p>
        </text:list-item>
        <text:list-item>
          <text:p text:style-name="P56"><text:span text:style-name="T4">Συστήματα Αγροτικής και Περιβαλλοντολογικής Διαχείρισης (</text:span><text:span text:style-name="T1">Agriculture</text:span><text:span text:style-name="T4"> &amp; </text:span><text:span text:style-name="T1">Environmental</text:span><text:span text:style-name="T4"> </text:span><text:span text:style-name="T1">Management</text:span><text:span text:style-name="T4"> </text:span><text:span text:style-name="T1">Systems</text:span><text:span text:style-name="T4">)</text:span></text:p>
        </text:list-item>
        <text:list-item>
          <text:p text:style-name="P56"><text:span text:style-name="T4">Μεταφορές</text:span><text:span text:style-name="T1"> &amp; </text:span><text:span text:style-name="T4">Ναυτιλία</text:span><text:span text:style-name="T1"> (Transportation, Shipping and Logistics)</text:span></text:p>
        </text:list-item>
        <text:list-item>
          <text:p text:style-name="P56"><text:span text:style-name="T4">Δημόσια Διοίκηση και Ηλεκτρονική Διακυβέρνηση (</text:span><text:span text:style-name="T1">e</text:span><text:span text:style-name="T4">-</text:span><text:span text:style-name="T1">Government</text:span><text:span text:style-name="T4">)</text:span></text:p>
        </text:list-item>
        <text:list-item>
          <text:p text:style-name="P56"><text:span text:style-name="T4">Τουρισμός &amp; Πολιτισμός (</text:span><text:span text:style-name="T1">Tourism &amp; Culture)</text:span></text:p>
        </text:list-item>
        <text:list-item>
          <text:p text:style-name="P56"><text:span text:style-name="T4">Πολυμέσα και Σχεδίαση (</text:span><text:span text:style-name="T1">Multimedia</text:span><text:span text:style-name="T4"> &amp; </text:span><text:span text:style-name="T1">CAD</text:span><text:span text:style-name="T4">)</text:span></text:p>
        </text:list-item>
        <text:list-item>
          <text:p text:style-name="P56"><text:span text:style-name="T4">Συστήματα Γεωγραφικών Δεδομένων (Geodata </text:span><text:span text:style-name="T1">Systems</text:span><text:span text:style-name="T4">)</text:span></text:p>
        </text:list-item>
        <text:list-item>
          <text:p text:style-name="P56"><text:span text:style-name="T4">Συστήματα Ηλεκτρονικής Υγείας (eHealth)</text:span></text:p>
        </text:list-item>
        <text:list-item>
          <text:p text:style-name="P56"><text:span text:style-name="T4">Εφαρμογές</text:span><text:span text:style-name="T1"> </text:span><text:span text:style-name="T4">Γενικού</text:span><text:span text:style-name="T1"> </text:span><text:span text:style-name="T4">Ενδιαφέροντος</text:span><text:span text:style-name="T1"> (General &amp; Productivity applications)</text:span></text:p>
        </text:list-item>
        <text:list-item>
          <text:p text:style-name="P56"><text:bookmark-start text:name="OLE_LINK4"/><text:bookmark-start text:name="OLE_LINK3"/><text:span text:style-name="T4">Συστήματα</text:span><text:span text:style-name="T1"> <text:s/></text:span><text:span text:style-name="T4">Διαχείρισης</text:span><text:span text:style-name="T1"> </text:span><text:span text:style-name="T4">Πελατών</text:span><text:span text:style-name="T1"> (Customer Relation Management System)</text:span></text:p>
        </text:list-item>
        <text:list-item>
          <text:p text:style-name="P56"><text:bookmark-end text:name="OLE_LINK4"/><text:bookmark-end text:name="OLE_LINK3"/><text:span text:style-name="T4">Συστήματα</text:span><text:span text:style-name="T1"> </text:span><text:span text:style-name="T4">Ενδοεπιχειρησιακού</text:span><text:span text:style-name="T1"> </text:span><text:span text:style-name="T4">Σχεδιασμού</text:span><text:span text:style-name="T1"> (Enterprise Resource Planning systems)</text:span></text:p>
        </text:list-item>
        <text:list-item>
          <text:p text:style-name="P56"><text:span text:style-name="T4">Επιχειρηματικές Εφαρμογές (</text:span><text:span text:style-name="T1">Business</text:span><text:span text:style-name="T4"> </text:span><text:span text:style-name="T1">Software</text:span><text:span text:style-name="T4">)</text:span></text:p>
        </text:list-item>
        <text:list-item>
          <text:p text:style-name="P56"><text:bookmark-start text:name="OLE_LINK20"/><text:bookmark-start text:name="OLE_LINK19"/><text:bookmark-start text:name="OLE_LINK18"/><text:span text:style-name="T4">Συστήματα Συνεργασία</text:span><text:bookmark-end text:name="OLE_LINK20"/><text:bookmark-end text:name="OLE_LINK19"/><text:bookmark-end text:name="OLE_LINK18"/><text:span text:style-name="T4"> και Διαμοιρασμού (</text:span><text:span text:style-name="T1">Collaboration</text:span><text:span text:style-name="T4"> </text:span><text:span text:style-name="T1">and</text:span><text:span text:style-name="T4"> </text:span><text:span text:style-name="T1">Sharing</text:span><text:span text:style-name="T4"> </text:span><text:span text:style-name="T1">Systems</text:span><text:span text:style-name="T4">)</text:span></text:p>
        </text:list-item>
        <text:list-item>
          <text:p text:style-name="P56"><text:span text:style-name="T4">Συστήματα Απόθεσης και Διαχείρισης Εκδόσεων (</text:span><text:span text:style-name="T1">Versioning</text:span><text:span text:style-name="T4"> </text:span><text:span text:style-name="T1">Management</text:span><text:span text:style-name="T4"> </text:span><text:span text:style-name="T1">Systems</text:span><text:span text:style-name="T4">)</text:span></text:p>
        </text:list-item>
        <text:list-item>
          <text:p text:style-name="P56"><text:span text:style-name="T4">Εργαλεία Διαχείρισης Δικτύου (</text:span><text:span text:style-name="T1">Network</text:span><text:span text:style-name="T4"> </text:span><text:span text:style-name="T1">Management Tools</text:span><text:span text:style-name="T4">)</text:span></text:p>
        </text:list-item>
        <text:list-item>
          <text:p text:style-name="P56"><text:span text:style-name="T4">Εργαλεία Ασφάλειας (</text:span><text:span text:style-name="T1">Security tools</text:span><text:span text:style-name="T4">)</text:span></text:p>
        </text:list-item>
        <text:list-item>
          <text:p text:style-name="P56"><text:span text:style-name="T4">Υπηρεσίες καταλόγου (</text:span><text:span text:style-name="T1">Directory services</text:span><text:span text:style-name="T4">)</text:span></text:p>
        </text:list-item>
        <text:list-item>
          <text:p text:style-name="P56"><text:span text:style-name="T4">Ευρετηριοποίηση και αναζήτηση (</text:span><text:span text:style-name="T1">Indexing</text:span><text:span text:style-name="T4"> </text:span><text:span text:style-name="T1">and</text:span><text:span text:style-name="T4"> </text:span><text:span text:style-name="T1">searching</text:span><text:span text:style-name="T4">)</text:span></text:p>
        </text:list-item>
        <text:list-item>
          <text:p text:style-name="P56"><text:span text:style-name="T4">Λειτουργικά</text:span><text:span text:style-name="T1"> </text:span><text:span text:style-name="T4">Συστήματα</text:span><text:span text:style-name="T1"> (Operating systems </text:span><text:span text:style-name="T4">)</text:span></text:p>
        </text:list-item>
        <text:list-item>
          <text:p text:style-name="P56"><text:span text:style-name="T4">Εξυπηρετητές</text:span><text:span text:style-name="T1"> ( Servers and application servers)</text:span></text:p>
        </text:list-item>
        <text:list-item>
          <text:p text:style-name="P56"><text:span text:style-name="T4">Γλώσσες</text:span><text:span text:style-name="T1"> </text:span><text:span text:style-name="T4">και</text:span><text:span text:style-name="T1"> </text:span><text:span text:style-name="T4">Πλατφόρμες</text:span><text:span text:style-name="T1"> </text:span><text:span text:style-name="T4">Ανάπτυξης</text:span><text:span text:style-name="T1"> </text:span><text:span text:style-name="T4">Λογισμικού</text:span><text:span text:style-name="T1"> (Languages and development frameworks)</text:span></text:p>
        </text:list-item>
        <text:list-item>
          <text:p text:style-name="P56"><text:span text:style-name="T4">Συστήματα Διαχείρισης Βάσεων Δεδομένων (</text:span><text:span text:style-name="T1">Data</text:span><text:span text:style-name="T4"> </text:span><text:span text:style-name="T1">Base</text:span><text:span text:style-name="T4"> </text:span><text:span text:style-name="T1">Management</text:span><text:span text:style-name="T4"> </text:span><text:span text:style-name="T1">Systems</text:span><text:span text:style-name="T4">)</text:span></text:p>
        </text:list-item>
        <text:list-item>
          <text:p text:style-name="P56"><text:soft-page-break/><text:span text:style-name="T4">Συστήματα διαχείρισης Υπολογιστικού Νέφους &amp; Συστήματα εικονικοποίησης (</text:span><text:span text:style-name="T1">Cloud</text:span><text:span text:style-name="T4"> </text:span><text:span text:style-name="T1">Services</text:span><text:span text:style-name="T4"> - </text:span><text:span text:style-name="T1">Virtual</text:span><text:span text:style-name="T4"> </text:span><text:span text:style-name="T1">Machines</text:span><text:span text:style-name="T4">)</text:span></text:p>
        </text:list-item>
      </text:list>
      <text:p text:style-name="P114"/>
      <text:list xml:id="list124705841043488" text:continue-list="list124704784782579" text:style-name="WWNum14">
        <text:list-item>
          <text:list>
            <text:list-item>
              <text:h text:style-name="P19" text:outline-level="2"><text:bookmark-start text:name="_Toc440968208"/><text:span text:style-name="T7">Κριτήρια Αξιολόγησης Λογισμικών</text:span><text:bookmark-end text:name="_Toc440968208"/></text:h>
              <text:list>
                <text:list-item>
                  <text:h text:style-name="P3" text:outline-level="3"><text:bookmark-start text:name="_Toc440968209"/><text:span text:style-name="T4">Αποδοχή από την εκάστοτε κοινότητα χρηστών - Υπάρχουσα Χρήση από διάφορους φορείς</text:span><text:bookmark-end text:name="_Toc440968209"/></text:h>
                </text:list-item>
              </text:list>
            </text:list-item>
          </text:list>
        </text:list-item>
      </text:list>
      <text:p text:style-name="P73"><text:span text:style-name="T5">Βασικό χαρακτηριστικό για την αξιολόγηση ανοικτού λογισμικού είναι η αποδοχή από την εκάστοτε κοινότητα χρηστών καθώς και το πλήθος εγκαταστάσεων του συγκεκριμένου λογισμικού όπως αυτό ορίζεται από κοινότητες όπως το </text:span><text:span text:style-name="T2">openhub</text:span><text:span text:style-name="T5">.</text:span><text:span text:style-name="T2">net</text:span><text:span text:style-name="T5"> (Project Activity – user downloads) αλλά και την εκάστοτε κοινότητά του. Τα παραπάνω σε συνδυασμό με το τη δραστηριότητα χρήσης και αναβάθμισης του συγκεκριμένου λογισμικού μπορούν να καθορίσουν το επίπεδο αποδοχής από του εκάστοτε χρήστης σε διάφορους τομείς.</text:span></text:p>
      <text:p text:style-name="P113"/>
      <text:list xml:id="list124706182111272" text:continue-numbering="true" text:style-name="WWNum14">
        <text:list-item>
          <text:list>
            <text:list-item>
              <text:list>
                <text:list-item>
                  <text:h text:style-name="P3" text:outline-level="3"><text:bookmark-start text:name="_Toc440968210"/><text:span text:style-name="T4">Ωριμότητα - Βιωσιμότητα</text:span><text:span text:style-name="T1"> </text:span><text:span text:style-name="T4">Έργου</text:span><text:bookmark-end text:name="_Toc440968210"/></text:h>
                </text:list-item>
              </text:list>
            </text:list-item>
          </text:list>
        </text:list-item>
      </text:list>
      <text:p text:style-name="P73"><text:span text:style-name="T5">Η ωριμότητα και η βιωσιμότητα ενός έργου ανοικτού λογισμικού ορίζεται ως η χρονική διάρκεια κατά την οποία το λογισμικό είναι σε διάθεση και χρήση, μετρική η οποία παρουσιάζεται από την κοινότητα του εκάστοτε λογισμικού αλλά και από πύλες καταγραφής όπως το </text:span><text:span text:style-name="T2">openhub</text:span><text:span text:style-name="T5">.</text:span><text:span text:style-name="T2">net</text:span><text:span text:style-name="T5"> (Initial Commit) καθώς και από το σύνολο των συνεισφορών που έχουν γίνει από το </text:span><text:span text:style-name="T2">developer</text:span><text:span text:style-name="T5"> </text:span><text:span text:style-name="T2">community</text:span><text:span text:style-name="T5"> (</text:span><text:span text:style-name="T2">total</text:span><text:span text:style-name="T5"> </text:span><text:span text:style-name="T2">commits</text:span><text:span text:style-name="T5">).</text:span></text:p>
      <text:p text:style-name="P73"><text:span text:style-name="T5"><text:s/></text:span></text:p>
      <text:list xml:id="list124706584421512" text:continue-numbering="true" text:style-name="WWNum14">
        <text:list-item>
          <text:list>
            <text:list-item>
              <text:list>
                <text:list-item>
                  <text:h text:style-name="P3" text:outline-level="3"><text:bookmark-start text:name="_Toc440968211"/><text:span text:style-name="T4">Κοινότητα Ανάπτυξης – Αξιολόγησης και Υποστήριξης Λογισμικού</text:span><text:bookmark-end text:name="_Toc440968211"/></text:h>
                </text:list-item>
              </text:list>
            </text:list-item>
          </text:list>
        </text:list-item>
      </text:list>
      <text:p text:style-name="P73"><text:span text:style-name="T5">Το σύνολο των λογισμικών ανοικτού κώδικα υποστηρίζεται από μια κοινότητα προγραμματιστών και χρηστών, χαρακτηριστικά τα οποία μπορούν να καθορίσουν την ωριμότητα του σχετικά με την συνεισφορά στην ανάπτυξη και υποστήριξη του εκάστοτε λογισμικού. Το μέγεθος της κοινότητα που το </text:span><text:soft-page-break/><text:span text:style-name="T5">αναπτύσσει, το αξιολογεί και το υποστηρίζει αποτελεί βασικό χαρακτηριστικό για το χαρακτηρισμό ενός λογισμικού ως ώριμο.</text:span></text:p>
      <text:p text:style-name="P74"/>
      <text:list xml:id="list124706598434828" text:continue-numbering="true" text:style-name="WWNum14">
        <text:list-item>
          <text:list>
            <text:list-item>
              <text:list>
                <text:list-item>
                  <text:h text:style-name="P3" text:outline-level="3"><text:bookmark-start text:name="_Toc440968212"/><text:span text:style-name="T4">Τεκμηρίωση κώδικα και οδηγοί χρήσης (</text:span><text:span text:style-name="T1">Documentation</text:span><text:span text:style-name="T4"> &amp; </text:span><text:span text:style-name="T1">User</text:span><text:span text:style-name="T4"> </text:span><text:span text:style-name="T1">manual</text:span><text:span text:style-name="T4">)</text:span><text:bookmark-end text:name="_Toc440968212"/></text:h>
                </text:list-item>
              </text:list>
            </text:list-item>
          </text:list>
        </text:list-item>
      </text:list>
      <text:p text:style-name="P73"><text:span text:style-name="T5">Κάθε λογισμικό είναι αναγκαίο να συνοδεύεται από ένα σύνολο τεκμηρίωσης τόσο κώδικα όσο και οδηγών χρήσης. Η τεκμηρίωση του κώδικα αφορά τόσο έγγραφα όσο και σχολιασμό κώδικα ώστε να είναι σε θέση οποιοσδήποτε να εντοπίσει, προσαρμόσει ή επεκτείνει το λογισμικό στις ανάγκες του. Επιπλέον οι οδηγοί χρήσης είναι απαραίτητοι ώστε οι χρήστες να μπορούν εύκολα να εξοικειωθούν και να λειτουργήσουν το λογισμικό.</text:span></text:p>
      <text:p text:style-name="P65"/>
      <text:list xml:id="list124704747603144" text:continue-numbering="true" text:style-name="WWNum14">
        <text:list-item>
          <text:list>
            <text:list-item>
              <text:list>
                <text:list-item>
                  <text:h text:style-name="P3" text:outline-level="3"><text:bookmark-start text:name="_Toc440968213"/><text:span text:style-name="T4">Άδεια Χρήσης και αξιοποίησης</text:span><text:bookmark-end text:name="_Toc440968213"/><text:span text:style-name="T1"> </text:span></text:h>
                </text:list-item>
              </text:list>
            </text:list-item>
          </text:list>
        </text:list-item>
      </text:list>
      <text:p text:style-name="P73"><text:span text:style-name="T5">Ένα από τα βασικότερα κριτήρια αξιολόγησης ενός ανοικτού λογισμικού αποτελεί η άδεια χρήσης του καθώς είναι αυτό που θα υποδείξει σε ένα φορέα εάν είναι σε θέση να το χρησιμοποιήσουν για το σκοπό που επιθυμούν. </text:span></text:p>
      <text:list xml:id="list124705402531298" text:continue-numbering="true" text:style-name="WWNum14">
        <text:list-item>
          <text:list>
            <text:list-item>
              <text:list>
                <text:list-item>
                  <text:h text:style-name="P3" text:outline-level="3"><text:bookmark-start text:name="_Toc440968214"/><text:span text:style-name="T4">Επίπεδο Εξελληνισμού</text:span><text:bookmark-end text:name="_Toc440968214"/></text:h>
                </text:list-item>
              </text:list>
            </text:list-item>
          </text:list>
        </text:list-item>
      </text:list>
      <text:p text:style-name="P73"><text:span text:style-name="T5">Ένα από τα βασικά κριτήρια αξιολόγησης των ώριμων έργων ανοικτού λογισμικού για τον Ελλαδικό χώρο αποτελεί το επίπεδο εξελληνισμού του εκάστοτε λογισμικού. Σε πολλές περιπτώσεις θεωρείται ως βασικό προαπαιτούμενο από ένα λογισμικό ώστε να θεωρηθεί ως ώριμο προκειμένου να είναι σε θέση να χρησιμοποιηθεί. Το επίπεδο εξελληνισμού αφορά τόσο <text:s/>το περιβάλλον χρήσης του λογισμικού όσο και τους διαθέσιμους οδηγούς χρήσης του.</text:span></text:p>
      <text:p text:style-name="P74"/>
      <text:list xml:id="list124705086092702" text:continue-numbering="true" text:style-name="WWNum14">
        <text:list-item>
          <text:list>
            <text:list-item>
              <text:list>
                <text:list-item>
                  <text:h text:style-name="P3" text:outline-level="3"><text:bookmark-start text:name="_Toc440968215"/><text:span text:style-name="T4">Επίπεδο Προσαρμογής με την Ελληνική Πραγματικότητα</text:span><text:bookmark-end text:name="_Toc440968215"/></text:h>
                </text:list-item>
              </text:list>
            </text:list-item>
          </text:list>
        </text:list-item>
      </text:list>
      <text:p text:style-name="P73"><text:span text:style-name="T5">Πέρα από το επίπεδο εξελληνισμού μιας εφαρμογής ανοικτού λογισμικού, βασική κριτήριο σε πολλές περιπτώσεις είναι και το επίπεδο προσαρμογής με την Ελληνική πραγματικότητα. Αυτό αφορά κυρίως </text:span><text:soft-page-break/><text:span text:style-name="T5">εφαρμογές που απαιτούν κατάλληλη προσαρμογή ώστε να μπορεί να εξυπηρετεί τις ιδιαίτερες ανάγκες που έχει ο εκάστοτε φορέας που θα χρησιμοποιήσει το λογισμικό.</text:span></text:p>
      <text:p text:style-name="P65"/>
      <text:list xml:id="list124705695591793" text:continue-numbering="true" text:style-name="WWNum14">
        <text:list-item>
          <text:list>
            <text:list-item>
              <text:list>
                <text:list-item>
                  <text:h text:style-name="P3" text:outline-level="3"><text:bookmark-start text:name="_Toc440968216"/><text:span text:style-name="T4">Υποστήριξη από Ιδιωτικές Εταιρείες Πληροφορικής</text:span><text:bookmark-end text:name="_Toc440968216"/></text:h>
                </text:list-item>
              </text:list>
            </text:list-item>
          </text:list>
        </text:list-item>
      </text:list>
      <text:p text:style-name="P73"><text:span text:style-name="T5">Παρ’ όλη την πληρότητα των ανοικτών λογισμικών είναι πιθανό πολλές φορές να απαιτηθεί η αναπροσαρμογή κάποιων τμημάτων του λογισμικού ή ακόμα και η προσθήκη μιας νέας λειτουργικότητας ώστε να πληροί τις απαιτήσεις και να είναι χρηστικό. Για το λόγο αυτό κρίνεται αναγκαία η ύπαρξη τουλάχιστο μιας ιδιωτικής εταιρείας η οποία θα είναι σε θέση να υποστηρίζει πλήρως το εκάστοτε λογισμικό.</text:span></text:p>
      <text:list xml:id="list124705420648711" text:continue-numbering="true" text:style-name="WWNum14">
        <text:list-item>
          <text:h text:style-name="P9" text:outline-level="1"><text:bookmark-start text:name="_Toc440968217"/><text:span text:style-name="T7">Ώριμα Έργα Ανοικτού Λογισμικού</text:span><text:bookmark-end text:name="_Toc440968217"/></text:h>
        </text:list-item>
      </text:list>
      <text:p text:style-name="P62"/>
      <text:h text:style-name="P16" text:outline-level="2"><text:bookmark-start text:name="_Toc440968218"/><text:span text:style-name="T7">3.1.<text:tab/>Καταγραφή ενδεικτικών έργων (λογισμικά)</text:span><text:bookmark-end text:name="_Toc440968218"/></text:h>
      <text:p text:style-name="P67"/>
      <table:table table:name="Πίνακας1" table:style-name="Πίνακας1">
        <table:table-column table:style-name="Πίνακας1.A"/>
        <table:table-column table:style-name="Πίνακας1.B"/>
        <table:table-row table:style-name="Πίνακας1.1">
          <table:table-cell table:style-name="Πίνακας1.A1" table:number-columns-spanned="2" office:value-type="string">
            <text:p text:style-name="P84"><text:bookmark-start text:name="OLE_LINK24"/><text:bookmark-start text:name="OLE_LINK23"/><text:bookmark-start text:name="OLE_LINK22"/><text:bookmark-start text:name="OLE_LINK21"/><text:span text:style-name="T16">Περιγραφή ώριμου λογισμικού</text:span></text:p>
          </table:table-cell>
          <table:covered-table-cell/>
        </table:table-row>
        <table:table-row table:style-name="Πίνακας1.1">
          <table:table-cell table:style-name="Πίνακας1.A1" office:value-type="string">
            <text:p text:style-name="P84"><text:span text:style-name="T5">Τίτλος λογισμικού: </text:span></text:p>
          </table:table-cell>
          <table:table-cell table:style-name="Πίνακας1.B2" office:value-type="string">
            <text:p text:style-name="P84"><text:span text:style-name="T6">OpenSIPS (Open SIP Server)</text:span></text:p>
          </table:table-cell>
        </table:table-row>
        <table:table-row table:style-name="Πίνακας1.1">
          <table:table-cell table:style-name="Πίνακας1.A1" office:value-type="string">
            <text:p text:style-name="P84"><text:span text:style-name="T5">Τομείς αξιοποίησης:</text:span></text:p>
          </table:table-cell>
          <table:table-cell table:style-name="Πίνακας1.B3" office:value-type="string">
            <text:p text:style-name="P84"><text:span text:style-name="T4">Συστήματα Συνεργασίας</text:span></text:p>
          </table:table-cell>
        </table:table-row>
        <table:table-row table:style-name="Πίνακας1.1">
          <table:table-cell table:style-name="Πίνακας1.A1" office:value-type="string">
            <text:p text:style-name="P84"><text:span text:style-name="T2">URL </text:span><text:span text:style-name="T5">λογισμικού:</text:span></text:p>
          </table:table-cell>
          <table:table-cell table:style-name="Πίνακας1.B4" office:value-type="string">
            <text:p text:style-name="P84"><text:span text:style-name="T2">http://www.opensips.org/</text:span></text:p>
          </table:table-cell>
        </table:table-row>
        <table:table-row table:style-name="Πίνακας1.1">
          <table:table-cell table:style-name="Πίνακας1.A1" office:value-type="string">
            <text:p text:style-name="P84"><text:span text:style-name="T2">URL </text:span><text:span text:style-name="T5">κοινότητας:</text:span></text:p>
          </table:table-cell>
          <table:table-cell table:style-name="Πίνακας1.B5" office:value-type="string">
            <text:p text:style-name="P84"><text:span text:style-name="T2">http://www.opensips.org/Community/Foundation-Main</text:span></text:p>
          </table:table-cell>
        </table:table-row>
        <table:table-row table:style-name="Πίνακας1.1">
          <table:table-cell table:style-name="Πίνακας1.A1" office:value-type="string">
            <text:p text:style-name="P84"><text:span text:style-name="T5">Σύντομη περιγραφή:</text:span></text:p>
          </table:table-cell>
          <table:table-cell table:style-name="Πίνακας1.B6" office:value-type="string">
            <text:p text:style-name="P85"><text:span text:style-name="T2">To</text:span><text:span text:style-name="T5"> </text:span><text:span text:style-name="T2">OpenSIPS</text:span><text:span text:style-name="T5"> (</text:span><text:span text:style-name="T2">Open</text:span><text:span text:style-name="T5"> </text:span><text:span text:style-name="T2">SIP</text:span><text:span text:style-name="T5"> </text:span><text:span text:style-name="T2">Server</text:span><text:span text:style-name="T5">) είναι μια ώριμη υλοποίηση ανοιχτού λογισμικού ενός διακομιστή </text:span><text:span text:style-name="T2">SIP</text:span><text:span text:style-name="T5">. <text:s/>Το OpenSIPS είναι κάτι περισσότερο από ένα SIP-Proxy / router καθώς περιλαμβάνει λειτουργίες σε επίπεδο εφαρμογών. Είναι το βασικό στοιχείο κάθε λύσης VoIP που βασίζονται σε SIP με μια πολύ ευέλικτη και προσαρμόσιμη μηχανή δρομολόγησης, Το OpenSIPS ενοποιεί φωνή, βίντεο, IM και παρουσία εξυπηρέτηση σε ένα ιδιαίτερα αποδοτικό τρόπο.</text:span></text:p>
          </table:table-cell>
        </table:table-row>
        <table:table-row table:style-name="Πίνακας1.1">
          <table:table-cell table:style-name="Πίνακας1.A1" office:value-type="string">
            <text:p text:style-name="P84"><text:span text:style-name="T5">Μέγεθος κοινότητα </text:span><text:soft-page-break/><text:span text:style-name="T5">χρηστών:</text:span></text:p>
          </table:table-cell>
          <table:table-cell table:style-name="Πίνακας1.B7" office:value-type="string">
            <text:p text:style-name="P86"/>
          </table:table-cell>
        </table:table-row>
        <table:table-row table:style-name="Πίνακας1.1">
          <table:table-cell table:style-name="Πίνακας1.A1" office:value-type="string">
            <text:p text:style-name="P84"><text:span text:style-name="T5">Επίπεδο ωριμότητας:</text:span></text:p>
          </table:table-cell>
          <table:table-cell table:style-name="Πίνακας1.B8" office:value-type="string">
            <text:p text:style-name="P86"/>
          </table:table-cell>
        </table:table-row>
        <table:table-row table:style-name="Πίνακας1.1">
          <table:table-cell table:style-name="Πίνακας1.A1" office:value-type="string">
            <text:p text:style-name="P84"><text:span text:style-name="T5">Μέγεθος κοινότητα ανάπτυξης:</text:span></text:p>
          </table:table-cell>
          <table:table-cell table:style-name="Πίνακας1.B9" office:value-type="string">
            <text:p text:style-name="P86"/>
          </table:table-cell>
        </table:table-row>
        <table:table-row table:style-name="Πίνακας1.1">
          <table:table-cell table:style-name="Πίνακας1.A1" office:value-type="string">
            <text:p text:style-name="P84"><text:span text:style-name="T5">Επίπεδο τεκμηρίωσης</text:span></text:p>
          </table:table-cell>
          <table:table-cell table:style-name="Πίνακας1.B10" office:value-type="string">
            <text:p text:style-name="P86"/>
          </table:table-cell>
        </table:table-row>
        <table:table-row table:style-name="Πίνακας1.1">
          <table:table-cell table:style-name="Πίνακας1.A1" office:value-type="string">
            <text:p text:style-name="P84"><text:span text:style-name="T5">Άδεια χρήσης:</text:span></text:p>
          </table:table-cell>
          <table:table-cell table:style-name="Πίνακας1.B11" office:value-type="string">
            <text:p text:style-name="P84"><text:span text:style-name="T2">GNU General Public License (GPL)</text:span></text:p>
          </table:table-cell>
        </table:table-row>
        <table:table-row table:style-name="Πίνακας1.1">
          <table:table-cell table:style-name="Πίνακας1.A1" office:value-type="string">
            <text:p text:style-name="P84"><text:span text:style-name="T5">Επίπεδο εξελληνισμού:</text:span></text:p>
          </table:table-cell>
          <table:table-cell table:style-name="Πίνακας1.B12" office:value-type="string">
            <text:p text:style-name="P86"/>
          </table:table-cell>
        </table:table-row>
        <table:table-row table:style-name="Πίνακας1.1">
          <table:table-cell table:style-name="Πίνακας1.A1" office:value-type="string">
            <text:p text:style-name="P84"><text:span text:style-name="T5">Επίπεδο προσαρμογής στην Ελληνική Πραγματικότητα:</text:span></text:p>
          </table:table-cell>
          <table:table-cell table:style-name="Πίνακας1.B13" office:value-type="string">
            <text:p text:style-name="P86"/>
          </table:table-cell>
        </table:table-row>
        <table:table-row table:style-name="Πίνακας1.1">
          <table:table-cell table:style-name="Πίνακας1.A1" office:value-type="string">
            <text:p text:style-name="P84"><text:span text:style-name="T5">Υποστήριξη από ιδιωτικές εταιρείες:</text:span></text:p>
          </table:table-cell>
          <table:table-cell table:style-name="Πίνακας1.B14" office:value-type="string">
            <text:p text:style-name="P86"/>
          </table:table-cell>
        </table:table-row>
      </table:table>
      <text:p text:style-name="P45"><text:bookmark-end text:name="OLE_LINK24"/><text:bookmark-end text:name="OLE_LINK23"/><text:bookmark-end text:name="OLE_LINK22"/><text:bookmark-end text:name="OLE_LINK21"/></text:p>
      <text:p text:style-name="P45"/>
      <table:table table:name="Πίνακας2" table:style-name="Πίνακας2">
        <table:table-column table:style-name="Πίνακας2.A"/>
        <table:table-column table:style-name="Πίνακας2.B"/>
        <table:table-row table:style-name="Πίνακας2.1">
          <table:table-cell table:style-name="Πίνακας2.A1" table:number-columns-spanned="2" office:value-type="string">
            <text:p text:style-name="P84"><text:span text:style-name="T16">Περιγραφή ώριμου λογισμικού</text:span></text:p>
          </table:table-cell>
          <table:covered-table-cell/>
        </table:table-row>
        <table:table-row table:style-name="Πίνακας2.1">
          <table:table-cell table:style-name="Πίνακας2.A1" office:value-type="string">
            <text:p text:style-name="P84"><text:span text:style-name="T5">Τίτλος λογισμικού: </text:span></text:p>
          </table:table-cell>
          <table:table-cell table:style-name="Πίνακας2.B2" office:value-type="string">
            <text:p text:style-name="P84"><text:span text:style-name="T3">Asterisk</text:span></text:p>
          </table:table-cell>
        </table:table-row>
        <table:table-row table:style-name="Πίνακας2.1">
          <table:table-cell table:style-name="Πίνακας2.A1" office:value-type="string">
            <text:p text:style-name="P84"><text:span text:style-name="T5">Τομείς αξιοποίησης:</text:span></text:p>
          </table:table-cell>
          <table:table-cell table:style-name="Πίνακας2.B3" office:value-type="string">
            <text:p text:style-name="P84"><text:span text:style-name="T4">Συστήματα Συνεργασίας</text:span></text:p>
          </table:table-cell>
        </table:table-row>
        <table:table-row table:style-name="Πίνακας2.1">
          <table:table-cell table:style-name="Πίνακας2.A1" office:value-type="string">
            <text:p text:style-name="P84"><text:span text:style-name="T2">URL </text:span><text:span text:style-name="T5">λογισμικού:</text:span></text:p>
          </table:table-cell>
          <table:table-cell table:style-name="Πίνακας2.B4" office:value-type="string">
            <text:p text:style-name="P84"><text:span text:style-name="T2">http://www.asterisk.org/</text:span></text:p>
          </table:table-cell>
        </table:table-row>
        <table:table-row table:style-name="Πίνακας2.1">
          <table:table-cell table:style-name="Πίνακας2.A1" office:value-type="string">
            <text:p text:style-name="P84"><text:span text:style-name="T2">URL </text:span><text:span text:style-name="T5">κοινότητας:</text:span></text:p>
          </table:table-cell>
          <table:table-cell table:style-name="Πίνακας2.B5" office:value-type="string">
            <text:p text:style-name="P84"><text:span text:style-name="T2">http://www.asterisk.org/community</text:span></text:p>
          </table:table-cell>
        </table:table-row>
        <table:table-row table:style-name="Πίνακας2.1">
          <table:table-cell table:style-name="Πίνακας2.A1" office:value-type="string">
            <text:p text:style-name="P84"><text:span text:style-name="T5">Σύντομη περιγραφή:</text:span></text:p>
          </table:table-cell>
          <table:table-cell table:style-name="Πίνακας2.B6" office:value-type="string">
            <text:p text:style-name="P85"><text:span text:style-name="T5">Asterisk είναι ένα ανοικτό λογισμικό για τη δημιουργία εφαρμογών επικοινωνιών. Asterisk μετατρέπει ένα υπολογιστικό <text:s/>σύστημα σε έναν εξυπηρετητή επικοινωνιών. Χρησιμοποιείται από τις μικρές επιχειρήσεις, μεγάλες επιχειρήσεις, τηλεφωνικά κέντρα, φορείς και κυβερνητικούς οργανισμούς, σε όλο τον κόσμο. </text:span></text:p>
          </table:table-cell>
        </table:table-row>
        <table:table-row table:style-name="Πίνακας2.1">
          <table:table-cell table:style-name="Πίνακας2.A1" office:value-type="string">
            <text:p text:style-name="P84"><text:span text:style-name="T5">Μέγεθος κοινότητα χρηστών:</text:span></text:p>
          </table:table-cell>
          <table:table-cell table:style-name="Πίνακας2.B7" office:value-type="string">
            <text:p text:style-name="P86"/>
          </table:table-cell>
        </table:table-row>
        <table:table-row table:style-name="Πίνακας2.1">
          <table:table-cell table:style-name="Πίνακας2.A1" office:value-type="string">
            <text:p text:style-name="P84"><text:span text:style-name="T5">Επίπεδο ωριμότητας:</text:span></text:p>
          </table:table-cell>
          <table:table-cell table:style-name="Πίνακας2.B8" office:value-type="string">
            <text:p text:style-name="P86"/>
          </table:table-cell>
        </table:table-row>
        <table:table-row table:style-name="Πίνακας2.1">
          <table:table-cell table:style-name="Πίνακας2.A1" office:value-type="string">
            <text:p text:style-name="P84"><text:span text:style-name="T5">Μέγεθος κοινότητα ανάπτυξης:</text:span></text:p>
          </table:table-cell>
          <table:table-cell table:style-name="Πίνακας2.B9" office:value-type="string">
            <text:p text:style-name="P86"/>
          </table:table-cell>
        </table:table-row>
        <table:table-row table:style-name="Πίνακας2.1">
          <table:table-cell table:style-name="Πίνακας2.A1" office:value-type="string">
            <text:p text:style-name="P84"><text:span text:style-name="T5">Επίπεδο τεκμηρίωσης</text:span></text:p>
          </table:table-cell>
          <table:table-cell table:style-name="Πίνακας2.B10" office:value-type="string">
            <text:p text:style-name="P86"/>
          </table:table-cell>
        </table:table-row>
        <table:table-row table:style-name="Πίνακας2.1">
          <table:table-cell table:style-name="Πίνακας2.A1" office:value-type="string">
            <text:p text:style-name="P84"><text:span text:style-name="T5">Άδεια χρήσης:</text:span></text:p>
          </table:table-cell>
          <table:table-cell table:style-name="Πίνακας2.B11" office:value-type="string">
            <text:p text:style-name="P84"><text:span text:style-name="T2">GNU General Public License (GPL)</text:span></text:p>
          </table:table-cell>
        </table:table-row>
        <table:table-row table:style-name="Πίνακας2.1">
          <table:table-cell table:style-name="Πίνακας2.A1" office:value-type="string">
            <text:p text:style-name="P84"><text:span text:style-name="T5">Επίπεδο εξελληνισμού:</text:span></text:p>
          </table:table-cell>
          <table:table-cell table:style-name="Πίνακας2.B12" office:value-type="string">
            <text:p text:style-name="P86"/>
          </table:table-cell>
        </table:table-row>
        <table:table-row table:style-name="Πίνακας2.1">
          <table:table-cell table:style-name="Πίνακας2.A1" office:value-type="string">
            <text:p text:style-name="P84"><text:span text:style-name="T5">Επίπεδο προσαρμογής στην Ελληνική Πραγματικότητα:</text:span></text:p>
          </table:table-cell>
          <table:table-cell table:style-name="Πίνακας2.B13" office:value-type="string">
            <text:p text:style-name="P86"/>
          </table:table-cell>
        </table:table-row>
        <table:table-row table:style-name="Πίνακας2.1">
          <table:table-cell table:style-name="Πίνακας2.A1" office:value-type="string">
            <text:p text:style-name="P84"><text:span text:style-name="T5">Υποστήριξη από ιδιωτικές εταιρείες:</text:span></text:p>
          </table:table-cell>
          <table:table-cell table:style-name="Πίνακας2.B14" office:value-type="string">
            <text:p text:style-name="P86"/>
          </table:table-cell>
        </table:table-row>
      </table:table>
      <text:p text:style-name="P50"/>
      <text:p text:style-name="P50"/>
      <table:table table:name="Πίνακας3" table:style-name="Πίνακας3">
        <table:table-column table:style-name="Πίνακας3.A"/>
        <table:table-column table:style-name="Πίνακας3.B"/>
        <text:soft-page-break/>
        <table:table-row table:style-name="Πίνακας3.1">
          <table:table-cell table:style-name="Πίνακας3.A1" table:number-columns-spanned="2" office:value-type="string">
            <text:p text:style-name="P84"><text:span text:style-name="T16">Περιγραφή ώριμου λογισμικού</text:span></text:p>
          </table:table-cell>
          <table:covered-table-cell/>
        </table:table-row>
        <table:table-row table:style-name="Πίνακας3.1">
          <table:table-cell table:style-name="Πίνακας3.A1" office:value-type="string">
            <text:p text:style-name="P84"><text:span text:style-name="T5">Τίτλος λογισμικού: </text:span></text:p>
          </table:table-cell>
          <table:table-cell table:style-name="Πίνακας3.B2" office:value-type="string">
            <text:p text:style-name="P84"><text:span text:style-name="T3">Moodle</text:span></text:p>
          </table:table-cell>
        </table:table-row>
        <table:table-row table:style-name="Πίνακας3.1">
          <table:table-cell table:style-name="Πίνακας3.A1" office:value-type="string">
            <text:p text:style-name="P84"><text:span text:style-name="T5">Τομείς αξιοποίησης:</text:span></text:p>
          </table:table-cell>
          <table:table-cell table:style-name="Πίνακας3.B3" office:value-type="string">
            <text:p text:style-name="P84"><text:span text:style-name="T4">Εκπαιδευτικό Λογισμικό (e-learning Software)</text:span></text:p>
          </table:table-cell>
        </table:table-row>
        <table:table-row table:style-name="Πίνακας3.1">
          <table:table-cell table:style-name="Πίνακας3.A1" office:value-type="string">
            <text:p text:style-name="P84"><text:span text:style-name="T2">URL </text:span><text:span text:style-name="T5">λογισμικού:</text:span></text:p>
          </table:table-cell>
          <table:table-cell table:style-name="Πίνακας3.B4" office:value-type="string">
            <text:p text:style-name="P84"><text:span text:style-name="T2">http://www.openeclass.org</text:span></text:p>
          </table:table-cell>
        </table:table-row>
        <table:table-row table:style-name="Πίνακας3.1">
          <table:table-cell table:style-name="Πίνακας3.A1" office:value-type="string">
            <text:p text:style-name="P84"><text:span text:style-name="T2">URL </text:span><text:span text:style-name="T5">κοινότητας:</text:span></text:p>
          </table:table-cell>
          <table:table-cell table:style-name="Πίνακας3.B5" office:value-type="string">
            <text:p text:style-name="P88"/>
          </table:table-cell>
        </table:table-row>
        <table:table-row table:style-name="Πίνακας3.1">
          <table:table-cell table:style-name="Πίνακας3.A1" office:value-type="string">
            <text:p text:style-name="P84"><text:span text:style-name="T5">Σύντομη περιγραφή:</text:span></text:p>
          </table:table-cell>
          <table:table-cell table:style-name="Πίνακας3.B6" office:value-type="string">
            <text:p text:style-name="P85"><text:span text:style-name="T5">Το Moodle είναι ένα εκπαιδευτικό λογισμικό σχεδιασμένο για να παρέχει στους εκπαιδευτές τους διαχειριστές και στους μαθητευόμενους, ένα ολοκληρωμένο περιβάλλον για να δημιουργούν προσωπικά περιβάλλοντα εκμάθησης.</text:span></text:p>
          </table:table-cell>
        </table:table-row>
        <table:table-row table:style-name="Πίνακας3.1">
          <table:table-cell table:style-name="Πίνακας3.A1" office:value-type="string">
            <text:p text:style-name="P84"><text:span text:style-name="T5">Μέγεθος κοινότητα χρηστών:</text:span></text:p>
          </table:table-cell>
          <table:table-cell table:style-name="Πίνακας3.B7" office:value-type="string">
            <text:p text:style-name="P86"/>
          </table:table-cell>
        </table:table-row>
        <table:table-row table:style-name="Πίνακας3.1">
          <table:table-cell table:style-name="Πίνακας3.A1" office:value-type="string">
            <text:p text:style-name="P84"><text:span text:style-name="T5">Επίπεδο ωριμότητας:</text:span></text:p>
          </table:table-cell>
          <table:table-cell table:style-name="Πίνακας3.B8" office:value-type="string">
            <text:p text:style-name="P86"/>
          </table:table-cell>
        </table:table-row>
        <table:table-row table:style-name="Πίνακας3.1">
          <table:table-cell table:style-name="Πίνακας3.A1" office:value-type="string">
            <text:p text:style-name="P84"><text:span text:style-name="T5">Μέγεθος κοινότητα ανάπτυξης:</text:span></text:p>
          </table:table-cell>
          <table:table-cell table:style-name="Πίνακας3.B9" office:value-type="string">
            <text:p text:style-name="P86"/>
          </table:table-cell>
        </table:table-row>
        <table:table-row table:style-name="Πίνακας3.1">
          <table:table-cell table:style-name="Πίνακας3.A1" office:value-type="string">
            <text:p text:style-name="P84"><text:span text:style-name="T5">Επίπεδο τεκμηρίωσης</text:span></text:p>
          </table:table-cell>
          <table:table-cell table:style-name="Πίνακας3.B10" office:value-type="string">
            <text:p text:style-name="P86"/>
          </table:table-cell>
        </table:table-row>
        <table:table-row table:style-name="Πίνακας3.1">
          <table:table-cell table:style-name="Πίνακας3.A1" office:value-type="string">
            <text:p text:style-name="P84"><text:span text:style-name="T5">Άδεια χρήσης:</text:span></text:p>
          </table:table-cell>
          <table:table-cell table:style-name="Πίνακας3.B11" office:value-type="string">
            <text:p text:style-name="P84"><text:span text:style-name="T2">GPL-2.0+</text:span></text:p>
          </table:table-cell>
        </table:table-row>
        <table:table-row table:style-name="Πίνακας3.1">
          <table:table-cell table:style-name="Πίνακας3.A1" office:value-type="string">
            <text:p text:style-name="P84"><text:span text:style-name="T5">Επίπεδο εξελληνισμού:</text:span></text:p>
          </table:table-cell>
          <table:table-cell table:style-name="Πίνακας3.B12" office:value-type="string">
            <text:p text:style-name="P86"/>
          </table:table-cell>
        </table:table-row>
        <table:table-row table:style-name="Πίνακας3.1">
          <table:table-cell table:style-name="Πίνακας3.A1" office:value-type="string">
            <text:p text:style-name="P84"><text:span text:style-name="T5">Επίπεδο προσαρμογής στην Ελληνική Πραγματικότητα:</text:span></text:p>
          </table:table-cell>
          <table:table-cell table:style-name="Πίνακας3.B13" office:value-type="string">
            <text:p text:style-name="P86"/>
          </table:table-cell>
        </table:table-row>
        <table:table-row table:style-name="Πίνακας3.1">
          <table:table-cell table:style-name="Πίνακας3.A1" office:value-type="string">
            <text:p text:style-name="P84"><text:span text:style-name="T5">Υποστήριξη από ιδιωτικές εταιρείες:</text:span></text:p>
          </table:table-cell>
          <table:table-cell table:style-name="Πίνακας3.B14" office:value-type="string">
            <text:p text:style-name="P86"/>
          </table:table-cell>
        </table:table-row>
      </table:table>
      <text:p text:style-name="P50"/>
      <text:p text:style-name="P46"/>
      <table:table table:name="Πίνακας4" table:style-name="Πίνακας4">
        <table:table-column table:style-name="Πίνακας4.A"/>
        <table:table-column table:style-name="Πίνακας4.B"/>
        <table:table-row table:style-name="Πίνακας4.1">
          <table:table-cell table:style-name="Πίνακας4.A1" table:number-columns-spanned="2" office:value-type="string">
            <text:p text:style-name="P84"><text:span text:style-name="T16">Περιγραφή ώριμου λογισμικού</text:span></text:p>
          </table:table-cell>
          <table:covered-table-cell/>
        </table:table-row>
        <table:table-row table:style-name="Πίνακας4.1">
          <table:table-cell table:style-name="Πίνακας4.A1" office:value-type="string">
            <text:p text:style-name="P84"><text:span text:style-name="T5">Τίτλος λογισμικού: </text:span></text:p>
          </table:table-cell>
          <table:table-cell table:style-name="Πίνακας4.B2" office:value-type="string">
            <text:p text:style-name="P84"><text:span text:style-name="T3">Open eClass</text:span></text:p>
          </table:table-cell>
        </table:table-row>
        <table:table-row table:style-name="Πίνακας4.1">
          <table:table-cell table:style-name="Πίνακας4.A1" office:value-type="string">
            <text:p text:style-name="P84"><text:span text:style-name="T5">Τομείς αξιοποίησης:</text:span></text:p>
          </table:table-cell>
          <table:table-cell table:style-name="Πίνακας4.B3" office:value-type="string">
            <text:p text:style-name="P84"><text:span text:style-name="T4">Εκπαιδευτικό Λογισμικό (e-learning Software)</text:span></text:p>
          </table:table-cell>
        </table:table-row>
        <table:table-row table:style-name="Πίνακας4.1">
          <table:table-cell table:style-name="Πίνακας4.A1" office:value-type="string">
            <text:p text:style-name="P84"><text:span text:style-name="T2">URL </text:span><text:span text:style-name="T5">λογισμικού:</text:span></text:p>
          </table:table-cell>
          <table:table-cell table:style-name="Πίνακας4.B4" office:value-type="string">
            <text:p text:style-name="P84"><text:span text:style-name="T2">http://</text:span><text:span text:style-name="T48">moodle</text:span><text:span text:style-name="T2">.org/</text:span></text:p>
          </table:table-cell>
        </table:table-row>
        <table:table-row table:style-name="Πίνακας4.1">
          <table:table-cell table:style-name="Πίνακας4.A1" office:value-type="string">
            <text:p text:style-name="P84"><text:span text:style-name="T2">URL </text:span><text:span text:style-name="T5">κοινότητας:</text:span></text:p>
          </table:table-cell>
          <table:table-cell table:style-name="Πίνακας4.B5" office:value-type="string">
            <text:p text:style-name="P88"/>
          </table:table-cell>
        </table:table-row>
        <table:table-row table:style-name="Πίνακας4.1">
          <table:table-cell table:style-name="Πίνακας4.A1" office:value-type="string">
            <text:p text:style-name="P84"><text:span text:style-name="T5">Σύντομη περιγραφή:</text:span></text:p>
          </table:table-cell>
          <table:table-cell table:style-name="Πίνακας4.B6" office:value-type="string">
            <text:p text:style-name="P85"><text:span text:style-name="T5">Η πλατφόρμα </text:span><text:span text:style-name="T2">Open</text:span><text:span text:style-name="T5"> </text:span><text:span text:style-name="T2">eClass</text:span><text:span text:style-name="T5"> είναι ένα ολοκληρωμένο Σύστημα Διαχείρισης Ηλεκτρονικών Μαθημάτων και συνιστά προσφορά του Ελληνικού Ακαδημαϊκού Διαδικτύου (</text:span><text:span text:style-name="T2">GUnet</text:span><text:span text:style-name="T5">) στην εκπαιδευτική και ακαδημαϊκή κοινότητα. Έχει σχεδιαστεί με </text:span><text:soft-page-break/><text:span text:style-name="T5">προσανατολισμό την ενίσχυση της εκπαιδευτικής διαδικασίας, βασίζεται στη φιλοσοφία του λογισμικού ανοικτού κώδικα, υποστηρίζεται ενεργά από το </text:span><text:span text:style-name="T2">GUnet</text:span><text:span text:style-name="T5"> και διανέμεται ελεύθερα. Βασική επιδίωξη της πλατφόρμας είναι η ενσωμάτωση των νέων τεχνολογιών και η εποικοδομητική χρήση του διαδικτύου στην εκπαιδευτική διαδικασία.</text:span></text:p>
          </table:table-cell>
        </table:table-row>
        <table:table-row table:style-name="Πίνακας4.1">
          <table:table-cell table:style-name="Πίνακας4.A1" office:value-type="string">
            <text:p text:style-name="P84"><text:span text:style-name="T5">Μέγεθος κοινότητα χρηστών:</text:span></text:p>
          </table:table-cell>
          <table:table-cell table:style-name="Πίνακας4.B7" office:value-type="string">
            <text:p text:style-name="P86"/>
          </table:table-cell>
        </table:table-row>
        <table:table-row table:style-name="Πίνακας4.1">
          <table:table-cell table:style-name="Πίνακας4.A1" office:value-type="string">
            <text:p text:style-name="P84"><text:span text:style-name="T5">Επίπεδο ωριμότητας:</text:span></text:p>
          </table:table-cell>
          <table:table-cell table:style-name="Πίνακας4.B8" office:value-type="string">
            <text:p text:style-name="P86"/>
          </table:table-cell>
        </table:table-row>
        <table:table-row table:style-name="Πίνακας4.1">
          <table:table-cell table:style-name="Πίνακας4.A1" office:value-type="string">
            <text:p text:style-name="P84"><text:span text:style-name="T5">Μέγεθος κοινότητα ανάπτυξης:</text:span></text:p>
          </table:table-cell>
          <table:table-cell table:style-name="Πίνακας4.B9" office:value-type="string">
            <text:p text:style-name="P86"/>
          </table:table-cell>
        </table:table-row>
        <table:table-row table:style-name="Πίνακας4.1">
          <table:table-cell table:style-name="Πίνακας4.A1" office:value-type="string">
            <text:p text:style-name="P84"><text:span text:style-name="T5">Επίπεδο τεκμηρίωσης</text:span></text:p>
          </table:table-cell>
          <table:table-cell table:style-name="Πίνακας4.B10" office:value-type="string">
            <text:p text:style-name="P86"/>
          </table:table-cell>
        </table:table-row>
        <table:table-row table:style-name="Πίνακας4.1">
          <table:table-cell table:style-name="Πίνακας4.A1" office:value-type="string">
            <text:p text:style-name="P84"><text:span text:style-name="T5">Άδεια χρήσης:</text:span></text:p>
          </table:table-cell>
          <table:table-cell table:style-name="Πίνακας4.B11" office:value-type="string">
            <text:p text:style-name="P84"><text:span text:style-name="T2">GPL-2.0+</text:span></text:p>
          </table:table-cell>
        </table:table-row>
        <table:table-row table:style-name="Πίνακας4.1">
          <table:table-cell table:style-name="Πίνακας4.A1" office:value-type="string">
            <text:p text:style-name="P84"><text:span text:style-name="T5">Επίπεδο εξελληνισμού:</text:span></text:p>
          </table:table-cell>
          <table:table-cell table:style-name="Πίνακας4.B12" office:value-type="string">
            <text:p text:style-name="P86"/>
          </table:table-cell>
        </table:table-row>
        <table:table-row table:style-name="Πίνακας4.1">
          <table:table-cell table:style-name="Πίνακας4.A1" office:value-type="string">
            <text:p text:style-name="P84"><text:span text:style-name="T5">Επίπεδο προσαρμογής στην Ελληνική Πραγματικότητα:</text:span></text:p>
          </table:table-cell>
          <table:table-cell table:style-name="Πίνακας4.B13" office:value-type="string">
            <text:p text:style-name="P86"/>
          </table:table-cell>
        </table:table-row>
        <table:table-row table:style-name="Πίνακας4.1">
          <table:table-cell table:style-name="Πίνακας4.A1" office:value-type="string">
            <text:p text:style-name="P84"><text:span text:style-name="T5">Υποστήριξη από ιδιωτικές εταιρείες:</text:span></text:p>
          </table:table-cell>
          <table:table-cell table:style-name="Πίνακας4.B14" office:value-type="string">
            <text:p text:style-name="P86"/>
          </table:table-cell>
        </table:table-row>
      </table:table>
      <text:p text:style-name="P46"/>
      <text:p text:style-name="P51"/>
      <table:table table:name="Πίνακας5" table:style-name="Πίνακας5">
        <table:table-column table:style-name="Πίνακας5.A"/>
        <table:table-column table:style-name="Πίνακας5.B"/>
        <table:table-row table:style-name="Πίνακας5.1">
          <table:table-cell table:style-name="Πίνακας5.A1" table:number-columns-spanned="2" office:value-type="string">
            <text:p text:style-name="P84"><text:span text:style-name="T16">Περιγραφή ώριμου λογισμικού</text:span></text:p>
          </table:table-cell>
          <table:covered-table-cell/>
        </table:table-row>
        <table:table-row table:style-name="Πίνακας5.1">
          <table:table-cell table:style-name="Πίνακας5.A1" office:value-type="string">
            <text:p text:style-name="P84"><text:span text:style-name="T5">Τίτλος λογισμικού: </text:span></text:p>
          </table:table-cell>
          <table:table-cell table:style-name="Πίνακας5.B2" office:value-type="string">
            <text:p text:style-name="P84"><text:span text:style-name="T3">LibreOffice</text:span></text:p>
          </table:table-cell>
        </table:table-row>
        <table:table-row table:style-name="Πίνακας5.1">
          <table:table-cell table:style-name="Πίνακας5.A1" office:value-type="string">
            <text:p text:style-name="P84"><text:span text:style-name="T5">Τομείς αξιοποίησης:</text:span></text:p>
          </table:table-cell>
          <table:table-cell table:style-name="Πίνακας5.B3" office:value-type="string">
            <text:p text:style-name="P84"><text:span text:style-name="T4">Αυτοματοποίηση Γραφείου</text:span></text:p>
          </table:table-cell>
        </table:table-row>
        <table:table-row table:style-name="Πίνακας5.1">
          <table:table-cell table:style-name="Πίνακας5.A1" office:value-type="string">
            <text:p text:style-name="P84"><text:span text:style-name="T2">URL </text:span><text:span text:style-name="T5">λογισμικού:</text:span></text:p>
          </table:table-cell>
          <table:table-cell table:style-name="Πίνακας5.B4" office:value-type="string">
            <text:p text:style-name="P84"><text:span text:style-name="T2">http://www.libreoffice.org/</text:span></text:p>
          </table:table-cell>
        </table:table-row>
        <table:table-row table:style-name="Πίνακας5.1">
          <table:table-cell table:style-name="Πίνακας5.A1" office:value-type="string">
            <text:p text:style-name="P84"><text:span text:style-name="T2">URL </text:span><text:span text:style-name="T5">κοινότητας:</text:span></text:p>
          </table:table-cell>
          <table:table-cell table:style-name="Πίνακας5.B5" office:value-type="string">
            <text:p text:style-name="P84"><text:span text:style-name="T2">https://wiki.documentfoundation.org/</text:span></text:p>
          </table:table-cell>
        </table:table-row>
        <table:table-row table:style-name="Πίνακας5.1">
          <table:table-cell table:style-name="Πίνακας5.A1" office:value-type="string">
            <text:p text:style-name="P84"><text:span text:style-name="T5">Σύντομη περιγραφή:</text:span></text:p>
          </table:table-cell>
          <table:table-cell table:style-name="Πίνακας5.B6" office:value-type="string">
            <text:p text:style-name="P85"><text:span text:style-name="T5">To LibreOffice είναι μια σουίτα αυτοματοποίησης γραφείου Ανοικτού Κώδικα, η οποία περιλαμβάνει έξι εφαρμογές, πλούσιες σε χαρακτηριστικά, για τη δημιουργία εγγράφων και τη διαχείριση δεδομένων. Πιο συγκεκριμένα, η σουίτα περιλαμβάνει τις ακόλουθες εφαρμογές: </text:span></text:p>
            <text:p text:style-name="P85"><text:span text:style-name="T5">α) τον Επεξεργαστή Κειμένων Writer, β) το Υπολογιστικό Φύλλο Calc, γ) την εφαρμογή Παρουσίασης Διαφανειών Impress, δ) την εφαρμογή Σχεδίασης / Ζωγραφικής Draw, ε) την εφαρμογή Διαχείρισης Μαθηματικών Τύπων και Υπολογισμών </text:span><text:soft-page-break/><text:span text:style-name="T5">Math και στ) την εφαρμογή Βάσης Δεδομένων Base.</text:span></text:p>
            <text:p text:style-name="P87"/>
            <text:p text:style-name="P85"><text:span text:style-name="T5">Το LibreOffice λειτουργεί σήμερα στις πλατφόρμες Microsoft Windows, GNU/Linux, Mac OS X, FreeBSD, Solaris και σε διάφορες άλλες παραλλαγές του Unix.</text:span></text:p>
          </table:table-cell>
        </table:table-row>
        <table:table-row table:style-name="Πίνακας5.1">
          <table:table-cell table:style-name="Πίνακας5.A1" office:value-type="string">
            <text:p text:style-name="P84"><text:span text:style-name="T5">Μέγεθος κοινότητα χρηστών:</text:span></text:p>
          </table:table-cell>
          <table:table-cell table:style-name="Πίνακας5.B7" office:value-type="string">
            <text:p text:style-name="P84"><text:span text:style-name="T5">Περισσότερες από 120 εκατομμύρια μοναδικές διευθύνσεις λήψεις έως το Μάιο 2015. Σε αυτές δεν συμπεριλαμβάνονται οι διανομές </text:span><text:span text:style-name="T2">Linux</text:span><text:span text:style-name="T5"> στις οποίες το </text:span><text:span text:style-name="T2">LibreOffice</text:span><text:span text:style-name="T5"> είναι προεγκατεστημένο</text:span></text:p>
          </table:table-cell>
        </table:table-row>
        <table:table-row table:style-name="Πίνακας5.1">
          <table:table-cell table:style-name="Πίνακας5.A1" office:value-type="string">
            <text:p text:style-name="P84"><text:span text:style-name="T5">Επίπεδο ωριμότητας:</text:span></text:p>
          </table:table-cell>
          <table:table-cell table:style-name="Πίνακας5.B8" office:value-type="string">
            <text:p text:style-name="P84"><text:span text:style-name="T5">Τρέχουσα σταθερή έκδοση: 5.0.4, Δεκέμβριος 2015</text:span></text:p>
            <text:p text:style-name="P84"><text:span text:style-name="T5">Πρώτη σταθερή: Ιανουάριος 2011</text:span></text:p>
          </table:table-cell>
        </table:table-row>
        <table:table-row table:style-name="Πίνακας5.1">
          <table:table-cell table:style-name="Πίνακας5.A1" office:value-type="string">
            <text:p text:style-name="P84"><text:span text:style-name="T5">Μέγεθος κοινότητα ανάπτυξης:</text:span></text:p>
          </table:table-cell>
          <table:table-cell table:style-name="Πίνακας5.B9" office:value-type="string">
            <text:p text:style-name="P84"><text:span text:style-name="T5">Περισσότεροι από 1400 άνθρωποι</text:span></text:p>
          </table:table-cell>
        </table:table-row>
        <table:table-row table:style-name="Πίνακας5.1">
          <table:table-cell table:style-name="Πίνακας5.A1" office:value-type="string">
            <text:p text:style-name="P84"><text:span text:style-name="T5">Επίπεδο τεκμηρίωσης</text:span></text:p>
          </table:table-cell>
          <table:table-cell table:style-name="Πίνακας5.B10" office:value-type="string">
            <text:p text:style-name="P84"><text:span text:style-name="T5">Πλήρης τεκμηρίωση</text:span></text:p>
          </table:table-cell>
        </table:table-row>
        <table:table-row table:style-name="Πίνακας5.1">
          <table:table-cell table:style-name="Πίνακας5.A1" office:value-type="string">
            <text:p text:style-name="P84"><text:span text:style-name="T5">Άδεια χρήσης:</text:span></text:p>
          </table:table-cell>
          <table:table-cell table:style-name="Πίνακας5.B11" office:value-type="string">
            <text:p text:style-name="P84"><text:span text:style-name="T2">GNU</text:span><text:span text:style-name="T5"> </text:span><text:span text:style-name="T2">LGPLv3</text:span></text:p>
          </table:table-cell>
        </table:table-row>
        <table:table-row table:style-name="Πίνακας5.1">
          <table:table-cell table:style-name="Πίνακας5.A1" office:value-type="string">
            <text:p text:style-name="P84"><text:span text:style-name="T5">Επίπεδο εξελληνισμού:</text:span></text:p>
          </table:table-cell>
          <table:table-cell table:style-name="Πίνακας5.B12" office:value-type="string">
            <text:p text:style-name="P84"><text:span text:style-name="T5">Πλήρης υποστήριξη Ελληνικής γλώσσας τόσο σε ότι αφορά τη γραφική διεπαφή της σουίτας όσο και τις οδηγίες χρήσης της</text:span></text:p>
          </table:table-cell>
        </table:table-row>
        <table:table-row table:style-name="Πίνακας5.1">
          <table:table-cell table:style-name="Πίνακας5.A1" office:value-type="string">
            <text:p text:style-name="P84"><text:span text:style-name="T5">Επίπεδο προσαρμογής στην Ελληνική Πραγματικότητα:</text:span></text:p>
          </table:table-cell>
          <table:table-cell table:style-name="Πίνακας5.B13" office:value-type="string">
            <text:p text:style-name="P84"><text:span text:style-name="T5">Προσαρμοσμένο στις διαφοροποιήσεις τις Ελληνικής πραγματικότητας</text:span></text:p>
          </table:table-cell>
        </table:table-row>
        <table:table-row table:style-name="Πίνακας5.1">
          <table:table-cell table:style-name="Πίνακας5.A1" office:value-type="string">
            <text:p text:style-name="P84"><text:span text:style-name="T5">Υποστήριξη από ιδιωτικές εταιρείες:</text:span></text:p>
          </table:table-cell>
          <table:table-cell table:style-name="Πίνακας5.B14" office:value-type="string">
            <text:p text:style-name="P84"><text:span text:style-name="T5">Έχει δημιουργηθεί συμβουλευτική επιτροπή για την περεταίρω ανάπτυξη της σουίτας, την οποία απαρτίζουν οι ακόλουθες εταιρίες:</text:span></text:p>
            <text:p text:style-name="P84"><text:span text:style-name="T2">AMD, CIB Software, City of Munich, CloudOn, Collabora, Free Software Foundation, Google, Intel, KACST (King Abdul-Aziz City for Science &amp; Technology), Lanedo, MiMo (French Government), Red Hat, RPA RusBITech, SPI, Studio Storti, SUSE, ITOMIG</text:span></text:p>
          </table:table-cell>
        </table:table-row>
      </table:table>
      <text:p text:style-name="P64"/>
      <text:h text:style-name="P16" text:outline-level="2"><text:bookmark-start text:name="_Toc440968219"/><text:span text:style-name="T7">3.2.<text:tab/>Διεθνείς και Εθνικές καλές πρακτικές</text:span><text:bookmark-end text:name="_Toc440968219"/><text:span text:style-name="T7"> </text:span></text:h>
      <text:p text:style-name="P65"/>
      <text:p text:style-name="P115"><text:span text:style-name="T49">H</text:span><text:span text:style-name="T50"> Υπηρεσία Επικοινωνίας και Συνεργασίας Του Πανελλήνιου Σχολικού Δικτύου (ΠΣΔ)</text:span></text:p>
      <text:p text:style-name="P71"><text:soft-page-break/><text:span text:style-name="T7">Η υπηρεσία </text:span><text:bookmark-start text:name="__DdeLink__3832_148432051"/><text:span text:style-name="T7">Επικοινωνίας και Συνεργασίας</text:span><text:bookmark-end text:name="__DdeLink__3832_148432051"/><text:span text:style-name="T7"> (</text:span><text:a xlink:type="simple" xlink:href="https://www.uc.sch.gr/"><text:span text:style-name="T7">https://www.uc.sch.gr</text:span></text:a><text:span text:style-name="T7">) προσφέρει σε όλους τους χρήστες του Πανελλήνιου Σχολικού Δικτύου δυνατότητα επικοινωνίας με φωνή, βίντεο και γραπτά μηνύματα. Προσφέρει επίσης προηγμένες υπηρεσίες, όπως συνδιάσκεψης και δυνατότητα μεταφοράς αρχείων και διαμοιρασμού της επιφάνειας εργασίας μεταξύ δύο Η/Υ, καθώς και υποσύστημα λήψης fax και προώθησης του στο email του χρήστη. <text:s/>Για τις ανάγκες λειτουργίας των Κέντρων Τεχνικής Υποστήριξης των Φορέων Υλοποίησης του ΠΣΔ (801.11.801.81), η υπηρεσία ανέπτυξε εξελιγμένο σύστημα Call Center, με δυνατότητα διασύνδεσης με άλλα πληροφοριακά συστήματα του ΠΣΔ.</text:span></text:p>
      <text:p text:style-name="P71"><text:span text:style-name="T7">Η Υπηρεσία χρησιμοποιεί και βασίστηκε εξ ολοκλήρου σε Ανοικτό Λογισμικό και συγκεκριμένα στα </text:span><text:bookmark-start text:name="OLE_LINK14"/><text:bookmark-start text:name="OLE_LINK13"/><text:span text:style-name="T10">OpenSIPs</text:span><text:span text:style-name="T18"> </text:span><text:bookmark-end text:name="OLE_LINK14"/><text:bookmark-end text:name="OLE_LINK13"/><text:span text:style-name="T18">(www.opensips.org) και </text:span><text:bookmark-start text:name="OLE_LINK17"/><text:bookmark-start text:name="OLE_LINK16"/><text:bookmark-start text:name="OLE_LINK15"/><text:span text:style-name="T10">Asterisk</text:span><text:span text:style-name="T18"> </text:span><text:bookmark-end text:name="OLE_LINK17"/><text:bookmark-end text:name="OLE_LINK16"/><text:bookmark-end text:name="OLE_LINK15"/><text:span text:style-name="T18">(www.asterisk.org)</text:span></text:p>
      <text:p text:style-name="P115"><text:span text:style-name="T7">Μερικά οφέλη από τη χρήση της υπηρεσίας είναι:</text:span></text:p>
      <text:list xml:id="list3698665425592156585" text:style-name="WWNum26">
        <text:list-item>
          <text:p text:style-name="P57"><text:span text:style-name="T7">Διευκολύνεται η επικοινωνία και συνεργασία μεταξύ των μελών του ΠΣΔ και εξοικονομούνται πόροι, καθώς η επικοινωνία πραγματοποιείται δωρεάν.</text:span></text:p>
        </text:list-item>
        <text:list-item>
          <text:p text:style-name="P57"><text:span text:style-name="T7">Αναβαθμίζονται οι υπηρεσίες τηλεφωνικής υποστήριξης του ΠΣΔ (helpdesk).</text:span></text:p>
        </text:list-item>
        <text:list-item>
          <text:p text:style-name="P57"><text:span text:style-name="T7">Δημιουργούνται προϋποθέσεις αξιοποίησης της υπηρεσίας ως ένα σύγχρονο εκπαιδευτικό εργαλείο για την συνεργασία μεταξύ μαθητών και εκπαιδευτικών.</text:span></text:p>
        </text:list-item>
        <text:list-item>
          <text:p text:style-name="P57"><text:span text:style-name="T7">Επιτρέπεται η χρήση των υπηρεσιών από μαθητές, με ασφαλή τρόπο, καθώς η πρόσβαση πιστοποιείται και επιτρέπεται μόνο σε κατόχους λογαριασμού του ΠΣΔ.</text:span></text:p>
        </text:list-item>
      </text:list>
      <text:p text:style-name="P52"/>
      <text:p text:style-name="P53"><text:span text:style-name="T7">Χρήστες της υπηρεσίας (Νοέμβριος 2015)</text:span></text:p>
      <text:list xml:id="list5133474172151126334" text:style-name="WWNum27">
        <text:list-item>
          <text:p text:style-name="P58"><text:span text:style-name="T7">Επίσημοι Λογαριασμοί Μονάδων:<text:tab/><text:tab/></text:span><text:span text:style-name="T8">336</text:span></text:p>
        </text:list-item>
        <text:list-item>
          <text:p text:style-name="P58"><text:span text:style-name="T7">Εκπαιδευτικοί / άλλα φυσικά πρόσωπα:<text:tab/><text:tab/></text:span><text:span text:style-name="T8">1094</text:span></text:p>
        </text:list-item>
      </text:list>
      <text:p text:style-name="P116"/>
      <text:p text:style-name="P117"><text:span text:style-name="T7">Φορείς Υλοποίησης ΠΣΔ που χρησιμοποιούν την υπηρεσία Call Center</text:span></text:p>
      <text:list xml:id="list124706207121826" text:continue-numbering="true" text:style-name="WWNum27">
        <text:list-item>
          <text:p text:style-name="P58"><text:span text:style-name="T7">Κέντρα Τεχνικής Υποστήριξης<text:tab/><text:tab/><text:tab/>12</text:span></text:p>
        </text:list-item>
        <text:list-item>
          <text:p text:style-name="P58"><text:span text:style-name="T7">Τεχνικοί Κέντρων Τεχνικής Υποστήριξης <text:tab/><text:tab/>54</text:span></text:p>
        </text:list-item>
      </text:list>
      <text:p text:style-name="P67"/>
      <text:p text:style-name="P115"><text:span text:style-name="T50">Ανοιχτό λογισμικό αυτοματισμού γραφείου στο Δήμο Καλαμαριάς</text:span></text:p>
      <text:p text:style-name="P71"><text:span text:style-name="T7">Ήδη από τα τέλη του 2012, το Τμήμα Πληροφορικής του Δήμου Καλαμαριάς, προχώρησε στην αντικατάσταση του εμπορικού λογισμικό που χρησιμοποιούσε για τον αυτοματισμό γραφείου, με αντίστοιχο λογισμικό ανοιχτού κώδικα </text:span><text:span text:style-name="T8">LibreOffice</text:span><text:span text:style-name="T7">, σε περισσότερες από 160 θέσεις εργασίας οργανισμών και φορέων που εποπτεύονται από το Δήμο.</text:span></text:p>
      <text:p text:style-name="P71"><text:soft-page-break/><text:span text:style-name="T7">Πιο συγκεκριμένα, πραγματοποιήθηκαν εγκαταστάσεις του </text:span><text:span text:style-name="T8">LibreOffice</text:span><text:span text:style-name="T7"> στις ακόλουθες διευθύνσεις και φορείς:</text:span></text:p>
      <text:list xml:id="list3413276193738021795" text:style-name="WWNum11">
        <text:list-item>
          <text:p text:style-name="P30"><text:span text:style-name="T7">Διεύθυνση Διοικητικών Υπηρεσιών (35 θέσεις εργασίας)</text:span></text:p>
        </text:list-item>
        <text:list-item>
          <text:p text:style-name="P30"><text:span text:style-name="T7">Διεύθυνση Οικονομικών Υπηρεσιών (20 θέσεις εργασίας)</text:span></text:p>
        </text:list-item>
        <text:list-item>
          <text:p text:style-name="P30"><text:span text:style-name="T7">Διεύθυνση Δημοτικής Αστυνομίας (15 θέσεις εργασίας)</text:span></text:p>
        </text:list-item>
        <text:list-item>
          <text:p text:style-name="P30"><text:span text:style-name="T7">Διεύθυνση Τεχνικών Υπηρεσιών (20 θέσεις εργασίας)</text:span></text:p>
        </text:list-item>
        <text:list-item>
          <text:p text:style-name="P30"><text:span text:style-name="T7">Διεύθυνση Πολεοδομίας &amp; Πολεοδομικών Εφαρμογών (10 θέσεις εργασίας)</text:span></text:p>
        </text:list-item>
        <text:list-item>
          <text:p text:style-name="P30"><text:span text:style-name="T7">Διεύθυνση Πολιτικής Προστασίας, Έργων, Συντήρησης &amp; Σημάνσεων/Διεύθυνση Καθαριότητος – Πρασίνου (10 θέσεις εργασίας)</text:span></text:p>
        </text:list-item>
        <text:list-item>
          <text:p text:style-name="P30"><text:span text:style-name="T7">Κ.Ε.Δ.Κ.Α (15 θέσεις εργασίας)</text:span></text:p>
        </text:list-item>
        <text:list-item>
          <text:p text:style-name="P30"><text:span text:style-name="T7">ΔΕΤΕΚ Α.Ε. ΟΤΑ (4 θέσεις εργασίας)</text:span></text:p>
        </text:list-item>
        <text:list-item>
          <text:p text:style-name="P30"><text:span text:style-name="T7">Ι.Α.Π.Ε. (3 θέσεις εργασίας)</text:span></text:p>
        </text:list-item>
        <text:list-item>
          <text:p text:style-name="P30"><text:span text:style-name="T7">Μουσείο Φωτογραφίας «Χ. Καλεμκερής» (2 θέσεις εργασίας)</text:span></text:p>
        </text:list-item>
        <text:list-item>
          <text:p text:style-name="P30"><text:span text:style-name="T7">ΔΟΠΑ &amp; ΑΠΗ (36 θέσεις εργασίας)</text:span></text:p>
        </text:list-item>
      </text:list>
      <text:p text:style-name="P71"><text:span text:style-name="T7">Η ενέργεια αυτή του Δήμου, οδήγησε στην εξοικονόμηση ενός σημαντικού χρηματικού ποσού. Δοθέντος ότι η τρέχουσα τιμή αγοράς για τον δημόσιο τομέα, της αντίστοιχης ιδιοταγούς σουίτας κυμαίνεται γύρω στα 380€/άδεια, και λαμβάνοντας υπ' όψη ότι, σε περίπτωση που ο Δήμος αποφάσιζε να ανανεώσει την αγορά νέων αδειών χρήσης για να αναβαθμίσει σε μια μεταγενέστερη έκδοση της, θα υπήρχε ανάγκη περαιτέρω δαπάνης για ανανέωση των παλιών υπολογιστών, ακόμη και με την πλέον μετριοπαθή εκτίμηση, επιτεύχθηκε συνολική εξοικονόμηση της τάξης των 85.000 €. Να σημειωθεί ότι το ανοιχτό λογισμικό </text:span><text:span text:style-name="T8">LibreOffice</text:span><text:span text:style-name="T7">, έρχεται με δωρεάν ενημερώσεις και αναβαθμίσεις, γεγονός που σημαίνει ότι η συντήρησή του δεν έχει κανένα κόστος για το Δήμο.</text:span></text:p>
      <text:p text:style-name="P71"><text:span text:style-name="T7">Η πρωτοβουλία αυτή του Δήμου έτυχε θετικής δημοσιότητας ακόμη και από την Ευρωπαϊκή Ένωση, σε σχετική της ιστοσελίδα που ασχολείται με την οργάνωση και αυτοματοποίηση της Δημόσιας Διοίκησης, και δείχνει τον δρόμο για τον περιορισμό των δαπανών και του λειτουργικού κόστους, θέματος ιδιαίτερα σημαντικού τόσο παγκοσμίως όσο και στην χώρα μας.</text:span></text:p>
      <text:p text:style-name="P62"/>
      <text:p text:style-name="P115"><text:span text:style-name="T50">Ανοικτά Ακαδημαϊκά Μαθήματα</text:span></text:p>
      <text:p text:style-name="P71"><text:span text:style-name="T7">Από το 2012 έως το 2015 ένας μεγάλος αριθμός ελληνικών ακαδημαϊκών ιδρυμάτων συμμετείχαν σε ένα πρόγραμμα στα πλαίσια του ΕΠ “Εκπαίδευση και Δια Βίου Μάθηση” (Πρόσκληση 101) που αφορούσε στην ανοικτή διάθεση ηλεκτρονικών μαθημάτων προερχόμενων από τα προγράμματα σπουδών των ιδρυμάτων. </text:span><text:soft-page-break/><text:span text:style-name="T7">Ταυτόχρονα το Ακαδημαϊκό Διαδίκτυο – GUNET υλοποίησε μία οριζόντια δράση στα πλαίσια της ίδιας πρόσκλησης με αντικείμενο την παροχή υποστηρικτικών υπηρεσιών προς τα ιδρύματα και κυρίως την ανάπτυξη ενός κεντρικού μητρώου ελληνικών ακαδημαϊκών μαθημάτων.</text:span></text:p>
      <text:p text:style-name="P66"/>
      <text:p text:style-name="P71"><text:span text:style-name="T7">Τα Πανεπιστήμια και τα ΤΕΙ τα οποία συμμετείχαν στο πρόγραμμα αξιοποίησαν είτε το </text:span><text:span text:style-name="T17">Openeclass </text:span><text:span text:style-name="T18">(</text:span><text:bookmark-start text:name="OLE_LINK36"/><text:bookmark-start text:name="OLE_LINK35"/><text:bookmark-start text:name="OLE_LINK34"/><text:span text:style-name="T25">http</text:span><text:span text:style-name="T29">://</text:span><text:span text:style-name="T25">www</text:span><text:span text:style-name="T29">.</text:span><text:span text:style-name="T25">openeclass</text:span><text:span text:style-name="T29">.</text:span><text:span text:style-name="T25">org</text:span><text:bookmark-end text:name="OLE_LINK36"/><text:bookmark-end text:name="OLE_LINK35"/><text:bookmark-end text:name="OLE_LINK34"/><text:span text:style-name="T29">/</text:span><text:span text:style-name="T18">)</text:span><text:span text:style-name="T7">, το οποίο βελτιώθηκε με σκοπό να ικανοποιεί τις απαιτήσεις της συγκεκριμένης προσπάθειας, είτε το </text:span><text:span text:style-name="T17">moodle </text:span><text:span text:style-name="T18">(</text:span><text:span text:style-name="T29">http://moodle.org/)</text:span><text:span text:style-name="T7">. Το πρόγραμμα έχει πλέον ολοκληρωθεί και συνολικά έχουν αναπτυχθεί πάνω από 3000 ηλεκτρονικά μαθήματα που διατίθενται ελεύθερα, προερχόμενα από 25 ελληνικά ακαδημαϊκά ιδρύματα. </text:span></text:p>
      <text:p text:style-name="P66"><text:bookmark text:name="_GoBack"/></text:p>
      <text:h text:style-name="P16" text:outline-level="2"><text:bookmark-start text:name="_Toc440968220"/><text:span text:style-name="T7">3.3.<text:tab/>Προτάσεις αντικατάστασης υπαρχόντων κλειστών – εμπορικών λογισμικών <text:s/>με ανοικτά (ισοδύναμα λογισμικά)</text:span><text:bookmark-end text:name="_Toc440968220"/></text:h>
      <text:p text:style-name="P74"/>
      <text:p text:style-name="P73"><text:span text:style-name="T5">Βλ</text:span><text:span text:style-name="T2">. </text:span><text:span text:style-name="T5">συνημμένο</text:span><text:span text:style-name="T2"> </text:span><text:span text:style-name="T5">αρχείο</text:span><text:span text:style-name="T2"> (</text:span><text:bookmark-start text:name="OLE_LINK27"/><text:bookmark-start text:name="OLE_LINK26"/><text:bookmark-start text:name="OLE_LINK25"/><text:span text:style-name="T2">Mature-Open-Source-Software</text:span><text:bookmark-end text:name="OLE_LINK27"/><text:bookmark-end text:name="OLE_LINK26"/><text:bookmark-end text:name="OLE_LINK25"/><text:span text:style-name="T2">)</text:span></text:p>
      <text:p text:style-name="P63"/>
      <text:list xml:id="list124705353809413" text:continue-list="list124705420648711" text:style-name="WWNum14">
        <text:list-item>
          <text:h text:style-name="P11" text:outline-level="1"><text:bookmark-start text:name="_Toc440968221"/><text:span text:style-name="T4">Αναφορές, Μελέτες και Βιβλιογραφία</text:span><text:bookmark-end text:name="_Toc440968221"/></text:h>
        </text:list-item>
      </text:list>
      <text:list xml:id="list124704843087956" text:continue-list="list3413276193738021795" text:style-name="WWNum11">
        <text:list-item>
          <text:p text:style-name="P59"><text:span text:style-name="T27">History of Open Source</text:span><text:span text:style-name="T26"> </text:span><text:span text:style-name="T28">(Josh Lerner and Jean Tirole, Simple Economics of Open Source, The Journal of Industrial Economics, Vol. 50, No. 2 (Jun., 2002), pp. 197-234)</text:span></text:p>
        </text:list-item>
      </text:list>
      <text:p text:style-name="P36"/>
      <text:list xml:id="list124706128649955" text:continue-numbering="true" text:style-name="WWNum11">
        <text:list-item>
          <text:p text:style-name="P59"><text:span text:style-name="T30">Στρατηγική Ανοικτού Λογισμικού/ Κώδικα της Ευρωπαϊκής Επιτροπής</text:span><text:span text:style-name="T31"> – </text:span><text:span text:style-name="T28">Open</text:span><text:span text:style-name="T31"> </text:span><text:span text:style-name="T28">Source</text:span><text:span text:style-name="T31"> </text:span><text:span text:style-name="T28">Software</text:span><text:span text:style-name="T31"> </text:span><text:span text:style-name="T28">Strategy</text:span><text:span text:style-name="T31"> 2014-2017 <text:s text:c="2"/>(</text:span><text:a xlink:type="simple" xlink:href="http://ec.europa.eu/dgs/informatics/oss_tech/strategy/strategy_en.htm"><text:span text:style-name="T32">http://ec.europa.eu/dgs/informatics/oss_tech/strategy/strategy_en.htm</text:span></text:a><text:span text:style-name="T31">) </text:span></text:p>
        </text:list-item>
      </text:list>
      <text:p text:style-name="P37"/>
      <text:list xml:id="list124706117577885" text:continue-numbering="true" text:style-name="WWNum11">
        <text:list-item>
          <text:p text:style-name="P59"><text:span text:style-name="T30">Συμβολή στην έρευνα </text:span></text:p>
        </text:list-item>
      </text:list>
      <text:list xml:id="list3541076929878486293" text:style-name="WWNum8">
        <text:list-item>
          <text:p text:style-name="P38"><text:span text:style-name="T9">Georg von Krogh *, Sebastian Spaeth, The open source software phenomenon: Characteristics that promote research, Journal of Strategic Information Systems 16 (2007) 236–253) </text:span></text:p>
        </text:list-item>
      </text:list>
      <text:p text:style-name="P36"/>
      <text:list xml:id="list124705267744392" text:continue-list="list124706117577885" text:style-name="WWNum11">
        <text:list-item>
          <text:p text:style-name="P59"><text:span text:style-name="T30">Εμπειρία Χρήσης Ανοικτών Τεχνολογιών (Open Source) στο Ηνωμένο Βασίλειο και στρατηγικές</text:span></text:p>
        </text:list-item>
      </text:list>
      <text:list xml:id="list6095091489837184300" text:style-name="WWNum7">
        <text:list-item>
          <text:p text:style-name="P60"><text:span text:style-name="T9">Teresa Waringa,, Philip Maddocks, </text:span><text:span text:style-name="T11">Open Source Software implementation in the UKpublic sector: Evidence from the field and implications for the future</text:span><text:span text:style-name="T9">, International Journal of Information Management 25 (2005) 411–428, </text:span></text:p>
        </text:list-item>
        <text:list-item>
          <text:p text:style-name="P60"><text:span text:style-name="T9">UK Government ICT Strategy 2011, </text:span><text:a xlink:type="simple" xlink:href="https://www.gov.uk/government/uploads/system/uploads/attachment_data/file/85968/uk-government-government-ict-strategy_0.pdf">https://www.gov.uk/government/uploads/system/uploads/attachment_data/file/85968/uk-government-government-ict-strategy_0.pdf</text:a><text:span text:style-name="T9"> </text:span></text:p>
        </text:list-item>
        <text:list-item>
          <text:p text:style-name="P60"><text:span text:style-name="T9">All about Open Source – An Introduction to Open Source Software for Government IT, version 2.0, April 2012, </text:span><text:a xlink:type="simple" xlink:href="https://www.gov.uk/government/uploads/system/uploads/attachment_data/file/78959/All_About_Open_Source_v2_0.pdf">https://www.gov.uk/government/uploads/system/uploads/attachment_data/file/78959/All_About_Open_Source_v2_0.pdf</text:a><text:span text:style-name="T9"> )</text:span></text:p>
        </text:list-item>
        <text:list-item>
          <text:p text:style-name="P60"><text:span text:style-name="T9">Open Source Options for governments, </text:span><text:a xlink:type="simple" xlink:href="https://www.gov.uk/government/uploads/system/uploads/attachment_data/file/78964/Open_Source_Options_v2_0.pdf">https://www.gov.uk/government/uploads/system/uploads/attachment_data/file/78964/Open_Source_Options_v2_0.pdf</text:a><text:span text:style-name="T9"> <text:s/></text:span></text:p>
        </text:list-item>
      </text:list>
      <text:p text:style-name="P41"/>
      <text:list xml:id="list124705560124642" text:continue-list="list124705267744392" text:style-name="WWNum11">
        <text:list-item>
          <text:p text:style-name="P59"><text:span text:style-name="T30">Εμπειρία Η.Π.Α. </text:span></text:p>
        </text:list-item>
      </text:list>
      <text:list xml:id="list4147605805205177258" text:style-name="WWNum9">
        <text:list-item>
          <text:p text:style-name="P39"><text:span text:style-name="T28">Open Source in the US Government, IEEEXplore 2003</text:span></text:p>
        </text:list-item>
        <text:list-item>
          <text:p text:style-name="P39"><text:span text:style-name="T28">US Digital Services Playbook </text:span></text:p>
        </text:list-item>
      </text:list>
      <text:p text:style-name="P61"/>
      <text:p text:style-name="P42"/>
      <text:list xml:id="list124705900360635" text:continue-list="list124705560124642" text:style-name="WWNum11">
        <text:list-item>
          <text:p text:style-name="P59"><text:span text:style-name="T27">Capital Investments in Open Source Projects </text:span></text:p>
        </text:list-item>
      </text:list>
      <text:list xml:id="list7614023401074125560" text:style-name="WWNum10">
        <text:list-item>
          <text:p text:style-name="P40"><text:span text:style-name="T12">Hewlett Packard (</text:span><text:a xlink:type="simple" xlink:href="http://www8.hp.com/us/en/campaigns/opensource/community.html">http://www8.hp.com/us/en/campaigns/opensource/community.html</text:a><text:span text:style-name="T12">) </text:span></text:p>
        </text:list-item>
      </text:list>
      <text:p text:style-name="P44"><text:span text:style-name="T12">HP Big Data Platform </text:span></text:p>
      <text:list xml:id="list124706394321393" text:continue-numbering="true" text:style-name="WWNum10">
        <text:list-item>
          <text:p text:style-name="P40"><text:span text:style-name="T12">IBM (IBM Unleashes Open Source Projects To Fuel Cloud Developer Innovations, </text:span><text:a xlink:type="simple" xlink:href="http://www-03.ibm.com/press/us/en/pressrelease/47362.wss">http://www-</text:a><text:soft-page-break/><text:a xlink:type="simple" xlink:href="http://www-03.ibm.com/press/us/en/pressrelease/47362.wss">03.ibm.com/press/us/en/pressrelease/47362.wss</text:a><text:span text:style-name="T12"> , Developer Works Open </text:span><text:a xlink:type="simple" xlink:href="https://developer.ibm.com/open/">https://developer.ibm.com/open/</text:a><text:span text:style-name="T12"> )</text:span></text:p>
        </text:list-item>
        <text:list-item>
          <text:p text:style-name="P40"><text:span text:style-name="T12">SUN Microsystems </text:span></text:p>
        </text:list-item>
      </text:list>
      <text:p text:style-name="P70"><text:span text:style-name="T12">Microsoft Shared Source Initiative </text:span><text:a xlink:type="simple" xlink:href="https://www.microsoft.com/en-us/sharedsource/">https://www.microsoft.com/en-us/sharedsource/</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fo:line-height="10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8839in" style:type="center"/>
          <style:tab-stop style:position="5.7681in" style:type="right"/>
        </style:tab-stops>
      </style:paragraph-properties>
    </style:style>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normal" style:font-name-asian="Times New Roman1" style:font-family-asian="'Times New Roman'" style:font-family-generic-asian="system" style:font-pitch-asian="variable" style:font-weight-asian="normal" style:font-name-complex="Arial1" style:font-family-complex="Arial" style:font-family-generic-complex="system" style:font-pitch-complex="variable"/>
    </style:style>
    <style:style style:name="ListLabel_20_3" style:display-name="ListLabel 3" style:family="text">
      <style:text-properties fo:color="#00000a" fo:font-size="11pt" fo:font-weight="normal" style:font-size-asian="11pt" style:font-weight-asian="normal" style:font-name-complex="Calibri1" style:font-family-complex="Calibri"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fo:font-size="10pt" style:font-size-asian="10pt"/>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 style:num-suffix=")" style:num-format="a">
        <style:list-level-properties text:list-level-position-and-space-mode="label-alignment">
          <style:list-level-label-alignment text:label-followed-by="listtab" fo:text-indent="-0.25in" fo:margin-left="0.805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0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0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05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0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0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05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0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Verdana"/>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text:p text:style-name="Header"/>
      </style:header>
      <style:footer>
        <text:p text:style-name="MP2"><text:page-number text:select-page="current">28</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vros Kaoukakis</meta:initial-creator>
    <dc:creator>Stavros Kaoukakis</dc:creator>
    <meta:editing-cycles>4</meta:editing-cycles>
    <meta:creation-date>2016-01-19T09:57:00</meta:creation-date>
    <dc:date>2016-01-19T10:10:00</dc:date>
    <meta:editing-duration>PT14S</meta:editing-duration>
    <meta:generator>LibreOffice/4.2.8.2$Linux_X86_64 LibreOffice_project/420m0$Build-2</meta:generator>
    <meta:document-statistic meta:table-count="5" meta:image-count="0" meta:object-count="0" meta:page-count="28" meta:paragraph-count="363" meta:word-count="6107" meta:character-count="46846" meta:non-whitespace-character-count="41029"/>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